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3.05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0"/>
    <style:style style:name="ce3" style:family="table-cell" style:parent-style-name="Default" style:data-style-name="N4"/>
  </office:automatic-styles>
  <office:body>
    <office:spreadsheet>
      <table:table table:name="Ark1" table:style-name="ta1" table:print="false"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office:value-type="string">
            <text:p>Midi nr.</text:p>
          </table:table-cell>
          <table:table-cell/>
          <table:table-cell office:value-type="string">
            <text:p>note</text:p>
          </table:table-cell>
          <table:table-cell office:value-type="string">
            <text:p>freq</text:p>
          </table:table-cell>
          <table:table-cell office:value-type="string">
            <text:p>440Hz constant</text:p>
          </table:table-cell>
          <table:table-cell table:number-columns-repeated="2"/>
          <table:table-cell office:value-type="string">
            <text:p>HEX</text:p>
          </table:table-cell>
          <table:table-cell table:number-columns-repeated="9"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-69">
            <text:p>-69</text:p>
          </table:table-cell>
          <table:table-cell office:value-type="string">
            <text:p>C</text:p>
          </table:table-cell>
          <table:table-cell table:formula="of:=440*(2^([.B2]/12))" office:value-type="float" office:value="8.17579891564371">
            <text:p>8,1758</text:p>
          </table:table-cell>
          <table:table-cell table:formula="of:=ROUND([.M16])" office:value-type="float" office:value="111402">
            <text:p>111402</text:p>
          </table:table-cell>
          <table:table-cell table:formula="of:=[.E2]*(2^([.B2]/12))" office:value-type="float" office:value="2070.00079727396">
            <text:p>2070,0008</text:p>
          </table:table-cell>
          <table:table-cell table:formula="of:=ROUND([.F2])" office:value-type="float" office:value="2070">
            <text:p>2070</text:p>
          </table:table-cell>
          <table:table-cell table:formula="of:=DEC2HEX([.G2])" office:value-type="string" office:string-value="816">
            <text:p>816</text:p>
          </table:table-cell>
          <table:table-cell office:value-type="float" office:value="2164">
            <text:p>2164</text:p>
          </table:table-cell>
          <table:table-cell table:formula="of:=[.I2]" office:value-type="float" office:value="2164">
            <text:p>2164</text:p>
          </table:table-cell>
          <table:table-cell/>
          <table:table-cell office:value-type="string">
            <text:p>samp pr cyc</text:p>
          </table:table-cell>
          <table:table-cell office:value-type="float" office:value="1024">
            <text:p>1024</text:p>
          </table:table-cell>
          <table:table-cell table:number-columns-repeated="4"/>
        </table:table-row>
        <table:table-row table:style-name="ro3">
          <table:table-cell table:formula="of:=[.A2]+1" office:value-type="float" office:value="1">
            <text:p>1</text:p>
          </table:table-cell>
          <table:table-cell table:formula="of:=[.B2]+1" office:value-type="float" office:value="-68">
            <text:p>-68</text:p>
          </table:table-cell>
          <table:table-cell office:value-type="string">
            <text:p>C#</text:p>
          </table:table-cell>
          <table:table-cell table:formula="of:=440*(2^([.B3]/12))" office:value-type="float" office:value="8.66195721802725">
            <text:p>8,662</text:p>
          </table:table-cell>
          <table:table-cell table:formula="of:=[.E2]" office:value-type="float" office:value="111402">
            <text:p>111402</text:p>
          </table:table-cell>
          <table:table-cell table:formula="of:=[.E3]*(2^([.B3]/12))" office:value-type="float" office:value="2193.08945000607">
            <text:p>2193,0895</text:p>
          </table:table-cell>
          <table:table-cell table:formula="of:=ROUND([.F3])" office:value-type="float" office:value="2193">
            <text:p>2193</text:p>
          </table:table-cell>
          <table:table-cell table:formula="of:=DEC2HEX([.G3])" office:value-type="string" office:string-value="891">
            <text:p>891</text:p>
          </table:table-cell>
          <table:table-cell table:formula="of:=2164*(2^([.A3]/12))" office:value-type="float" office:value="2292.67813619352">
            <text:p>2292,6781</text:p>
          </table:table-cell>
          <table:table-cell table:style-name="ce1" table:formula="of:=1*(2^([.A3]/12))" office:value-type="float" office:value="1.0594630943593">
            <text:p>1,059463094359</text:p>
          </table:table-cell>
          <table:table-cell table:formula="of:=[.G3]-[.G2]" office:value-type="float" office:value="123">
            <text:p>123</text:p>
          </table:table-cell>
          <table:table-cell office:value-type="string">
            <text:p>tone frq</text:p>
          </table:table-cell>
          <table:table-cell office:value-type="float" office:value="440">
            <text:p>440</text:p>
          </table:table-cell>
          <table:table-cell table:number-columns-repeated="4"/>
        </table:table-row>
        <table:table-row table:style-name="ro3">
          <table:table-cell table:formula="of:=[.A3]+1" office:value-type="float" office:value="2">
            <text:p>2</text:p>
          </table:table-cell>
          <table:table-cell table:formula="of:=[.B3]+1" office:value-type="float" office:value="-67">
            <text:p>-67</text:p>
          </table:table-cell>
          <table:table-cell office:value-type="string">
            <text:p>D</text:p>
          </table:table-cell>
          <table:table-cell table:formula="of:=440*(2^([.B4]/12))" office:value-type="float" office:value="9.17702399741899">
            <text:p>9,177</text:p>
          </table:table-cell>
          <table:table-cell table:formula="of:=[.E3]" office:value-type="float" office:value="111402">
            <text:p>111402</text:p>
          </table:table-cell>
          <table:table-cell table:formula="of:=[.E4]*(2^([.B4]/12))" office:value-type="float" office:value="2323.49733491016">
            <text:p>2323,4973</text:p>
          </table:table-cell>
          <table:table-cell table:formula="of:=ROUND([.F4])" office:value-type="float" office:value="2323">
            <text:p>2323</text:p>
          </table:table-cell>
          <table:table-cell table:formula="of:=DEC2HEX([.G4])" office:value-type="string" office:string-value="913">
            <text:p>913</text:p>
          </table:table-cell>
          <table:table-cell table:formula="of:=2164*(2^([.A4]/12))" office:value-type="float" office:value="2429.00787254148">
            <text:p>2429,0079</text:p>
          </table:table-cell>
          <table:table-cell table:style-name="ce1" table:formula="of:=1*(2^([.A4]/12))" office:value-type="float" office:value="1.12246204830937">
            <text:p>1,122462048309</text:p>
          </table:table-cell>
          <table:table-cell table:formula="of:=[.G5]-[.G4]" office:value-type="float" office:value="139">
            <text:p>139</text:p>
          </table:table-cell>
          <table:table-cell office:value-type="string">
            <text:p>acc freq</text:p>
          </table:table-cell>
          <table:table-cell office:value-type="float" office:value="271428571">
            <text:p>271428571</text:p>
          </table:table-cell>
          <table:table-cell table:number-columns-repeated="4"/>
        </table:table-row>
        <table:table-row table:style-name="ro3">
          <table:table-cell table:formula="of:=[.A4]+1" office:value-type="float" office:value="3">
            <text:p>3</text:p>
          </table:table-cell>
          <table:table-cell table:formula="of:=[.B4]+1" office:value-type="float" office:value="-66">
            <text:p>-66</text:p>
          </table:table-cell>
          <table:table-cell office:value-type="string">
            <text:p>D#</text:p>
          </table:table-cell>
          <table:table-cell table:formula="of:=440*(2^([.B5]/12))" office:value-type="float" office:value="9.72271824131503">
            <text:p>9,7227</text:p>
          </table:table-cell>
          <table:table-cell table:formula="of:=[.E4]" office:value-type="float" office:value="111402">
            <text:p>111402</text:p>
          </table:table-cell>
          <table:table-cell table:formula="of:=[.E5]*(2^([.B5]/12))" office:value-type="float" office:value="2461.65967617949">
            <text:p>2461,6597</text:p>
          </table:table-cell>
          <table:table-cell table:formula="of:=ROUND([.F5])" office:value-type="float" office:value="2462">
            <text:p>2462</text:p>
          </table:table-cell>
          <table:table-cell table:formula="of:=DEC2HEX([.G5])" office:value-type="string" office:string-value="99E">
            <text:p>99E</text:p>
          </table:table-cell>
          <table:table-cell table:formula="of:=2164*(2^([.A5]/12))" office:value-type="float" office:value="2573.44419686589">
            <text:p>2573,4442</text:p>
          </table:table-cell>
          <table:table-cell table:formula="of:=1*(2^([.A5]/12))" office:value-type="float" office:value="1.18920711500272">
            <text:p>1,1892</text:p>
          </table:table-cell>
          <table:table-cell table:formula="of:=[.J5]-[.J4]" office:value-type="float" office:value="0.066745066693348">
            <text:p>0,0667</text:p>
          </table:table-cell>
          <table:table-cell office:value-type="string">
            <text:p>Ref_clk</text:p>
          </table:table-cell>
          <table:table-cell office:value-type="float" office:value="16964286">
            <text:p>16964286</text:p>
          </table:table-cell>
          <table:table-cell table:number-columns-repeated="4"/>
        </table:table-row>
        <table:table-row table:style-name="ro3">
          <table:table-cell table:formula="of:=[.A5]+1" office:value-type="float" office:value="4">
            <text:p>4</text:p>
          </table:table-cell>
          <table:table-cell table:formula="of:=[.B5]+1" office:value-type="float" office:value="-65">
            <text:p>-65</text:p>
          </table:table-cell>
          <table:table-cell office:value-type="string">
            <text:p>E</text:p>
          </table:table-cell>
          <table:table-cell table:formula="of:=440*(2^([.B6]/12))" office:value-type="float" office:value="10.3008611535272">
            <text:p>10,3009</text:p>
          </table:table-cell>
          <table:table-cell table:formula="of:=[.E5]" office:value-type="float" office:value="111402">
            <text:p>111402</text:p>
          </table:table-cell>
          <table:table-cell table:formula="of:=[.E6]*(2^([.B6]/12))" office:value-type="float" office:value="2608.03757778463">
            <text:p>2608,0376</text:p>
          </table:table-cell>
          <table:table-cell table:formula="of:=ROUND([.F6])" office:value-type="float" office:value="2608">
            <text:p>2608</text:p>
          </table:table-cell>
          <table:table-cell table:formula="of:=DEC2HEX([.G6])" office:value-type="string" office:string-value="A30">
            <text:p>A30</text:p>
          </table:table-cell>
          <table:table-cell table:formula="of:=2164*(2^([.A6]/12))" office:value-type="float" office:value="2726.46915197251">
            <text:p>2726,4692</text:p>
          </table:table-cell>
          <table:table-cell table:formula="of:=1*(2^([.A6]/12))" office:value-type="float" office:value="1.25992104989487">
            <text:p>1,2599</text:p>
          </table:table-cell>
          <table:table-cell table:formula="of:=[.J6]-[.J5]" office:value-type="float" office:value="0.0707139348921522">
            <text:p>0,0707</text:p>
          </table:table-cell>
          <table:table-cell table:number-columns-repeated="6"/>
        </table:table-row>
        <table:table-row table:style-name="ro3">
          <table:table-cell table:formula="of:=[.A6]+1" office:value-type="float" office:value="5">
            <text:p>5</text:p>
          </table:table-cell>
          <table:table-cell table:formula="of:=[.B6]+1" office:value-type="float" office:value="-64">
            <text:p>-64</text:p>
          </table:table-cell>
          <table:table-cell office:value-type="string">
            <text:p>F</text:p>
          </table:table-cell>
          <table:table-cell table:formula="of:=440*(2^([.B7]/12))" office:value-type="float" office:value="10.9133822322814">
            <text:p>10,9134</text:p>
          </table:table-cell>
          <table:table-cell table:formula="of:=[.E6]" office:value-type="float" office:value="111402">
            <text:p>111402</text:p>
          </table:table-cell>
          <table:table-cell table:formula="of:=[.E7]*(2^([.B7]/12))" office:value-type="float" office:value="2763.11956236502">
            <text:p>2763,1196</text:p>
          </table:table-cell>
          <table:table-cell table:formula="of:=ROUND([.F7])" office:value-type="float" office:value="2763">
            <text:p>2763</text:p>
          </table:table-cell>
          <table:table-cell table:formula="of:=DEC2HEX([.G7])" office:value-type="string" office:string-value="ACB">
            <text:p>ACB</text:p>
          </table:table-cell>
          <table:table-cell table:formula="of:=2164*(2^([.A7]/12))" office:value-type="float" office:value="2888.59344442395">
            <text:p>2888,5934</text:p>
          </table:table-cell>
          <table:table-cell table:formula="of:=1*(2^([.A7]/12))" office:value-type="float" office:value="1.33483985417003">
            <text:p>1,3348</text:p>
          </table:table-cell>
          <table:table-cell table:formula="of:=[.J7]-[.J6]" office:value-type="float" office:value="0.0749188042751612">
            <text:p>0,0749</text:p>
          </table:table-cell>
          <table:table-cell table:number-columns-repeated="6"/>
        </table:table-row>
        <table:table-row table:style-name="ro3">
          <table:table-cell table:formula="of:=[.A7]+1" office:value-type="float" office:value="6">
            <text:p>6</text:p>
          </table:table-cell>
          <table:table-cell table:formula="of:=[.B7]+1" office:value-type="float" office:value="-63">
            <text:p>-63</text:p>
          </table:table-cell>
          <table:table-cell office:value-type="string">
            <text:p>F#</text:p>
          </table:table-cell>
          <table:table-cell table:formula="of:=440*(2^([.B8]/12))" office:value-type="float" office:value="11.5623257097386">
            <text:p>11,5623</text:p>
          </table:table-cell>
          <table:table-cell table:formula="of:=[.E7]" office:value-type="float" office:value="111402">
            <text:p>111402</text:p>
          </table:table-cell>
          <table:table-cell table:formula="of:=[.E8]*(2^([.B8]/12))" office:value-type="float" office:value="2927.42320162795">
            <text:p>2927,4232</text:p>
          </table:table-cell>
          <table:table-cell table:formula="of:=ROUND([.F8])" office:value-type="float" office:value="2927">
            <text:p>2927</text:p>
          </table:table-cell>
          <table:table-cell table:formula="of:=DEC2HEX([.G8])" office:value-type="string" office:string-value="B6F">
            <text:p>B6F</text:p>
          </table:table-cell>
          <table:table-cell table:formula="of:=2164*(2^([.A8]/12))" office:value-type="float" office:value="3060.35814897538">
            <text:p>3060,3581</text:p>
          </table:table-cell>
          <table:table-cell table:formula="of:=1*(2^([.A8]/12))" office:value-type="float" office:value="1.4142135623731">
            <text:p>1,4142</text:p>
          </table:table-cell>
          <table:table-cell table:formula="of:=[.J8]-[.J7]" office:value-type="float" office:value="0.0793737082030608">
            <text:p>0,0794</text:p>
          </table:table-cell>
          <table:table-cell office:value-type="string">
            <text:p>Sample Rate</text:p>
          </table:table-cell>
          <table:table-cell table:formula="of:=[.M5]/384" office:value-type="float" office:value="44177.828125">
            <text:p>44177,8281</text:p>
          </table:table-cell>
          <table:table-cell/>
          <table:table-cell office:value-type="string">
            <text:p>Channels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table:formula="of:=[.A8]+1" office:value-type="float" office:value="7">
            <text:p>7</text:p>
          </table:table-cell>
          <table:table-cell table:formula="of:=[.B8]+1" office:value-type="float" office:value="-62">
            <text:p>-62</text:p>
          </table:table-cell>
          <table:table-cell office:value-type="string">
            <text:p>G</text:p>
          </table:table-cell>
          <table:table-cell table:formula="of:=440*(2^([.B9]/12))" office:value-type="float" office:value="12.2498573744297">
            <text:p>12,2499</text:p>
          </table:table-cell>
          <table:table-cell table:formula="of:=[.E8]" office:value-type="float" office:value="111402">
            <text:p>111402</text:p>
          </table:table-cell>
          <table:table-cell table:formula="of:=[.E9]*(2^([.B9]/12))" office:value-type="float" office:value="3101.49684369594">
            <text:p>3101,4968</text:p>
          </table:table-cell>
          <table:table-cell table:formula="of:=ROUND([.F9])" office:value-type="float" office:value="3101">
            <text:p>3101</text:p>
          </table:table-cell>
          <table:table-cell table:formula="of:=DEC2HEX([.G9])" office:value-type="string" office:string-value="C1D">
            <text:p>C1D</text:p>
          </table:table-cell>
          <table:table-cell table:formula="of:=2164*(2^([.A9]/12))" office:value-type="float" office:value="3242.33651436114">
            <text:p>3242,3365</text:p>
          </table:table-cell>
          <table:table-cell table:formula="of:=1*(2^([.A9]/12))" office:value-type="float" office:value="1.49830707687668">
            <text:p>1,4983</text:p>
          </table:table-cell>
          <table:table-cell table:formula="of:=[.J9]-[.J8]" office:value-type="float" office:value="0.0840935145035864">
            <text:p>0,0841</text:p>
          </table:table-cell>
          <table:table-cell office:value-type="string">
            <text:p>sample freq</text:p>
          </table:table-cell>
          <table:table-cell table:formula="of:=[.M3]*[.M2]" office:value-type="float" office:value="450560">
            <text:p>450560</text:p>
          </table:table-cell>
          <table:table-cell/>
          <table:table-cell office:value-type="string">
            <text:p>Voices</text:p>
          </table:table-cell>
          <table:table-cell office:value-type="float" office:value="32">
            <text:p>32</text:p>
          </table:table-cell>
          <table:table-cell/>
        </table:table-row>
        <table:table-row table:style-name="ro3">
          <table:table-cell table:formula="of:=[.A9]+1" office:value-type="float" office:value="8">
            <text:p>8</text:p>
          </table:table-cell>
          <table:table-cell table:formula="of:=[.B9]+1" office:value-type="float" office:value="-61">
            <text:p>-61</text:p>
          </table:table-cell>
          <table:table-cell office:value-type="string">
            <text:p>G#</text:p>
          </table:table-cell>
          <table:table-cell table:formula="of:=440*(2^([.B10]/12))" office:value-type="float" office:value="12.9782717993733">
            <text:p>12,9783</text:p>
          </table:table-cell>
          <table:table-cell table:formula="of:=[.E9]" office:value-type="float" office:value="111402">
            <text:p>111402</text:p>
          </table:table-cell>
          <table:table-cell table:formula="of:=[.E10]*(2^([.B10]/12))" office:value-type="float" office:value="3285.92144316769">
            <text:p>3285,9214</text:p>
          </table:table-cell>
          <table:table-cell table:formula="of:=ROUND([.F10])" office:value-type="float" office:value="3286">
            <text:p>3286</text:p>
          </table:table-cell>
          <table:table-cell table:formula="of:=DEC2HEX([.G10])" office:value-type="string" office:string-value="CD6">
            <text:p>CD6</text:p>
          </table:table-cell>
          <table:table-cell table:formula="of:=2164*(2^([.A10]/12))" office:value-type="float" office:value="3435.13587645918">
            <text:p>3435,1359</text:p>
          </table:table-cell>
          <table:table-cell table:formula="of:=1*(2^([.A10]/12))" office:value-type="float" office:value="1.5874010519682">
            <text:p>1,5874</text:p>
          </table:table-cell>
          <table:table-cell table:formula="of:=[.J10]-[.J9]" office:value-type="float" office:value="0.0890939750915178">
            <text:p>0,0891</text:p>
          </table:table-cell>
          <table:table-cell table:number-columns-repeated="3"/>
          <table:table-cell office:value-type="string">
            <text:p>osc's</text:p>
          </table:table-cell>
          <table:table-cell office:value-type="float" office:value="4">
            <text:p>4</text:p>
          </table:table-cell>
          <table:table-cell/>
        </table:table-row>
        <table:table-row table:style-name="ro3">
          <table:table-cell table:formula="of:=[.A10]+1" office:value-type="float" office:value="9">
            <text:p>9</text:p>
          </table:table-cell>
          <table:table-cell table:formula="of:=[.B10]+1" office:value-type="float" office:value="-60">
            <text:p>-60</text:p>
          </table:table-cell>
          <table:table-cell office:value-type="string">
            <text:p>A</text:p>
          </table:table-cell>
          <table:table-cell table:formula="of:=440*(2^([.B11]/12))" office:value-type="float" office:value="13.75">
            <text:p>13,75</text:p>
          </table:table-cell>
          <table:table-cell table:formula="of:=[.E10]" office:value-type="float" office:value="111402">
            <text:p>111402</text:p>
          </table:table-cell>
          <table:table-cell table:formula="of:=[.E11]*(2^([.B11]/12))" office:value-type="float" office:value="3481.3125">
            <text:p>3481,3125</text:p>
          </table:table-cell>
          <table:table-cell table:formula="of:=ROUND([.F11])" office:value-type="float" office:value="3481">
            <text:p>3481</text:p>
          </table:table-cell>
          <table:table-cell table:formula="of:=DEC2HEX([.G11])" office:value-type="string" office:string-value="D99">
            <text:p>D99</text:p>
          </table:table-cell>
          <table:table-cell table:formula="of:=2164*(2^([.A11]/12))" office:value-type="float" office:value="3639.39968521808">
            <text:p>3639,3997</text:p>
          </table:table-cell>
          <table:table-cell table:formula="of:=1*(2^([.A11]/12))" office:value-type="float" office:value="1.68179283050743">
            <text:p>1,6818</text:p>
          </table:table-cell>
          <table:table-cell table:formula="of:=[.J11]-[.J10]" office:value-type="float" office:value="0.0943917785392296">
            <text:p>0,0944</text:p>
          </table:table-cell>
          <table:table-cell office:value-type="string">
            <text:p>Sample frq / acc frq</text:p>
          </table:table-cell>
          <table:table-cell table:formula="of:=[.M9]/[.M4]" office:value-type="float" office:value="0.00165995789735783">
            <text:p>0,0017</text:p>
          </table:table-cell>
          <table:table-cell/>
          <table:table-cell office:value-type="string">
            <text:p>env pr voice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table:formula="of:=[.A11]+1" office:value-type="float" office:value="10">
            <text:p>10</text:p>
          </table:table-cell>
          <table:table-cell table:formula="of:=[.B11]+1" office:value-type="float" office:value="-59">
            <text:p>-59</text:p>
          </table:table-cell>
          <table:table-cell office:value-type="string">
            <text:p>A#</text:p>
          </table:table-cell>
          <table:table-cell table:formula="of:=440*(2^([.B12]/12))" office:value-type="float" office:value="14.5676175474403">
            <text:p>14,5676</text:p>
          </table:table-cell>
          <table:table-cell table:formula="of:=[.E11]" office:value-type="float" office:value="111402">
            <text:p>111402</text:p>
          </table:table-cell>
          <table:table-cell table:formula="of:=[.E12]*(2^([.B12]/12))" office:value-type="float" office:value="3688.32211368169">
            <text:p>3688,3221</text:p>
          </table:table-cell>
          <table:table-cell table:formula="of:=ROUND([.F12])" office:value-type="float" office:value="3688">
            <text:p>3688</text:p>
          </table:table-cell>
          <table:table-cell table:formula="of:=DEC2HEX([.G12])" office:value-type="string" office:string-value="E68">
            <text:p>E68</text:p>
          </table:table-cell>
          <table:table-cell table:formula="of:=2164*(2^([.A12]/12))" office:value-type="float" office:value="3855.80965211139">
            <text:p>3855,8097</text:p>
          </table:table-cell>
          <table:table-cell table:formula="of:=1*(2^([.A12]/12))" office:value-type="float" office:value="1.78179743628068">
            <text:p>1,7818</text:p>
          </table:table-cell>
          <table:table-cell table:formula="of:=[.J12]-[.J11]" office:value-type="float" office:value="0.10000460577325">
            <text:p>0,1</text:p>
          </table:table-cell>
          <table:table-cell table:number-columns-repeated="6"/>
        </table:table-row>
        <table:table-row table:style-name="ro3">
          <table:table-cell table:formula="of:=[.A12]+1" office:value-type="float" office:value="11">
            <text:p>11</text:p>
          </table:table-cell>
          <table:table-cell table:formula="of:=[.B12]+1" office:value-type="float" office:value="-58">
            <text:p>-58</text:p>
          </table:table-cell>
          <table:table-cell office:value-type="string">
            <text:p>B</text:p>
          </table:table-cell>
          <table:table-cell table:formula="of:=440*(2^([.B13]/12))" office:value-type="float" office:value="15.4338531642539">
            <text:p>15,4339</text:p>
          </table:table-cell>
          <table:table-cell table:formula="of:=[.E12]" office:value-type="float" office:value="111402">
            <text:p>111402</text:p>
          </table:table-cell>
          <table:table-cell table:formula="of:=[.E13]*(2^([.B13]/12))" office:value-type="float" office:value="3907.64115955502">
            <text:p>3907,6412</text:p>
          </table:table-cell>
          <table:table-cell table:formula="of:=ROUND([.F13])" office:value-type="float" office:value="3908">
            <text:p>3908</text:p>
          </table:table-cell>
          <table:table-cell table:formula="of:=DEC2HEX([.G13])" office:value-type="string" office:string-value="F44">
            <text:p>F44</text:p>
          </table:table-cell>
          <table:table-cell table:formula="of:=2164*(2^([.A13]/12))" office:value-type="float" office:value="4085.08802528637">
            <text:p>4085,088</text:p>
          </table:table-cell>
          <table:table-cell table:formula="of:=1*(2^([.A13]/12))" office:value-type="float" office:value="1.88774862536339">
            <text:p>1,8877</text:p>
          </table:table-cell>
          <table:table-cell table:formula="of:=[.J13]-[.J12]" office:value-type="float" office:value="0.105951189082708">
            <text:p>0,106</text:p>
          </table:table-cell>
          <table:table-cell office:value-type="string">
            <text:p>ph_acc – s_lookup</text:p>
          </table:table-cell>
          <table:table-cell table:formula="of:=36-10" office:value-type="float" office:value="26">
            <text:p>26</text:p>
          </table:table-cell>
          <table:table-cell table:number-columns-repeated="4"/>
        </table:table-row>
        <table:table-row table:style-name="ro3">
          <table:table-cell table:formula="of:=[.A13]+1" office:value-type="float" office:value="12">
            <text:p>12</text:p>
          </table:table-cell>
          <table:table-cell table:formula="of:=[.B13]+1" office:value-type="float" office:value="-57">
            <text:p>-57</text:p>
          </table:table-cell>
          <table:table-cell office:value-type="string">
            <text:p>C</text:p>
          </table:table-cell>
          <table:table-cell table:formula="of:=440*(2^([.B14]/12))" office:value-type="float" office:value="16.3515978312874">
            <text:p>16,3516</text:p>
          </table:table-cell>
          <table:table-cell table:formula="of:=[.E13]" office:value-type="float" office:value="111402">
            <text:p>111402</text:p>
          </table:table-cell>
          <table:table-cell table:formula="of:=[.E14]*(2^([.B14]/12))" office:value-type="float" office:value="4140.00159454791">
            <text:p>4140,0016</text:p>
          </table:table-cell>
          <table:table-cell table:formula="of:=ROUND([.F14])" office:value-type="float" office:value="4140">
            <text:p>4140</text:p>
          </table:table-cell>
          <table:table-cell table:formula="of:=DEC2HEX([.G14])" office:value-type="string" office:string-value="102C">
            <text:p>102C</text:p>
          </table:table-cell>
          <table:table-cell table:formula="of:=2164*(2^([.A14]/12))" office:value-type="float" office:value="4328">
            <text:p>4328</text:p>
          </table:table-cell>
          <table:table-cell table:formula="of:=1*(2^([.A14]/12))" office:value-type="float" office:value="2">
            <text:p>2</text:p>
          </table:table-cell>
          <table:table-cell table:formula="of:=[.J14]-[.J13]" office:value-type="float" office:value="0.112251374636613">
            <text:p>0,1123</text:p>
          </table:table-cell>
          <table:table-cell office:value-type="string">
            <text:p>Multi no.</text:p>
          </table:table-cell>
          <table:table-cell table:formula="of:=2^[.M13]" office:value-type="float" office:value="67108864">
            <text:p>67108864</text:p>
          </table:table-cell>
          <table:table-cell table:number-columns-repeated="4"/>
        </table:table-row>
        <table:table-row table:style-name="ro3">
          <table:table-cell table:formula="of:=[.A14]+1" office:value-type="float" office:value="13">
            <text:p>13</text:p>
          </table:table-cell>
          <table:table-cell table:formula="of:=[.B14]+1" office:value-type="float" office:value="-56">
            <text:p>-56</text:p>
          </table:table-cell>
          <table:table-cell office:value-type="string">
            <text:p>C#</text:p>
          </table:table-cell>
          <table:table-cell table:formula="of:=440*(2^([.B15]/12))" office:value-type="float" office:value="17.3239144360545">
            <text:p>17,3239</text:p>
          </table:table-cell>
          <table:table-cell table:formula="of:=[.E14]" office:value-type="float" office:value="111402">
            <text:p>111402</text:p>
          </table:table-cell>
          <table:table-cell table:formula="of:=[.E15]*(2^([.B15]/12))" office:value-type="float" office:value="4386.17890001215">
            <text:p>4386,1789</text:p>
          </table:table-cell>
          <table:table-cell table:formula="of:=ROUND([.F15])" office:value-type="float" office:value="4386">
            <text:p>4386</text:p>
          </table:table-cell>
          <table:table-cell table:formula="of:=DEC2HEX([.G15])" office:value-type="string" office:string-value="1122">
            <text:p>1122</text:p>
          </table:table-cell>
          <table:table-cell table:formula="of:=2164*(2^([.A15]/12))" office:value-type="float" office:value="4585.35627238703">
            <text:p>4585,3563</text:p>
          </table:table-cell>
          <table:table-cell table:formula="of:=1*(2^([.A15]/12))" office:value-type="float" office:value="2.11892618871859">
            <text:p>2,1189</text:p>
          </table:table-cell>
          <table:table-cell table:formula="of:=[.J15]-[.J14]" office:value-type="float" office:value="0.118926188718591">
            <text:p>0,1189</text:p>
          </table:table-cell>
          <table:table-cell office:value-type="string">
            <text:p>just: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nvgen speed</text:p>
          </table:table-cell>
          <table:table-cell table:style-name="ce3" table:formula="of:=2*[.P11]*[.M8]*[.P8]*[.P9]*[.P10]" office:value-type="float" office:value="67857144">
            <text:p>67.857.144,00</text:p>
          </table:table-cell>
          <table:table-cell/>
        </table:table-row>
        <table:table-row table:style-name="ro3">
          <table:table-cell table:formula="of:=[.A15]+1" office:value-type="float" office:value="14">
            <text:p>14</text:p>
          </table:table-cell>
          <table:table-cell table:formula="of:=[.B15]+1" office:value-type="float" office:value="-55">
            <text:p>-55</text:p>
          </table:table-cell>
          <table:table-cell office:value-type="string">
            <text:p>D</text:p>
          </table:table-cell>
          <table:table-cell table:formula="of:=440*(2^([.B16]/12))" office:value-type="float" office:value="18.354047994838">
            <text:p>18,354</text:p>
          </table:table-cell>
          <table:table-cell table:formula="of:=[.E15]" office:value-type="float" office:value="111402">
            <text:p>111402</text:p>
          </table:table-cell>
          <table:table-cell table:formula="of:=[.E16]*(2^([.B16]/12))" office:value-type="float" office:value="4646.99466982032">
            <text:p>4646,9947</text:p>
          </table:table-cell>
          <table:table-cell table:formula="of:=ROUND([.F16])" office:value-type="float" office:value="4647">
            <text:p>4647</text:p>
          </table:table-cell>
          <table:table-cell table:formula="of:=DEC2HEX([.G16])" office:value-type="string" office:string-value="1227">
            <text:p>1227</text:p>
          </table:table-cell>
          <table:table-cell table:formula="of:=2164*(2^([.A16]/12))" office:value-type="float" office:value="4858.01574508297">
            <text:p>4858,0157</text:p>
          </table:table-cell>
          <table:table-cell table:formula="of:=1*(2^([.A16]/12))" office:value-type="float" office:value="2.24492409661875">
            <text:p>2,2449</text:p>
          </table:table-cell>
          <table:table-cell table:formula="of:=[.J16]-[.J15]" office:value-type="float" office:value="0.125997907900155">
            <text:p>0,126</text:p>
          </table:table-cell>
          <table:table-cell office:value-type="string">
            <text:p>440Hz Const_</text:p>
          </table:table-cell>
          <table:table-cell table:formula="of:=[.M14]*[.M11]+[.M15]" office:value-type="float" office:value="111401.888779512">
            <text:p>111401,8888</text:p>
          </table:table-cell>
          <table:table-cell/>
          <table:table-cell office:value-type="string">
            <text:p>Clk div</text:p>
          </table:table-cell>
          <table:table-cell table:formula="of:=[.M5]/[.P15]" office:value-type="float" office:value="0.25">
            <text:p>0,25</text:p>
          </table:table-cell>
          <table:table-cell table:formula="of:=[.M4]/[.P15]" office:value-type="float" office:value="3.99999992631579">
            <text:p>4</text:p>
          </table:table-cell>
        </table:table-row>
        <table:table-row table:style-name="ro3">
          <table:table-cell table:formula="of:=[.A16]+1" office:value-type="float" office:value="15">
            <text:p>15</text:p>
          </table:table-cell>
          <table:table-cell table:formula="of:=[.B16]+1" office:value-type="float" office:value="-54">
            <text:p>-54</text:p>
          </table:table-cell>
          <table:table-cell office:value-type="string">
            <text:p>D#</text:p>
          </table:table-cell>
          <table:table-cell table:formula="of:=440*(2^([.B17]/12))" office:value-type="float" office:value="19.4454364826301">
            <text:p>19,4454</text:p>
          </table:table-cell>
          <table:table-cell table:formula="of:=[.E16]" office:value-type="float" office:value="111402">
            <text:p>111402</text:p>
          </table:table-cell>
          <table:table-cell table:formula="of:=[.E17]*(2^([.B17]/12))" office:value-type="float" office:value="4923.31935235899">
            <text:p>4923,3194</text:p>
          </table:table-cell>
          <table:table-cell table:formula="of:=ROUND([.F17])" office:value-type="float" office:value="4923">
            <text:p>4923</text:p>
          </table:table-cell>
          <table:table-cell table:formula="of:=DEC2HEX([.G17])" office:value-type="string" office:string-value="133B">
            <text:p>133B</text:p>
          </table:table-cell>
          <table:table-cell table:formula="of:=2164*(2^([.A17]/12))" office:value-type="float" office:value="5146.88839373178">
            <text:p>5146,8884</text:p>
          </table:table-cell>
          <table:table-cell table:formula="of:=1*(2^([.A17]/12))" office:value-type="float" office:value="2.37841423000544">
            <text:p>2,3784</text:p>
          </table:table-cell>
          <table:table-cell table:formula="of:=[.J17]-[.J16]" office:value-type="float" office:value="0.133490133386696">
            <text:p>0,1335</text:p>
          </table:table-cell>
          <table:table-cell table:number-columns-repeated="6"/>
        </table:table-row>
        <table:table-row table:style-name="ro3">
          <table:table-cell table:formula="of:=[.A17]+1" office:value-type="float" office:value="16">
            <text:p>16</text:p>
          </table:table-cell>
          <table:table-cell table:formula="of:=[.B17]+1" office:value-type="float" office:value="-53">
            <text:p>-53</text:p>
          </table:table-cell>
          <table:table-cell office:value-type="string">
            <text:p>E</text:p>
          </table:table-cell>
          <table:table-cell table:formula="of:=440*(2^([.B18]/12))" office:value-type="float" office:value="20.6017223070544">
            <text:p>20,6017</text:p>
          </table:table-cell>
          <table:table-cell table:formula="of:=[.E17]" office:value-type="float" office:value="111402">
            <text:p>111402</text:p>
          </table:table-cell>
          <table:table-cell table:formula="of:=[.E18]*(2^([.B18]/12))" office:value-type="float" office:value="5216.07515556925">
            <text:p>5216,0752</text:p>
          </table:table-cell>
          <table:table-cell table:formula="of:=ROUND([.F18])" office:value-type="float" office:value="5216">
            <text:p>5216</text:p>
          </table:table-cell>
          <table:table-cell table:formula="of:=DEC2HEX([.G18])" office:value-type="string" office:string-value="1460">
            <text:p>1460</text:p>
          </table:table-cell>
          <table:table-cell table:formula="of:=2164*(2^([.A18]/12))" office:value-type="float" office:value="5452.93830394501">
            <text:p>5452,9383</text:p>
          </table:table-cell>
          <table:table-cell table:formula="of:=1*(2^([.A18]/12))" office:value-type="float" office:value="2.51984209978975">
            <text:p>2,5198</text:p>
          </table:table-cell>
          <table:table-cell table:formula="of:=[.J18]-[.J17]" office:value-type="float" office:value="0.141427869784304">
            <text:p>0,1414</text:p>
          </table:table-cell>
          <table:table-cell table:number-columns-repeated="6"/>
        </table:table-row>
        <table:table-row table:style-name="ro3">
          <table:table-cell table:formula="of:=[.A18]+1" office:value-type="float" office:value="17">
            <text:p>17</text:p>
          </table:table-cell>
          <table:table-cell table:formula="of:=[.B18]+1" office:value-type="float" office:value="-52">
            <text:p>-52</text:p>
          </table:table-cell>
          <table:table-cell office:value-type="string">
            <text:p>F</text:p>
          </table:table-cell>
          <table:table-cell table:formula="of:=440*(2^([.B19]/12))" office:value-type="float" office:value="21.8267644645627">
            <text:p>21,8268</text:p>
          </table:table-cell>
          <table:table-cell table:formula="of:=[.E18]" office:value-type="float" office:value="111402">
            <text:p>111402</text:p>
          </table:table-cell>
          <table:table-cell table:formula="of:=[.E19]*(2^([.B19]/12))" office:value-type="float" office:value="5526.23912473004">
            <text:p>5526,2391</text:p>
          </table:table-cell>
          <table:table-cell table:formula="of:=ROUND([.F19])" office:value-type="float" office:value="5526">
            <text:p>5526</text:p>
          </table:table-cell>
          <table:table-cell table:formula="of:=DEC2HEX([.G19])" office:value-type="string" office:string-value="1596">
            <text:p>1596</text:p>
          </table:table-cell>
          <table:table-cell table:formula="of:=2164*(2^([.A19]/12))" office:value-type="float" office:value="5777.18688884791">
            <text:p>5777,1869</text:p>
          </table:table-cell>
          <table:table-cell table:formula="of:=1*(2^([.A19]/12))" office:value-type="float" office:value="2.66967970834007">
            <text:p>2,6697</text:p>
          </table:table-cell>
          <table:table-cell table:formula="of:=[.J19]-[.J18]" office:value-type="float" office:value="0.149837608550322">
            <text:p>0,1498</text:p>
          </table:table-cell>
          <table:table-cell table:number-columns-repeated="6"/>
        </table:table-row>
        <table:table-row table:style-name="ro3">
          <table:table-cell table:formula="of:=[.A19]+1" office:value-type="float" office:value="18">
            <text:p>18</text:p>
          </table:table-cell>
          <table:table-cell table:formula="of:=[.B19]+1" office:value-type="float" office:value="-51">
            <text:p>-51</text:p>
          </table:table-cell>
          <table:table-cell office:value-type="string">
            <text:p>F#</text:p>
          </table:table-cell>
          <table:table-cell table:formula="of:=440*(2^([.B20]/12))" office:value-type="float" office:value="23.1246514194771">
            <text:p>23,1247</text:p>
          </table:table-cell>
          <table:table-cell table:formula="of:=[.E19]" office:value-type="float" office:value="111402">
            <text:p>111402</text:p>
          </table:table-cell>
          <table:table-cell table:formula="of:=[.E20]*(2^([.B20]/12))" office:value-type="float" office:value="5854.84640325589">
            <text:p>5854,8464</text:p>
          </table:table-cell>
          <table:table-cell table:formula="of:=ROUND([.F20])" office:value-type="float" office:value="5855">
            <text:p>5855</text:p>
          </table:table-cell>
          <table:table-cell table:formula="of:=DEC2HEX([.G20])" office:value-type="string" office:string-value="16DF">
            <text:p>16DF</text:p>
          </table:table-cell>
          <table:table-cell table:formula="of:=2164*(2^([.A20]/12))" office:value-type="float" office:value="6120.71629795076">
            <text:p>6120,7163</text:p>
          </table:table-cell>
          <table:table-cell table:formula="of:=1*(2^([.A20]/12))" office:value-type="float" office:value="2.82842712474619">
            <text:p>2,8284</text:p>
          </table:table-cell>
          <table:table-cell table:formula="of:=[.J20]-[.J19]" office:value-type="float" office:value="0.158747416406122">
            <text:p>0,1587</text:p>
          </table:table-cell>
          <table:table-cell table:number-columns-repeated="6"/>
        </table:table-row>
        <table:table-row table:style-name="ro3">
          <table:table-cell table:formula="of:=[.A20]+1" office:value-type="float" office:value="19">
            <text:p>19</text:p>
          </table:table-cell>
          <table:table-cell table:formula="of:=[.B20]+1" office:value-type="float" office:value="-50">
            <text:p>-50</text:p>
          </table:table-cell>
          <table:table-cell office:value-type="string">
            <text:p>G</text:p>
          </table:table-cell>
          <table:table-cell table:formula="of:=440*(2^([.B21]/12))" office:value-type="float" office:value="24.4997147488593">
            <text:p>24,4997</text:p>
          </table:table-cell>
          <table:table-cell table:formula="of:=[.E20]" office:value-type="float" office:value="111402">
            <text:p>111402</text:p>
          </table:table-cell>
          <table:table-cell table:formula="of:=[.E21]*(2^([.B21]/12))" office:value-type="float" office:value="6202.99368739188">
            <text:p>6202,9937</text:p>
          </table:table-cell>
          <table:table-cell table:formula="of:=ROUND([.F21])" office:value-type="float" office:value="6203">
            <text:p>6203</text:p>
          </table:table-cell>
          <table:table-cell table:formula="of:=DEC2HEX([.G21])" office:value-type="string" office:string-value="183B">
            <text:p>183B</text:p>
          </table:table-cell>
          <table:table-cell table:formula="of:=2164*(2^([.A21]/12))" office:value-type="float" office:value="6484.67302872228">
            <text:p>6484,673</text:p>
          </table:table-cell>
          <table:table-cell table:formula="of:=1*(2^([.A21]/12))" office:value-type="float" office:value="2.99661415375336">
            <text:p>2,9966</text:p>
          </table:table-cell>
          <table:table-cell table:formula="of:=[.J21]-[.J20]" office:value-type="float" office:value="0.168187029007173">
            <text:p>0,1682</text:p>
          </table:table-cell>
          <table:table-cell table:number-columns-repeated="6"/>
        </table:table-row>
        <table:table-row table:style-name="ro3">
          <table:table-cell table:formula="of:=[.A21]+1" office:value-type="float" office:value="20">
            <text:p>20</text:p>
          </table:table-cell>
          <table:table-cell table:formula="of:=[.B21]+1" office:value-type="float" office:value="-49">
            <text:p>-49</text:p>
          </table:table-cell>
          <table:table-cell office:value-type="string">
            <text:p>G#</text:p>
          </table:table-cell>
          <table:table-cell table:formula="of:=440*(2^([.B22]/12))" office:value-type="float" office:value="25.9565435987466">
            <text:p>25,9565</text:p>
          </table:table-cell>
          <table:table-cell table:formula="of:=[.E21]" office:value-type="float" office:value="111402">
            <text:p>111402</text:p>
          </table:table-cell>
          <table:table-cell table:formula="of:=[.E22]*(2^([.B22]/12))" office:value-type="float" office:value="6571.84288633538">
            <text:p>6571,8429</text:p>
          </table:table-cell>
          <table:table-cell table:formula="of:=ROUND([.F22])" office:value-type="float" office:value="6572">
            <text:p>6572</text:p>
          </table:table-cell>
          <table:table-cell table:formula="of:=DEC2HEX([.G22])" office:value-type="string" office:string-value="19AC">
            <text:p>19AC</text:p>
          </table:table-cell>
          <table:table-cell table:formula="of:=2164*(2^([.A22]/12))" office:value-type="float" office:value="6870.27175291837">
            <text:p>6870,2718</text:p>
          </table:table-cell>
          <table:table-cell table:formula="of:=1*(2^([.A22]/12))" office:value-type="float" office:value="3.1748021039364">
            <text:p>3,1748</text:p>
          </table:table-cell>
          <table:table-cell table:formula="of:=[.J22]-[.J21]" office:value-type="float" office:value="0.178187950183036">
            <text:p>0,1782</text:p>
          </table:table-cell>
          <table:table-cell table:number-columns-repeated="4"/>
          <table:table-cell table:number-columns-repeated="2" office:value-type="float" office:value="0">
            <text:p>0</text:p>
          </table:table-cell>
        </table:table-row>
        <table:table-row table:style-name="ro3">
          <table:table-cell table:formula="of:=[.A22]+1" office:value-type="float" office:value="21">
            <text:p>21</text:p>
          </table:table-cell>
          <table:table-cell table:formula="of:=[.B22]+1" office:value-type="float" office:value="-48">
            <text:p>-48</text:p>
          </table:table-cell>
          <table:table-cell office:value-type="string">
            <text:p>A</text:p>
          </table:table-cell>
          <table:table-cell table:formula="of:=440*(2^([.B23]/12))" office:value-type="float" office:value="27.5">
            <text:p>27,5</text:p>
          </table:table-cell>
          <table:table-cell table:formula="of:=[.E22]" office:value-type="float" office:value="111402">
            <text:p>111402</text:p>
          </table:table-cell>
          <table:table-cell table:formula="of:=[.E23]*(2^([.B23]/12))" office:value-type="float" office:value="6962.625">
            <text:p>6962,625</text:p>
          </table:table-cell>
          <table:table-cell table:formula="of:=ROUND([.F23])" office:value-type="float" office:value="6963">
            <text:p>6963</text:p>
          </table:table-cell>
          <table:table-cell table:formula="of:=DEC2HEX([.G23])" office:value-type="string" office:string-value="1B33">
            <text:p>1B33</text:p>
          </table:table-cell>
          <table:table-cell table:formula="of:=2164*(2^([.A23]/12))" office:value-type="float" office:value="7278.79937043615">
            <text:p>7278,7994</text:p>
          </table:table-cell>
          <table:table-cell table:formula="of:=1*(2^([.A23]/12))" office:value-type="float" office:value="3.36358566101486">
            <text:p>3,3636</text:p>
          </table:table-cell>
          <table:table-cell table:formula="of:=[.J23]-[.J22]" office:value-type="float" office:value="0.188783557078459">
            <text:p>0,1888</text:p>
          </table:table-cell>
          <table:table-cell table:number-columns-repeated="3"/>
          <table:table-cell table:number-columns-repeated="2" office:value-type="float" office:value="111">
            <text:p>11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formula="of:=[.A23]+1" office:value-type="float" office:value="22">
            <text:p>22</text:p>
          </table:table-cell>
          <table:table-cell table:formula="of:=[.B23]+1" office:value-type="float" office:value="-47">
            <text:p>-47</text:p>
          </table:table-cell>
          <table:table-cell office:value-type="string">
            <text:p>A#</text:p>
          </table:table-cell>
          <table:table-cell table:formula="of:=440*(2^([.B24]/12))" office:value-type="float" office:value="29.1352350948806">
            <text:p>29,1352</text:p>
          </table:table-cell>
          <table:table-cell table:formula="of:=[.E23]" office:value-type="float" office:value="111402">
            <text:p>111402</text:p>
          </table:table-cell>
          <table:table-cell table:formula="of:=[.E24]*(2^([.B24]/12))" office:value-type="float" office:value="7376.64422736339">
            <text:p>7376,6442</text:p>
          </table:table-cell>
          <table:table-cell table:formula="of:=ROUND([.F24])" office:value-type="float" office:value="7377">
            <text:p>7377</text:p>
          </table:table-cell>
          <table:table-cell table:formula="of:=DEC2HEX([.G24])" office:value-type="string" office:string-value="1CD1">
            <text:p>1CD1</text:p>
          </table:table-cell>
          <table:table-cell table:formula="of:=2164*(2^([.A24]/12))" office:value-type="float" office:value="7711.61930422278">
            <text:p>7711,6193</text:p>
          </table:table-cell>
          <table:table-cell table:formula="of:=1*(2^([.A24]/12))" office:value-type="float" office:value="3.56359487256136">
            <text:p>3,5636</text:p>
          </table:table-cell>
          <table:table-cell table:formula="of:=[.J24]-[.J23]" office:value-type="float" office:value="0.200009211546499">
            <text:p>0,2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</table:table-row>
        <table:table-row table:style-name="ro3">
          <table:table-cell table:formula="of:=[.A24]+1" office:value-type="float" office:value="23">
            <text:p>23</text:p>
          </table:table-cell>
          <table:table-cell table:formula="of:=[.B24]+1" office:value-type="float" office:value="-46">
            <text:p>-46</text:p>
          </table:table-cell>
          <table:table-cell office:value-type="string">
            <text:p>B</text:p>
          </table:table-cell>
          <table:table-cell table:formula="of:=440*(2^([.B25]/12))" office:value-type="float" office:value="30.8677063285077">
            <text:p>30,8677</text:p>
          </table:table-cell>
          <table:table-cell table:formula="of:=[.E24]" office:value-type="float" office:value="111402">
            <text:p>111402</text:p>
          </table:table-cell>
          <table:table-cell table:formula="of:=[.E25]*(2^([.B25]/12))" office:value-type="float" office:value="7815.28231911005">
            <text:p>7815,2823</text:p>
          </table:table-cell>
          <table:table-cell table:formula="of:=ROUND([.F25])" office:value-type="float" office:value="7815">
            <text:p>7815</text:p>
          </table:table-cell>
          <table:table-cell table:formula="of:=DEC2HEX([.G25])" office:value-type="string" office:string-value="1E87">
            <text:p>1E87</text:p>
          </table:table-cell>
          <table:table-cell table:formula="of:=2164*(2^([.A25]/12))" office:value-type="float" office:value="8170.17605057274">
            <text:p>8170,1761</text:p>
          </table:table-cell>
          <table:table-cell table:formula="of:=1*(2^([.A25]/12))" office:value-type="float" office:value="3.77549725072677">
            <text:p>3,7755</text:p>
          </table:table-cell>
          <table:table-cell table:formula="of:=[.J25]-[.J24]" office:value-type="float" office:value="0.211902378165417">
            <text:p>0,2119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8">
            <text:p>8</text:p>
          </table:table-cell>
        </table:table-row>
        <table:table-row table:style-name="ro3">
          <table:table-cell table:formula="of:=[.A25]+1" office:value-type="float" office:value="24">
            <text:p>24</text:p>
          </table:table-cell>
          <table:table-cell table:formula="of:=[.B25]+1" office:value-type="float" office:value="-45">
            <text:p>-45</text:p>
          </table:table-cell>
          <table:table-cell office:value-type="string">
            <text:p>C</text:p>
          </table:table-cell>
          <table:table-cell table:formula="of:=440*(2^([.B26]/12))" office:value-type="float" office:value="32.7031956625748">
            <text:p>32,7032</text:p>
          </table:table-cell>
          <table:table-cell table:formula="of:=[.E25]" office:value-type="float" office:value="111402">
            <text:p>111402</text:p>
          </table:table-cell>
          <table:table-cell table:formula="of:=[.E26]*(2^([.B26]/12))" office:value-type="float" office:value="8280.00318909582">
            <text:p>8280,0032</text:p>
          </table:table-cell>
          <table:table-cell table:formula="of:=ROUND([.F26])" office:value-type="float" office:value="8280">
            <text:p>8280</text:p>
          </table:table-cell>
          <table:table-cell table:formula="of:=DEC2HEX([.G26])" office:value-type="string" office:string-value="2058">
            <text:p>2058</text:p>
          </table:table-cell>
          <table:table-cell table:formula="of:=2164*(2^([.A26]/12))" office:value-type="float" office:value="8656">
            <text:p>8656</text:p>
          </table:table-cell>
          <table:table-cell table:formula="of:=1*(2^([.A26]/12))" office:value-type="float" office:value="4">
            <text:p>4</text:p>
          </table:table-cell>
          <table:table-cell table:formula="of:=[.J26]-[.J25]" office:value-type="float" office:value="0.224502749273226">
            <text:p>0,2245</text:p>
          </table:table-cell>
          <table:table-cell table:style-name="ce2"/>
          <table:table-cell table:number-columns-repeated="5"/>
        </table:table-row>
        <table:table-row table:style-name="ro3">
          <table:table-cell table:formula="of:=[.A28]-12" office:value-type="float" office:value="33">
            <text:p>33</text:p>
          </table:table-cell>
          <table:table-cell table:formula="of:=[.B28]-12" office:value-type="float" office:value="-36">
            <text:p>-36</text:p>
          </table:table-cell>
          <table:table-cell office:value-type="string">
            <text:p>A</text:p>
          </table:table-cell>
          <table:table-cell table:formula="of:=440*(2^([.B27]/12))" office:value-type="float" office:value="55">
            <text:p>55</text:p>
          </table:table-cell>
          <table:table-cell table:formula="of:=[.E26]" office:value-type="float" office:value="111402">
            <text:p>111402</text:p>
          </table:table-cell>
          <table:table-cell table:formula="of:=[.E27]*(2^([.B27]/12))" office:value-type="float" office:value="13925.25">
            <text:p>13925,25</text:p>
          </table:table-cell>
          <table:table-cell table:formula="of:=ROUND([.F27])" office:value-type="float" office:value="13925">
            <text:p>13925</text:p>
          </table:table-cell>
          <table:table-cell table:formula="of:=DEC2HEX([.G27])" office:value-type="string" office:string-value="3665">
            <text:p>3665</text:p>
          </table:table-cell>
          <table:table-cell table:formula="of:=2164*(2^([.A27]/12))" office:value-type="float" office:value="14557.5987408723">
            <text:p>14557,5987</text:p>
          </table:table-cell>
          <table:table-cell table:formula="of:=1*(2^([.A27]/12))" office:value-type="float" office:value="6.72717132202972">
            <text:p>6,7272</text:p>
          </table:table-cell>
          <table:table-cell table:formula="of:=[.J27]-h#ref!" office:value-type="string" office:string-value="Err:509">
            <text:p>Err:509</text:p>
          </table:table-cell>
          <table:table-cell table:number-columns-repeated="6"/>
        </table:table-row>
        <table:table-row table:style-name="ro3">
          <table:table-cell table:formula="of:=[.A29]-12" office:value-type="float" office:value="45">
            <text:p>45</text:p>
          </table:table-cell>
          <table:table-cell table:formula="of:=[.B29]-12" office:value-type="float" office:value="-24">
            <text:p>-24</text:p>
          </table:table-cell>
          <table:table-cell office:value-type="string">
            <text:p>A</text:p>
          </table:table-cell>
          <table:table-cell table:formula="of:=440*(2^([.B28]/12))" office:value-type="float" office:value="110">
            <text:p>110</text:p>
          </table:table-cell>
          <table:table-cell table:formula="of:=[.E27]" office:value-type="float" office:value="111402">
            <text:p>111402</text:p>
          </table:table-cell>
          <table:table-cell table:formula="of:=[.E28]*(2^([.B28]/12))" office:value-type="float" office:value="27850.5">
            <text:p>27850,5</text:p>
          </table:table-cell>
          <table:table-cell table:formula="of:=ROUND([.F28])" office:value-type="float" office:value="27851">
            <text:p>27851</text:p>
          </table:table-cell>
          <table:table-cell table:formula="of:=DEC2HEX([.G28])" office:value-type="string" office:string-value="6CCB">
            <text:p>6CCB</text:p>
          </table:table-cell>
          <table:table-cell table:formula="of:=2164*(2^([.A28]/12))" office:value-type="float" office:value="29115.1974817446">
            <text:p>29115,1975</text:p>
          </table:table-cell>
          <table:table-cell table:formula="of:=1*(2^([.A28]/12))" office:value-type="float" office:value="13.4543426440594">
            <text:p>13,4543</text:p>
          </table:table-cell>
          <table:table-cell table:formula="of:=[.J28]-[.J27]" office:value-type="float" office:value="6.72717132202972">
            <text:p>6,7272</text:p>
          </table:table-cell>
          <table:table-cell table:number-columns-repeated="6"/>
        </table:table-row>
        <table:table-row table:style-name="ro3">
          <table:table-cell table:formula="of:=[.A30]-1" office:value-type="float" office:value="57">
            <text:p>57</text:p>
          </table:table-cell>
          <table:table-cell table:formula="of:=[.B30]-1" office:value-type="float" office:value="-12">
            <text:p>-12</text:p>
          </table:table-cell>
          <table:table-cell office:value-type="string">
            <text:p>A</text:p>
          </table:table-cell>
          <table:table-cell table:formula="of:=440*(2^([.B29]/12))" office:value-type="float" office:value="220">
            <text:p>220</text:p>
          </table:table-cell>
          <table:table-cell table:formula="of:=[.E28]" office:value-type="float" office:value="111402">
            <text:p>111402</text:p>
          </table:table-cell>
          <table:table-cell table:formula="of:=[.E29]*(2^([.B29]/12))" office:value-type="float" office:value="55701">
            <text:p>55701</text:p>
          </table:table-cell>
          <table:table-cell table:formula="of:=ROUND([.F29])" office:value-type="float" office:value="55701">
            <text:p>55701</text:p>
          </table:table-cell>
          <table:table-cell table:formula="of:=DEC2HEX([.G29])" office:value-type="string" office:string-value="D995">
            <text:p>D995</text:p>
          </table:table-cell>
          <table:table-cell table:formula="of:=2164*(2^([.A29]/12))" office:value-type="float" office:value="58230.3949634892">
            <text:p>58230,395</text:p>
          </table:table-cell>
          <table:table-cell table:formula="of:=1*(2^([.A29]/12))" office:value-type="float" office:value="26.9086852881189">
            <text:p>26,9087</text:p>
          </table:table-cell>
          <table:table-cell table:formula="of:=[.J29]-[.J28]" office:value-type="float" office:value="13.4543426440594">
            <text:p>13,4543</text:p>
          </table:table-cell>
          <table:table-cell table:formula="of:=[.L41]/2" office:value-type="float" office:value="55701">
            <text:p>55701</text:p>
          </table:table-cell>
          <table:table-cell table:formula="of:=ROUNDDOWN([.M41]/2)" office:value-type="float" office:value="55701">
            <text:p>55701</text:p>
          </table:table-cell>
          <table:table-cell table:number-columns-repeated="4"/>
        </table:table-row>
        <table:table-row table:style-name="ro3">
          <table:table-cell table:formula="of:=[.A31]-1" office:value-type="float" office:value="58">
            <text:p>58</text:p>
          </table:table-cell>
          <table:table-cell table:formula="of:=[.B31]-1" office:value-type="float" office:value="-11">
            <text:p>-11</text:p>
          </table:table-cell>
          <table:table-cell office:value-type="string">
            <text:p>A#</text:p>
          </table:table-cell>
          <table:table-cell table:formula="of:=440*(2^([.B30]/12))" office:value-type="float" office:value="233.081880759045">
            <text:p>233,0819</text:p>
          </table:table-cell>
          <table:table-cell table:formula="of:=[.E29]" office:value-type="float" office:value="111402">
            <text:p>111402</text:p>
          </table:table-cell>
          <table:table-cell table:formula="of:=[.E30]*(2^([.B30]/12))" office:value-type="float" office:value="59013.1538189071">
            <text:p>59013,1538</text:p>
          </table:table-cell>
          <table:table-cell table:formula="of:=ROUND([.F30])" office:value-type="float" office:value="59013">
            <text:p>59013</text:p>
          </table:table-cell>
          <table:table-cell table:formula="of:=DEC2HEX([.G30])" office:value-type="string" office:string-value="E685">
            <text:p>E685</text:p>
          </table:table-cell>
          <table:table-cell table:formula="of:=2164*(2^([.A30]/12))" office:value-type="float" office:value="61692.9544337822">
            <text:p>61692,9544</text:p>
          </table:table-cell>
          <table:table-cell table:formula="of:=1*(2^([.A30]/12))" office:value-type="float" office:value="28.5087589804908">
            <text:p>28,5088</text:p>
          </table:table-cell>
          <table:table-cell table:formula="of:=[.J30]-[.J29]" office:value-type="float" office:value="1.60007369237199">
            <text:p>1,6001</text:p>
          </table:table-cell>
          <table:table-cell table:formula="of:=[.L42]/2" office:value-type="float" office:value="59013.1538189071">
            <text:p>59013,1538</text:p>
          </table:table-cell>
          <table:table-cell table:formula="of:=ROUNDDOWN([.M42]/2)" office:value-type="float" office:value="59013">
            <text:p>59013</text:p>
          </table:table-cell>
          <table:table-cell table:number-columns-repeated="4"/>
        </table:table-row>
        <table:table-row table:style-name="ro3">
          <table:table-cell table:formula="of:=[.A32]-1" office:value-type="float" office:value="59">
            <text:p>59</text:p>
          </table:table-cell>
          <table:table-cell table:formula="of:=[.B32]-1" office:value-type="float" office:value="-10">
            <text:p>-10</text:p>
          </table:table-cell>
          <table:table-cell office:value-type="string">
            <text:p>B</text:p>
          </table:table-cell>
          <table:table-cell table:formula="of:=440*(2^([.B31]/12))" office:value-type="float" office:value="246.941650628062">
            <text:p>246,9417</text:p>
          </table:table-cell>
          <table:table-cell table:formula="of:=[.E30]" office:value-type="float" office:value="111402">
            <text:p>111402</text:p>
          </table:table-cell>
          <table:table-cell table:formula="of:=[.E31]*(2^([.B31]/12))" office:value-type="float" office:value="62522.2585528804">
            <text:p>62522,2586</text:p>
          </table:table-cell>
          <table:table-cell table:formula="of:=ROUND([.F31])" office:value-type="float" office:value="62522">
            <text:p>62522</text:p>
          </table:table-cell>
          <table:table-cell table:formula="of:=DEC2HEX([.G31])" office:value-type="string" office:string-value="F43A">
            <text:p>F43A</text:p>
          </table:table-cell>
          <table:table-cell table:formula="of:=2164*(2^([.A31]/12))" office:value-type="float" office:value="65361.4084045819">
            <text:p>65361,4084</text:p>
          </table:table-cell>
          <table:table-cell table:formula="of:=1*(2^([.A31]/12))" office:value-type="float" office:value="30.2039780058142">
            <text:p>30,204</text:p>
          </table:table-cell>
          <table:table-cell table:formula="of:=[.J31]-[.J30]" office:value-type="float" office:value="1.69521902532334">
            <text:p>1,6952</text:p>
          </table:table-cell>
          <table:table-cell table:formula="of:=[.L43]/2" office:value-type="float" office:value="62522.2585528804">
            <text:p>62522,2586</text:p>
          </table:table-cell>
          <table:table-cell table:formula="of:=ROUNDDOWN([.M43]/2)" office:value-type="float" office:value="62522">
            <text:p>62522</text:p>
          </table:table-cell>
          <table:table-cell table:number-columns-repeated="4"/>
        </table:table-row>
        <table:table-row table:style-name="ro3">
          <table:table-cell table:formula="of:=[.A33]-1" office:value-type="float" office:value="60">
            <text:p>60</text:p>
          </table:table-cell>
          <table:table-cell table:formula="of:=[.B33]-1" office:value-type="float" office:value="-9">
            <text:p>-9</text:p>
          </table:table-cell>
          <table:table-cell office:value-type="string">
            <text:p>C</text:p>
          </table:table-cell>
          <table:table-cell table:formula="of:=440*(2^([.B32]/12))" office:value-type="float" office:value="261.625565300599">
            <text:p>261,6256</text:p>
          </table:table-cell>
          <table:table-cell table:formula="of:=[.E31]" office:value-type="float" office:value="111402">
            <text:p>111402</text:p>
          </table:table-cell>
          <table:table-cell table:formula="of:=[.E32]*(2^([.B32]/12))" office:value-type="float" office:value="66240.0255127666">
            <text:p>66240,0255</text:p>
          </table:table-cell>
          <table:table-cell table:formula="of:=ROUND([.F32])" office:value-type="float" office:value="66240">
            <text:p>66240</text:p>
          </table:table-cell>
          <table:table-cell table:formula="of:=DEC2HEX([.G32])" office:value-type="string" office:string-value="102C0">
            <text:p>102C0</text:p>
          </table:table-cell>
          <table:table-cell table:formula="of:=2164*(2^([.A32]/12))" office:value-type="float" office:value="69248">
            <text:p>69248</text:p>
          </table:table-cell>
          <table:table-cell table:formula="of:=1*(2^([.A32]/12))" office:value-type="float" office:value="32">
            <text:p>32</text:p>
          </table:table-cell>
          <table:table-cell table:formula="of:=[.J32]-[.J31]" office:value-type="float" office:value="1.7960219941858">
            <text:p>1,796</text:p>
          </table:table-cell>
          <table:table-cell table:formula="of:=[.L44]/2" office:value-type="float" office:value="66240.0255127666">
            <text:p>66240,0255</text:p>
          </table:table-cell>
          <table:table-cell table:formula="of:=ROUNDDOWN([.M44]/2)" office:value-type="float" office:value="66240">
            <text:p>66240</text:p>
          </table:table-cell>
          <table:table-cell table:number-columns-repeated="4"/>
        </table:table-row>
        <table:table-row table:style-name="ro3">
          <table:table-cell table:formula="of:=[.A34]-1" office:value-type="float" office:value="61">
            <text:p>61</text:p>
          </table:table-cell>
          <table:table-cell table:formula="of:=[.B34]-1" office:value-type="float" office:value="-8">
            <text:p>-8</text:p>
          </table:table-cell>
          <table:table-cell office:value-type="string">
            <text:p>C#</text:p>
          </table:table-cell>
          <table:table-cell table:formula="of:=440*(2^([.B33]/12))" office:value-type="float" office:value="277.182630976872">
            <text:p>277,1826</text:p>
          </table:table-cell>
          <table:table-cell table:formula="of:=[.E32]" office:value-type="float" office:value="111402">
            <text:p>111402</text:p>
          </table:table-cell>
          <table:table-cell table:formula="of:=[.E33]*(2^([.B33]/12))" office:value-type="float" office:value="70178.8624001943">
            <text:p>70178,8624</text:p>
          </table:table-cell>
          <table:table-cell table:formula="of:=ROUND([.F33])" office:value-type="float" office:value="70179">
            <text:p>70179</text:p>
          </table:table-cell>
          <table:table-cell table:formula="of:=DEC2HEX([.G33])" office:value-type="string" office:string-value="11223">
            <text:p>11223</text:p>
          </table:table-cell>
          <table:table-cell table:formula="of:=2164*(2^([.A33]/12))" office:value-type="float" office:value="73365.7003581925">
            <text:p>73365,7004</text:p>
          </table:table-cell>
          <table:table-cell table:formula="of:=1*(2^([.A33]/12))" office:value-type="float" office:value="33.9028190194974">
            <text:p>33,9028</text:p>
          </table:table-cell>
          <table:table-cell table:formula="of:=[.J33]-[.J32]" office:value-type="float" office:value="1.90281901949744">
            <text:p>1,9028</text:p>
          </table:table-cell>
          <table:table-cell table:formula="of:=[.L45]/2" office:value-type="float" office:value="70178.8624001943">
            <text:p>70178,8624</text:p>
          </table:table-cell>
          <table:table-cell table:formula="of:=ROUNDDOWN([.M45]/2)" office:value-type="float" office:value="70178">
            <text:p>70178</text:p>
          </table:table-cell>
          <table:table-cell table:number-columns-repeated="4"/>
        </table:table-row>
        <table:table-row table:style-name="ro3">
          <table:table-cell table:formula="of:=[.A35]-1" office:value-type="float" office:value="62">
            <text:p>62</text:p>
          </table:table-cell>
          <table:table-cell table:formula="of:=[.B35]-1" office:value-type="float" office:value="-7">
            <text:p>-7</text:p>
          </table:table-cell>
          <table:table-cell office:value-type="string">
            <text:p>D</text:p>
          </table:table-cell>
          <table:table-cell table:formula="of:=440*(2^([.B34]/12))" office:value-type="float" office:value="293.664767917408">
            <text:p>293,6648</text:p>
          </table:table-cell>
          <table:table-cell table:formula="of:=[.E33]" office:value-type="float" office:value="111402">
            <text:p>111402</text:p>
          </table:table-cell>
          <table:table-cell table:formula="of:=[.E34]*(2^([.B34]/12))" office:value-type="float" office:value="74351.9147171251">
            <text:p>74351,9147</text:p>
          </table:table-cell>
          <table:table-cell table:formula="of:=ROUND([.F34])" office:value-type="float" office:value="74352">
            <text:p>74352</text:p>
          </table:table-cell>
          <table:table-cell table:formula="of:=DEC2HEX([.G34])" office:value-type="string" office:string-value="12270">
            <text:p>12270</text:p>
          </table:table-cell>
          <table:table-cell table:formula="of:=2164*(2^([.A34]/12))" office:value-type="float" office:value="77728.2519213275">
            <text:p>77728,2519</text:p>
          </table:table-cell>
          <table:table-cell table:formula="of:=1*(2^([.A34]/12))" office:value-type="float" office:value="35.9187855458999">
            <text:p>35,9188</text:p>
          </table:table-cell>
          <table:table-cell table:formula="of:=[.J34]-[.J33]" office:value-type="float" office:value="2.0159665264025">
            <text:p>2,016</text:p>
          </table:table-cell>
          <table:table-cell table:formula="of:=[.L46]/2" office:value-type="float" office:value="74351.9147171251">
            <text:p>74351,9147</text:p>
          </table:table-cell>
          <table:table-cell table:formula="of:=ROUNDDOWN([.M46]/2)" office:value-type="float" office:value="74351">
            <text:p>74351</text:p>
          </table:table-cell>
          <table:table-cell table:number-columns-repeated="4"/>
        </table:table-row>
        <table:table-row table:style-name="ro3">
          <table:table-cell table:formula="of:=[.A36]-1" office:value-type="float" office:value="63">
            <text:p>63</text:p>
          </table:table-cell>
          <table:table-cell table:formula="of:=[.B36]-1" office:value-type="float" office:value="-6">
            <text:p>-6</text:p>
          </table:table-cell>
          <table:table-cell office:value-type="string">
            <text:p>D#</text:p>
          </table:table-cell>
          <table:table-cell table:formula="of:=440*(2^([.B35]/12))" office:value-type="float" office:value="311.126983722081">
            <text:p>311,127</text:p>
          </table:table-cell>
          <table:table-cell table:formula="of:=[.E34]" office:value-type="float" office:value="111402">
            <text:p>111402</text:p>
          </table:table-cell>
          <table:table-cell table:formula="of:=[.E35]*(2^([.B35]/12))" office:value-type="float" office:value="78773.1096377438">
            <text:p>78773,1096</text:p>
          </table:table-cell>
          <table:table-cell table:formula="of:=ROUND([.F35])" office:value-type="float" office:value="78773">
            <text:p>78773</text:p>
          </table:table-cell>
          <table:table-cell table:formula="of:=DEC2HEX([.G35])" office:value-type="string" office:string-value="133B5">
            <text:p>133B5</text:p>
          </table:table-cell>
          <table:table-cell table:formula="of:=2164*(2^([.A35]/12))" office:value-type="float" office:value="82350.2142997084">
            <text:p>82350,2143</text:p>
          </table:table-cell>
          <table:table-cell table:formula="of:=1*(2^([.A35]/12))" office:value-type="float" office:value="38.0546276800871">
            <text:p>38,0546</text:p>
          </table:table-cell>
          <table:table-cell table:formula="of:=[.J35]-[.J34]" office:value-type="float" office:value="2.13584213418713">
            <text:p>2,1358</text:p>
          </table:table-cell>
          <table:table-cell table:formula="of:=[.L47]/2" office:value-type="float" office:value="78773.1096377438">
            <text:p>78773,1096</text:p>
          </table:table-cell>
          <table:table-cell table:formula="of:=ROUNDDOWN([.M47]/2)" office:value-type="float" office:value="78773">
            <text:p>78773</text:p>
          </table:table-cell>
          <table:table-cell table:number-columns-repeated="4"/>
        </table:table-row>
        <table:table-row table:style-name="ro3">
          <table:table-cell table:formula="of:=[.A37]-1" office:value-type="float" office:value="64">
            <text:p>64</text:p>
          </table:table-cell>
          <table:table-cell table:formula="of:=[.B37]-1" office:value-type="float" office:value="-5">
            <text:p>-5</text:p>
          </table:table-cell>
          <table:table-cell office:value-type="string">
            <text:p>E</text:p>
          </table:table-cell>
          <table:table-cell table:formula="of:=440*(2^([.B36]/12))" office:value-type="float" office:value="329.62755691287">
            <text:p>329,6276</text:p>
          </table:table-cell>
          <table:table-cell table:formula="of:=[.E35]" office:value-type="float" office:value="111402">
            <text:p>111402</text:p>
          </table:table-cell>
          <table:table-cell table:formula="of:=[.E36]*(2^([.B36]/12))" office:value-type="float" office:value="83457.202489108">
            <text:p>83457,2025</text:p>
          </table:table-cell>
          <table:table-cell table:formula="of:=ROUND([.F36])" office:value-type="float" office:value="83457">
            <text:p>83457</text:p>
          </table:table-cell>
          <table:table-cell table:formula="of:=DEC2HEX([.G36])" office:value-type="string" office:string-value="14601">
            <text:p>14601</text:p>
          </table:table-cell>
          <table:table-cell table:formula="of:=2164*(2^([.A36]/12))" office:value-type="float" office:value="87247.0128631202">
            <text:p>87247,0129</text:p>
          </table:table-cell>
          <table:table-cell table:formula="of:=1*(2^([.A36]/12))" office:value-type="float" office:value="40.3174735966359">
            <text:p>40,3175</text:p>
          </table:table-cell>
          <table:table-cell table:formula="of:=[.J36]-[.J35]" office:value-type="float" office:value="2.26284591654886">
            <text:p>2,2628</text:p>
          </table:table-cell>
          <table:table-cell table:formula="of:=[.L48]/2" office:value-type="float" office:value="83457.202489108">
            <text:p>83457,2025</text:p>
          </table:table-cell>
          <table:table-cell table:formula="of:=ROUNDDOWN([.M48]/2)" office:value-type="float" office:value="83457">
            <text:p>83457</text:p>
          </table:table-cell>
          <table:table-cell table:number-columns-repeated="4"/>
        </table:table-row>
        <table:table-row table:style-name="ro3">
          <table:table-cell table:formula="of:=[.A38]-1" office:value-type="float" office:value="65">
            <text:p>65</text:p>
          </table:table-cell>
          <table:table-cell table:formula="of:=[.B38]-1" office:value-type="float" office:value="-4">
            <text:p>-4</text:p>
          </table:table-cell>
          <table:table-cell office:value-type="string">
            <text:p>F</text:p>
          </table:table-cell>
          <table:table-cell table:formula="of:=440*(2^([.B37]/12))" office:value-type="float" office:value="349.228231433004">
            <text:p>349,2282</text:p>
          </table:table-cell>
          <table:table-cell table:formula="of:=[.E36]" office:value-type="float" office:value="111402">
            <text:p>111402</text:p>
          </table:table-cell>
          <table:table-cell table:formula="of:=[.E37]*(2^([.B37]/12))" office:value-type="float" office:value="88419.8259956807">
            <text:p>88419,826</text:p>
          </table:table-cell>
          <table:table-cell table:formula="of:=ROUND([.F37])" office:value-type="float" office:value="88420">
            <text:p>88420</text:p>
          </table:table-cell>
          <table:table-cell table:formula="of:=DEC2HEX([.G37])" office:value-type="string" office:string-value="15964">
            <text:p>15964</text:p>
          </table:table-cell>
          <table:table-cell table:formula="of:=2164*(2^([.A37]/12))" office:value-type="float" office:value="92434.9902215666">
            <text:p>92434,9902</text:p>
          </table:table-cell>
          <table:table-cell table:formula="of:=1*(2^([.A37]/12))" office:value-type="float" office:value="42.7148753334411">
            <text:p>42,7149</text:p>
          </table:table-cell>
          <table:table-cell table:formula="of:=[.J37]-[.J36]" office:value-type="float" office:value="2.39740173680517">
            <text:p>2,3974</text:p>
          </table:table-cell>
          <table:table-cell table:formula="of:=[.L49]/2" office:value-type="float" office:value="88419.8259956807">
            <text:p>88419,826</text:p>
          </table:table-cell>
          <table:table-cell table:formula="of:=ROUNDDOWN([.M49]/2)" office:value-type="float" office:value="88419">
            <text:p>88419</text:p>
          </table:table-cell>
          <table:table-cell/>
          <table:table-cell table:formula="of:=255+64" office:value-type="float" office:value="319">
            <text:p>319</text:p>
          </table:table-cell>
          <table:table-cell table:number-columns-repeated="2"/>
        </table:table-row>
        <table:table-row table:style-name="ro3">
          <table:table-cell table:formula="of:=[.A39]-1" office:value-type="float" office:value="66">
            <text:p>66</text:p>
          </table:table-cell>
          <table:table-cell table:formula="of:=[.B39]-1" office:value-type="float" office:value="-3">
            <text:p>-3</text:p>
          </table:table-cell>
          <table:table-cell office:value-type="string">
            <text:p>F#</text:p>
          </table:table-cell>
          <table:table-cell table:formula="of:=440*(2^([.B38]/12))" office:value-type="float" office:value="369.994422711634">
            <text:p>369,9944</text:p>
          </table:table-cell>
          <table:table-cell table:formula="of:=[.E37]" office:value-type="float" office:value="111402">
            <text:p>111402</text:p>
          </table:table-cell>
          <table:table-cell table:formula="of:=[.E38]*(2^([.B38]/12))" office:value-type="float" office:value="93677.5424520943">
            <text:p>93677,5425</text:p>
          </table:table-cell>
          <table:table-cell table:formula="of:=ROUND([.F38])" office:value-type="float" office:value="93678">
            <text:p>93678</text:p>
          </table:table-cell>
          <table:table-cell table:formula="of:=DEC2HEX([.G38])" office:value-type="string" office:string-value="16DEE">
            <text:p>16DEE</text:p>
          </table:table-cell>
          <table:table-cell table:formula="of:=2164*(2^([.A38]/12))" office:value-type="float" office:value="97931.4607672121">
            <text:p>97931,4608</text:p>
          </table:table-cell>
          <table:table-cell table:formula="of:=1*(2^([.A38]/12))" office:value-type="float" office:value="45.254833995939">
            <text:p>45,2548</text:p>
          </table:table-cell>
          <table:table-cell table:formula="of:=[.J38]-[.J37]" office:value-type="float" office:value="2.53995866249794">
            <text:p>2,54</text:p>
          </table:table-cell>
          <table:table-cell table:formula="of:=[.L50]/2" office:value-type="float" office:value="93677.5424520943">
            <text:p>93677,5425</text:p>
          </table:table-cell>
          <table:table-cell table:formula="of:=ROUNDDOWN([.M50]/2)" office:value-type="float" office:value="93677">
            <text:p>93677</text:p>
          </table:table-cell>
          <table:table-cell/>
          <table:table-cell table:formula="of:=2^9" office:value-type="float" office:value="512">
            <text:p>512</text:p>
          </table:table-cell>
          <table:table-cell table:number-columns-repeated="2"/>
        </table:table-row>
        <table:table-row table:style-name="ro3">
          <table:table-cell table:formula="of:=[.A40]-1" office:value-type="float" office:value="67">
            <text:p>67</text:p>
          </table:table-cell>
          <table:table-cell table:formula="of:=[.B40]-1" office:value-type="float" office:value="-2">
            <text:p>-2</text:p>
          </table:table-cell>
          <table:table-cell office:value-type="string">
            <text:p>G</text:p>
          </table:table-cell>
          <table:table-cell table:formula="of:=440*(2^([.B39]/12))" office:value-type="float" office:value="391.995435981749">
            <text:p>391,9954</text:p>
          </table:table-cell>
          <table:table-cell table:formula="of:=[.E38]" office:value-type="float" office:value="111402">
            <text:p>111402</text:p>
          </table:table-cell>
          <table:table-cell table:formula="of:=[.E39]*(2^([.B39]/12))" office:value-type="float" office:value="99247.8989982701">
            <text:p>99247,899</text:p>
          </table:table-cell>
          <table:table-cell table:formula="of:=ROUND([.F39])" office:value-type="float" office:value="99248">
            <text:p>99248</text:p>
          </table:table-cell>
          <table:table-cell table:formula="of:=DEC2HEX([.G39])" office:value-type="string" office:string-value="183B0">
            <text:p>183B0</text:p>
          </table:table-cell>
          <table:table-cell table:formula="of:=2164*(2^([.A39]/12))" office:value-type="float" office:value="103754.768459556">
            <text:p>103754,7685</text:p>
          </table:table-cell>
          <table:table-cell table:formula="of:=1*(2^([.A39]/12))" office:value-type="float" office:value="47.9458264600538">
            <text:p>47,9458</text:p>
          </table:table-cell>
          <table:table-cell table:formula="of:=[.J39]-[.J38]" office:value-type="float" office:value="2.69099246411476">
            <text:p>2,691</text:p>
          </table:table-cell>
          <table:table-cell table:formula="of:=[.L51]/2" office:value-type="float" office:value="99247.8989982701">
            <text:p>99247,899</text:p>
          </table:table-cell>
          <table:table-cell table:formula="of:=ROUNDDOWN([.M51]/2)" office:value-type="float" office:value="99247">
            <text:p>99247</text:p>
          </table:table-cell>
          <table:table-cell/>
          <table:table-cell table:formula="of:=64/12" office:value-type="float" office:value="5.33333333333333">
            <text:p>5,3333</text:p>
          </table:table-cell>
          <table:table-cell table:number-columns-repeated="2"/>
        </table:table-row>
        <table:table-row table:style-name="ro3">
          <table:table-cell table:formula="of:=[.A41]-1" office:value-type="float" office:value="68">
            <text:p>68</text:p>
          </table:table-cell>
          <table:table-cell table:formula="of:=[.B41]-1" office:value-type="float" office:value="-1">
            <text:p>-1</text:p>
          </table:table-cell>
          <table:table-cell office:value-type="string">
            <text:p>G#</text:p>
          </table:table-cell>
          <table:table-cell table:formula="of:=440*(2^([.B40]/12))" office:value-type="float" office:value="415.304697579945">
            <text:p>415,3047</text:p>
          </table:table-cell>
          <table:table-cell table:formula="of:=[.E39]" office:value-type="float" office:value="111402">
            <text:p>111402</text:p>
          </table:table-cell>
          <table:table-cell table:formula="of:=[.E40]*(2^([.B40]/12))" office:value-type="float" office:value="105149.486181366">
            <text:p>105149,4862</text:p>
          </table:table-cell>
          <table:table-cell table:formula="of:=ROUND([.F40])" office:value-type="float" office:value="105149">
            <text:p>105149</text:p>
          </table:table-cell>
          <table:table-cell table:formula="of:=DEC2HEX([.G40])" office:value-type="string" office:string-value="19ABD">
            <text:p>19ABD</text:p>
          </table:table-cell>
          <table:table-cell table:formula="of:=2164*(2^([.A40]/12))" office:value-type="float" office:value="109924.348046694">
            <text:p>109924,348</text:p>
          </table:table-cell>
          <table:table-cell table:formula="of:=1*(2^([.A40]/12))" office:value-type="float" office:value="50.7968336629824">
            <text:p>50,7968</text:p>
          </table:table-cell>
          <table:table-cell table:formula="of:=[.J40]-[.J39]" office:value-type="float" office:value="2.85100720292859">
            <text:p>2,851</text:p>
          </table:table-cell>
          <table:table-cell table:formula="of:=[.L52]/2" office:value-type="float" office:value="105149.486181366">
            <text:p>105149,4862</text:p>
          </table:table-cell>
          <table:table-cell table:formula="of:=ROUNDDOWN([.M52]/2)" office:value-type="float" office:value="105149">
            <text:p>105149</text:p>
          </table:table-cell>
          <table:table-cell table:number-columns-repeated="4"/>
        </table:table-row>
        <table:table-row table:style-name="ro3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 office:value-type="float" office:value="440">
            <text:p>440</text:p>
          </table:table-cell>
          <table:table-cell table:formula="of:=[.E40]" office:value-type="float" office:value="111402">
            <text:p>111402</text:p>
          </table:table-cell>
          <table:table-cell table:formula="of:=[.E41]*(2^([.B41]/12))" office:value-type="float" office:value="111402">
            <text:p>111402</text:p>
          </table:table-cell>
          <table:table-cell table:formula="of:=ROUND([.F41])" office:value-type="float" office:value="111402">
            <text:p>111402</text:p>
          </table:table-cell>
          <table:table-cell table:formula="of:=DEC2HEX([.G41])" office:value-type="string" office:string-value="1B32A">
            <text:p>1B32A</text:p>
          </table:table-cell>
          <table:table-cell table:formula="of:=2164*(2^([.A41]/12))" office:value-type="float" office:value="116460.789926978">
            <text:p>116460,7899</text:p>
          </table:table-cell>
          <table:table-cell table:formula="of:=1*(2^([.A41]/12))" office:value-type="float" office:value="53.8173705762377">
            <text:p>53,8174</text:p>
          </table:table-cell>
          <table:table-cell table:formula="of:=[.J41]-[.J40]" office:value-type="float" office:value="3.02053691325533">
            <text:p>3,0205</text:p>
          </table:table-cell>
          <table:table-cell table:formula="of:=[.L53]/2" office:value-type="float" office:value="111402">
            <text:p>111402</text:p>
          </table:table-cell>
          <table:table-cell table:formula="of:=ROUNDDOWN([.M53]/2)" office:value-type="float" office:value="111402">
            <text:p>111402</text:p>
          </table:table-cell>
          <table:table-cell table:number-columns-repeated="4"/>
        </table:table-row>
        <table:table-row table:style-name="ro3">
          <table:table-cell table:formula="of:=[.A41]+1" office:value-type="float" office:value="70">
            <text:p>70</text:p>
          </table:table-cell>
          <table:table-cell table:formula="of:=[.B41]+1" office:value-type="float" office:value="1">
            <text:p>1</text:p>
          </table:table-cell>
          <table:table-cell office:value-type="string">
            <text:p>A#</text:p>
          </table:table-cell>
          <table:table-cell table:formula="of:=440*(2^([.B42]/12))" office:value-type="float" office:value="466.16376151809">
            <text:p>466,1638</text:p>
          </table:table-cell>
          <table:table-cell table:formula="of:=[.E41]" office:value-type="float" office:value="111402">
            <text:p>111402</text:p>
          </table:table-cell>
          <table:table-cell table:formula="of:=[.E42]*(2^([.B42]/12))" office:value-type="float" office:value="118026.307637814">
            <text:p>118026,3076</text:p>
          </table:table-cell>
          <table:table-cell table:formula="of:=ROUND([.F42])" office:value-type="float" office:value="118026">
            <text:p>118026</text:p>
          </table:table-cell>
          <table:table-cell table:formula="of:=DEC2HEX([.G42])" office:value-type="string" office:string-value="1CD0A">
            <text:p>1CD0A</text:p>
          </table:table-cell>
          <table:table-cell table:formula="of:=2164*(2^([.A42]/12))" office:value-type="float" office:value="123385.908867564">
            <text:p>123385,9089</text:p>
          </table:table-cell>
          <table:table-cell table:formula="of:=1*(2^([.A42]/12))" office:value-type="float" office:value="57.0175179609817">
            <text:p>57,0175</text:p>
          </table:table-cell>
          <table:table-cell table:formula="of:=[.J42]-[.J41]" office:value-type="float" office:value="3.20014738474398">
            <text:p>3,2001</text:p>
          </table:table-cell>
          <table:table-cell table:formula="of:=[.L54]/2" office:value-type="float" office:value="118026.307637814">
            <text:p>118026,3076</text:p>
          </table:table-cell>
          <table:table-cell table:formula="of:=ROUNDDOWN([.M54]/2)" office:value-type="float" office:value="118026">
            <text:p>118026</text:p>
          </table:table-cell>
          <table:table-cell table:number-columns-repeated="4"/>
        </table:table-row>
        <table:table-row table:style-name="ro3">
          <table:table-cell table:formula="of:=[.A42]+1" office:value-type="float" office:value="71">
            <text:p>71</text:p>
          </table:table-cell>
          <table:table-cell table:formula="of:=[.B42]+1" office:value-type="float" office:value="2">
            <text:p>2</text:p>
          </table:table-cell>
          <table:table-cell office:value-type="string">
            <text:p>B</text:p>
          </table:table-cell>
          <table:table-cell table:formula="of:=440*(2^([.B43]/12))" office:value-type="float" office:value="493.883301256124">
            <text:p>493,8833</text:p>
          </table:table-cell>
          <table:table-cell table:formula="of:=[.E42]" office:value-type="float" office:value="111402">
            <text:p>111402</text:p>
          </table:table-cell>
          <table:table-cell table:formula="of:=[.E43]*(2^([.B43]/12))" office:value-type="float" office:value="125044.517105761">
            <text:p>125044,5171</text:p>
          </table:table-cell>
          <table:table-cell table:formula="of:=ROUND([.F43])" office:value-type="float" office:value="125045">
            <text:p>125045</text:p>
          </table:table-cell>
          <table:table-cell table:formula="of:=DEC2HEX([.G43])" office:value-type="string" office:string-value="1E875">
            <text:p>1E875</text:p>
          </table:table-cell>
          <table:table-cell table:formula="of:=2164*(2^([.A43]/12))" office:value-type="float" office:value="130722.816809164">
            <text:p>130722,8168</text:p>
          </table:table-cell>
          <table:table-cell table:formula="of:=1*(2^([.A43]/12))" office:value-type="float" office:value="60.4079560116284">
            <text:p>60,408</text:p>
          </table:table-cell>
          <table:table-cell table:formula="of:=[.J43]-[.J42]" office:value-type="float" office:value="3.39043805064669">
            <text:p>3,3904</text:p>
          </table:table-cell>
          <table:table-cell table:formula="of:=[.L55]/2" office:value-type="float" office:value="125044.517105761">
            <text:p>125044,5171</text:p>
          </table:table-cell>
          <table:table-cell table:formula="of:=ROUNDDOWN([.M55]/2)" office:value-type="float" office:value="125044">
            <text:p>125044</text:p>
          </table:table-cell>
          <table:table-cell table:number-columns-repeated="4"/>
        </table:table-row>
        <table:table-row table:style-name="ro3">
          <table:table-cell table:formula="of:=[.A43]+1" office:value-type="float" office:value="72">
            <text:p>72</text:p>
          </table:table-cell>
          <table:table-cell table:formula="of:=[.B43]+1" office:value-type="float" office:value="3">
            <text:p>3</text:p>
          </table:table-cell>
          <table:table-cell office:value-type="string">
            <text:p>C</text:p>
          </table:table-cell>
          <table:table-cell table:formula="of:=440*(2^([.B44]/12))" office:value-type="float" office:value="523.251130601197">
            <text:p>523,2511</text:p>
          </table:table-cell>
          <table:table-cell table:formula="of:=[.E43]" office:value-type="float" office:value="111402">
            <text:p>111402</text:p>
          </table:table-cell>
          <table:table-cell table:formula="of:=[.E44]*(2^([.B44]/12))" office:value-type="float" office:value="132480.051025533">
            <text:p>132480,051</text:p>
          </table:table-cell>
          <table:table-cell table:formula="of:=ROUND([.F44])" office:value-type="float" office:value="132480">
            <text:p>132480</text:p>
          </table:table-cell>
          <table:table-cell table:formula="of:=DEC2HEX([.G44])" office:value-type="string" office:string-value="20580">
            <text:p>20580</text:p>
          </table:table-cell>
          <table:table-cell table:formula="of:=2164*(2^([.A44]/12))" office:value-type="float" office:value="138496">
            <text:p>138496</text:p>
          </table:table-cell>
          <table:table-cell table:formula="of:=1*(2^([.A44]/12))" office:value-type="float" office:value="64">
            <text:p>64</text:p>
          </table:table-cell>
          <table:table-cell table:formula="of:=[.J44]-[.J43]" office:value-type="float" office:value="3.59204398837161">
            <text:p>3,592</text:p>
          </table:table-cell>
          <table:table-cell table:formula="of:=[.L56]/2" office:value-type="float" office:value="132480.051025533">
            <text:p>132480,051</text:p>
          </table:table-cell>
          <table:table-cell table:formula="of:=ROUNDDOWN([.M56]/2)" office:value-type="float" office:value="132480">
            <text:p>132480</text:p>
          </table:table-cell>
          <table:table-cell table:number-columns-repeated="4"/>
        </table:table-row>
        <table:table-row table:style-name="ro3">
          <table:table-cell table:formula="of:=[.A44]+1" office:value-type="float" office:value="73">
            <text:p>73</text:p>
          </table:table-cell>
          <table:table-cell table:formula="of:=[.B44]+1" office:value-type="float" office:value="4">
            <text:p>4</text:p>
          </table:table-cell>
          <table:table-cell office:value-type="string">
            <text:p>C#</text:p>
          </table:table-cell>
          <table:table-cell table:formula="of:=440*(2^([.B45]/12))" office:value-type="float" office:value="554.365261953744">
            <text:p>554,3653</text:p>
          </table:table-cell>
          <table:table-cell table:formula="of:=[.E44]" office:value-type="float" office:value="111402">
            <text:p>111402</text:p>
          </table:table-cell>
          <table:table-cell table:formula="of:=[.E45]*(2^([.B45]/12))" office:value-type="float" office:value="140357.724800389">
            <text:p>140357,7248</text:p>
          </table:table-cell>
          <table:table-cell table:formula="of:=ROUND([.F45])" office:value-type="float" office:value="140358">
            <text:p>140358</text:p>
          </table:table-cell>
          <table:table-cell table:formula="of:=DEC2HEX([.G45])" office:value-type="string" office:string-value="22446">
            <text:p>22446</text:p>
          </table:table-cell>
          <table:table-cell table:formula="of:=2164*(2^([.A45]/12))" office:value-type="float" office:value="146731.400716385">
            <text:p>146731,4007</text:p>
          </table:table-cell>
          <table:table-cell table:formula="of:=1*(2^([.A45]/12))" office:value-type="float" office:value="67.8056380389949">
            <text:p>67,8056</text:p>
          </table:table-cell>
          <table:table-cell table:formula="of:=[.J45]-[.J44]" office:value-type="float" office:value="3.80563803899489">
            <text:p>3,8056</text:p>
          </table:table-cell>
          <table:table-cell table:formula="of:=[.L57]/2" office:value-type="float" office:value="140357.724800389">
            <text:p>140357,7248</text:p>
          </table:table-cell>
          <table:table-cell table:formula="of:=ROUNDDOWN([.M57]/2)" office:value-type="float" office:value="140357">
            <text:p>140357</text:p>
          </table:table-cell>
          <table:table-cell table:number-columns-repeated="4"/>
        </table:table-row>
        <table:table-row table:style-name="ro3">
          <table:table-cell table:formula="of:=[.A45]+1" office:value-type="float" office:value="74">
            <text:p>74</text:p>
          </table:table-cell>
          <table:table-cell table:formula="of:=[.B45]+1" office:value-type="float" office:value="5">
            <text:p>5</text:p>
          </table:table-cell>
          <table:table-cell office:value-type="string">
            <text:p>D</text:p>
          </table:table-cell>
          <table:table-cell table:formula="of:=440*(2^([.B46]/12))" office:value-type="float" office:value="587.329535834815">
            <text:p>587,3295</text:p>
          </table:table-cell>
          <table:table-cell table:formula="of:=[.E45]" office:value-type="float" office:value="111402">
            <text:p>111402</text:p>
          </table:table-cell>
          <table:table-cell table:formula="of:=[.E46]*(2^([.B46]/12))" office:value-type="float" office:value="148703.82943425">
            <text:p>148703,8294</text:p>
          </table:table-cell>
          <table:table-cell table:formula="of:=ROUND([.F46])" office:value-type="float" office:value="148704">
            <text:p>148704</text:p>
          </table:table-cell>
          <table:table-cell table:formula="of:=DEC2HEX([.G46])" office:value-type="string" office:string-value="244E0">
            <text:p>244E0</text:p>
          </table:table-cell>
          <table:table-cell table:formula="of:=2164*(2^([.A46]/12))" office:value-type="float" office:value="155456.503842655">
            <text:p>155456,5038</text:p>
          </table:table-cell>
          <table:table-cell table:formula="of:=1*(2^([.A46]/12))" office:value-type="float" office:value="71.8375710917999">
            <text:p>71,8376</text:p>
          </table:table-cell>
          <table:table-cell table:formula="of:=[.J46]-[.J45]" office:value-type="float" office:value="4.031933052805">
            <text:p>4,0319</text:p>
          </table:table-cell>
          <table:table-cell table:formula="of:=[.L58]/2" office:value-type="float" office:value="148703.82943425">
            <text:p>148703,8294</text:p>
          </table:table-cell>
          <table:table-cell table:formula="of:=ROUNDDOWN([.M58]/2)" office:value-type="float" office:value="148703">
            <text:p>148703</text:p>
          </table:table-cell>
          <table:table-cell table:number-columns-repeated="4"/>
        </table:table-row>
        <table:table-row table:style-name="ro3">
          <table:table-cell table:formula="of:=[.A46]+1" office:value-type="float" office:value="75">
            <text:p>75</text:p>
          </table:table-cell>
          <table:table-cell table:formula="of:=[.B46]+1" office:value-type="float" office:value="6">
            <text:p>6</text:p>
          </table:table-cell>
          <table:table-cell office:value-type="string">
            <text:p>D#</text:p>
          </table:table-cell>
          <table:table-cell table:formula="of:=440*(2^([.B47]/12))" office:value-type="float" office:value="622.253967444162">
            <text:p>622,254</text:p>
          </table:table-cell>
          <table:table-cell table:formula="of:=[.E46]" office:value-type="float" office:value="111402">
            <text:p>111402</text:p>
          </table:table-cell>
          <table:table-cell table:formula="of:=[.E47]*(2^([.B47]/12))" office:value-type="float" office:value="157546.219275488">
            <text:p>157546,2193</text:p>
          </table:table-cell>
          <table:table-cell table:formula="of:=ROUND([.F47])" office:value-type="float" office:value="157546">
            <text:p>157546</text:p>
          </table:table-cell>
          <table:table-cell table:formula="of:=DEC2HEX([.G47])" office:value-type="string" office:string-value="2676A">
            <text:p>2676A</text:p>
          </table:table-cell>
          <table:table-cell table:formula="of:=2164*(2^([.A47]/12))" office:value-type="float" office:value="164700.428599417">
            <text:p>164700,4286</text:p>
          </table:table-cell>
          <table:table-cell table:formula="of:=1*(2^([.A47]/12))" office:value-type="float" office:value="76.1092553601741">
            <text:p>76,1093</text:p>
          </table:table-cell>
          <table:table-cell table:formula="of:=[.J47]-[.J46]" office:value-type="float" office:value="4.27168426837426">
            <text:p>4,2717</text:p>
          </table:table-cell>
          <table:table-cell table:formula="of:=[.L59]/2" office:value-type="float" office:value="157546.219275488">
            <text:p>157546,2193</text:p>
          </table:table-cell>
          <table:table-cell table:formula="of:=ROUNDDOWN([.M59]/2)" office:value-type="float" office:value="157546">
            <text:p>157546</text:p>
          </table:table-cell>
          <table:table-cell table:number-columns-repeated="4"/>
        </table:table-row>
        <table:table-row table:style-name="ro3">
          <table:table-cell table:formula="of:=[.A47]+1" office:value-type="float" office:value="76">
            <text:p>76</text:p>
          </table:table-cell>
          <table:table-cell table:formula="of:=[.B47]+1" office:value-type="float" office:value="7">
            <text:p>7</text:p>
          </table:table-cell>
          <table:table-cell office:value-type="string">
            <text:p>E</text:p>
          </table:table-cell>
          <table:table-cell table:formula="of:=440*(2^([.B48]/12))" office:value-type="float" office:value="659.25511382574">
            <text:p>659,2551</text:p>
          </table:table-cell>
          <table:table-cell table:formula="of:=[.E47]" office:value-type="float" office:value="111402">
            <text:p>111402</text:p>
          </table:table-cell>
          <table:table-cell table:formula="of:=[.E48]*(2^([.B48]/12))" office:value-type="float" office:value="166914.404978216">
            <text:p>166914,405</text:p>
          </table:table-cell>
          <table:table-cell table:formula="of:=ROUND([.F48])" office:value-type="float" office:value="166914">
            <text:p>166914</text:p>
          </table:table-cell>
          <table:table-cell table:formula="of:=DEC2HEX([.G48])" office:value-type="string" office:string-value="28C02">
            <text:p>28C02</text:p>
          </table:table-cell>
          <table:table-cell table:formula="of:=2164*(2^([.A48]/12))" office:value-type="float" office:value="174494.02572624">
            <text:p>174494,0257</text:p>
          </table:table-cell>
          <table:table-cell table:formula="of:=1*(2^([.A48]/12))" office:value-type="float" office:value="80.6349471932719">
            <text:p>80,6349</text:p>
          </table:table-cell>
          <table:table-cell table:formula="of:=[.J48]-[.J47]" office:value-type="float" office:value="4.52569183309772">
            <text:p>4,5257</text:p>
          </table:table-cell>
          <table:table-cell table:formula="of:=[.L60]/2" office:value-type="float" office:value="166914.404978216">
            <text:p>166914,405</text:p>
          </table:table-cell>
          <table:table-cell table:formula="of:=ROUNDDOWN([.M60]/2)" office:value-type="float" office:value="166914">
            <text:p>166914</text:p>
          </table:table-cell>
          <table:table-cell table:number-columns-repeated="4"/>
        </table:table-row>
        <table:table-row table:style-name="ro3">
          <table:table-cell table:formula="of:=[.A48]+1" office:value-type="float" office:value="77">
            <text:p>77</text:p>
          </table:table-cell>
          <table:table-cell table:formula="of:=[.B48]+1" office:value-type="float" office:value="8">
            <text:p>8</text:p>
          </table:table-cell>
          <table:table-cell office:value-type="string">
            <text:p>F</text:p>
          </table:table-cell>
          <table:table-cell table:formula="of:=440*(2^([.B49]/12))" office:value-type="float" office:value="698.456462866008">
            <text:p>698,4565</text:p>
          </table:table-cell>
          <table:table-cell table:formula="of:=[.E48]" office:value-type="float" office:value="111402">
            <text:p>111402</text:p>
          </table:table-cell>
          <table:table-cell table:formula="of:=[.E49]*(2^([.B49]/12))" office:value-type="float" office:value="176839.651991361">
            <text:p>176839,652</text:p>
          </table:table-cell>
          <table:table-cell table:formula="of:=ROUND([.F49])" office:value-type="float" office:value="176840">
            <text:p>176840</text:p>
          </table:table-cell>
          <table:table-cell table:formula="of:=DEC2HEX([.G49])" office:value-type="string" office:string-value="2B2C8">
            <text:p>2B2C8</text:p>
          </table:table-cell>
          <table:table-cell table:formula="of:=2164*(2^([.A49]/12))" office:value-type="float" office:value="184869.980443133">
            <text:p>184869,9804</text:p>
          </table:table-cell>
          <table:table-cell table:formula="of:=1*(2^([.A49]/12))" office:value-type="float" office:value="85.4297506668822">
            <text:p>85,4298</text:p>
          </table:table-cell>
          <table:table-cell table:formula="of:=[.J49]-[.J48]" office:value-type="float" office:value="4.79480347361034">
            <text:p>4,7948</text:p>
          </table:table-cell>
          <table:table-cell table:formula="of:=[.L61]/2" office:value-type="float" office:value="176839.651991361">
            <text:p>176839,652</text:p>
          </table:table-cell>
          <table:table-cell table:formula="of:=ROUNDDOWN([.M61]/2)" office:value-type="float" office:value="176839">
            <text:p>176839</text:p>
          </table:table-cell>
          <table:table-cell table:number-columns-repeated="4"/>
        </table:table-row>
        <table:table-row table:style-name="ro3">
          <table:table-cell table:formula="of:=[.A49]+1" office:value-type="float" office:value="78">
            <text:p>78</text:p>
          </table:table-cell>
          <table:table-cell table:formula="of:=[.B49]+1" office:value-type="float" office:value="9">
            <text:p>9</text:p>
          </table:table-cell>
          <table:table-cell office:value-type="string">
            <text:p>F#</text:p>
          </table:table-cell>
          <table:table-cell table:formula="of:=440*(2^([.B50]/12))" office:value-type="float" office:value="739.988845423269">
            <text:p>739,9888</text:p>
          </table:table-cell>
          <table:table-cell table:formula="of:=[.E49]" office:value-type="float" office:value="111402">
            <text:p>111402</text:p>
          </table:table-cell>
          <table:table-cell table:formula="of:=[.E50]*(2^([.B50]/12))" office:value-type="float" office:value="187355.084904189">
            <text:p>187355,0849</text:p>
          </table:table-cell>
          <table:table-cell table:formula="of:=ROUND([.F50])" office:value-type="float" office:value="187355">
            <text:p>187355</text:p>
          </table:table-cell>
          <table:table-cell table:formula="of:=DEC2HEX([.G50])" office:value-type="string" office:string-value="2DBDB">
            <text:p>2DBDB</text:p>
          </table:table-cell>
          <table:table-cell table:formula="of:=2164*(2^([.A50]/12))" office:value-type="float" office:value="195862.921534424">
            <text:p>195862,9215</text:p>
          </table:table-cell>
          <table:table-cell table:formula="of:=1*(2^([.A50]/12))" office:value-type="float" office:value="90.5096679918781">
            <text:p>90,5097</text:p>
          </table:table-cell>
          <table:table-cell table:formula="of:=[.J50]-[.J49]" office:value-type="float" office:value="5.07991732499588">
            <text:p>5,0799</text:p>
          </table:table-cell>
          <table:table-cell table:formula="of:=[.L62]/2" office:value-type="float" office:value="187355.084904189">
            <text:p>187355,0849</text:p>
          </table:table-cell>
          <table:table-cell table:formula="of:=ROUNDDOWN([.M62]/2)" office:value-type="float" office:value="187355">
            <text:p>187355</text:p>
          </table:table-cell>
          <table:table-cell table:number-columns-repeated="4"/>
        </table:table-row>
        <table:table-row table:style-name="ro3">
          <table:table-cell table:formula="of:=[.A50]+1" office:value-type="float" office:value="79">
            <text:p>79</text:p>
          </table:table-cell>
          <table:table-cell table:formula="of:=[.B50]+1" office:value-type="float" office:value="10">
            <text:p>10</text:p>
          </table:table-cell>
          <table:table-cell office:value-type="string">
            <text:p>G</text:p>
          </table:table-cell>
          <table:table-cell table:formula="of:=440*(2^([.B51]/12))" office:value-type="float" office:value="783.990871963499">
            <text:p>783,9909</text:p>
          </table:table-cell>
          <table:table-cell table:formula="of:=[.E50]" office:value-type="float" office:value="111402">
            <text:p>111402</text:p>
          </table:table-cell>
          <table:table-cell table:formula="of:=[.E51]*(2^([.B51]/12))" office:value-type="float" office:value="198495.79799654">
            <text:p>198495,798</text:p>
          </table:table-cell>
          <table:table-cell table:formula="of:=ROUND([.F51])" office:value-type="float" office:value="198496">
            <text:p>198496</text:p>
          </table:table-cell>
          <table:table-cell table:formula="of:=DEC2HEX([.G51])" office:value-type="string" office:string-value="30760">
            <text:p>30760</text:p>
          </table:table-cell>
          <table:table-cell table:formula="of:=2164*(2^([.A51]/12))" office:value-type="float" office:value="207509.536919113">
            <text:p>207509,5369</text:p>
          </table:table-cell>
          <table:table-cell table:formula="of:=1*(2^([.A51]/12))" office:value-type="float" office:value="95.8916529201076">
            <text:p>95,8917</text:p>
          </table:table-cell>
          <table:table-cell table:formula="of:=[.J51]-[.J50]" office:value-type="float" office:value="5.38198492822951">
            <text:p>5,382</text:p>
          </table:table-cell>
          <table:table-cell table:formula="of:=[.L63]/2" office:value-type="float" office:value="198495.79799654">
            <text:p>198495,798</text:p>
          </table:table-cell>
          <table:table-cell table:formula="of:=ROUNDDOWN([.M63]/2)" office:value-type="float" office:value="198495">
            <text:p>198495</text:p>
          </table:table-cell>
          <table:table-cell table:number-columns-repeated="4"/>
        </table:table-row>
        <table:table-row table:style-name="ro3">
          <table:table-cell table:formula="of:=[.A51]+1" office:value-type="float" office:value="80">
            <text:p>80</text:p>
          </table:table-cell>
          <table:table-cell table:formula="of:=[.B51]+1" office:value-type="float" office:value="11">
            <text:p>11</text:p>
          </table:table-cell>
          <table:table-cell office:value-type="string">
            <text:p>G#</text:p>
          </table:table-cell>
          <table:table-cell table:formula="of:=440*(2^([.B52]/12))" office:value-type="float" office:value="830.60939515989">
            <text:p>830,6094</text:p>
          </table:table-cell>
          <table:table-cell table:formula="of:=[.E51]" office:value-type="float" office:value="111402">
            <text:p>111402</text:p>
          </table:table-cell>
          <table:table-cell table:formula="of:=[.E52]*(2^([.B52]/12))" office:value-type="float" office:value="210298.972362732">
            <text:p>210298,9724</text:p>
          </table:table-cell>
          <table:table-cell table:formula="of:=ROUND([.F52])" office:value-type="float" office:value="210299">
            <text:p>210299</text:p>
          </table:table-cell>
          <table:table-cell table:formula="of:=DEC2HEX([.G52])" office:value-type="string" office:string-value="3357B">
            <text:p>3357B</text:p>
          </table:table-cell>
          <table:table-cell table:formula="of:=2164*(2^([.A52]/12))" office:value-type="float" office:value="219848.696093388">
            <text:p>219848,6961</text:p>
          </table:table-cell>
          <table:table-cell table:formula="of:=1*(2^([.A52]/12))" office:value-type="float" office:value="101.593667325965">
            <text:p>101,5937</text:p>
          </table:table-cell>
          <table:table-cell table:formula="of:=[.J52]-[.J51]" office:value-type="float" office:value="5.70201440585718">
            <text:p>5,702</text:p>
          </table:table-cell>
          <table:table-cell table:formula="of:=[.L64]/2" office:value-type="float" office:value="210298.972362732">
            <text:p>210298,9724</text:p>
          </table:table-cell>
          <table:table-cell table:formula="of:=ROUNDDOWN([.M64]/2)" office:value-type="float" office:value="210299">
            <text:p>210299</text:p>
          </table:table-cell>
          <table:table-cell table:number-columns-repeated="4"/>
        </table:table-row>
        <table:table-row table:style-name="ro3">
          <table:table-cell table:formula="of:=[.A52]+1" office:value-type="float" office:value="81">
            <text:p>81</text:p>
          </table:table-cell>
          <table:table-cell table:formula="of:=[.B52]+1" office:value-type="float" office:value="12">
            <text:p>12</text:p>
          </table:table-cell>
          <table:table-cell office:value-type="string">
            <text:p>A</text:p>
          </table:table-cell>
          <table:table-cell table:formula="of:=440*(2^([.B53]/12))" office:value-type="float" office:value="880">
            <text:p>880</text:p>
          </table:table-cell>
          <table:table-cell table:formula="of:=[.E52]" office:value-type="float" office:value="111402">
            <text:p>111402</text:p>
          </table:table-cell>
          <table:table-cell table:formula="of:=[.E53]*(2^([.B53]/12))" office:value-type="float" office:value="222804">
            <text:p>222804</text:p>
          </table:table-cell>
          <table:table-cell table:formula="of:=ROUND([.F53])" office:value-type="float" office:value="222804">
            <text:p>222804</text:p>
          </table:table-cell>
          <table:table-cell table:formula="of:=DEC2HEX([.G53])" office:value-type="string" office:string-value="36654">
            <text:p>36654</text:p>
          </table:table-cell>
          <table:table-cell table:formula="of:=2164*(2^([.A53]/12))" office:value-type="float" office:value="232921.579853957">
            <text:p>232921,5799</text:p>
          </table:table-cell>
          <table:table-cell table:formula="of:=1*(2^([.A53]/12))" office:value-type="float" office:value="107.634741152475">
            <text:p>107,6347</text:p>
          </table:table-cell>
          <table:table-cell table:formula="of:=[.J53]-[.J52]" office:value-type="float" office:value="6.04107382651067">
            <text:p>6,0411</text:p>
          </table:table-cell>
          <table:table-cell table:formula="of:=[.L65]/2" office:value-type="float" office:value="222804">
            <text:p>222804</text:p>
          </table:table-cell>
          <table:table-cell table:formula="of:=ROUNDDOWN([.M65]/2)" office:value-type="float" office:value="222804">
            <text:p>222804</text:p>
          </table:table-cell>
          <table:table-cell table:number-columns-repeated="4"/>
        </table:table-row>
        <table:table-row table:style-name="ro3">
          <table:table-cell table:formula="of:=[.A53]+1" office:value-type="float" office:value="82">
            <text:p>82</text:p>
          </table:table-cell>
          <table:table-cell table:formula="of:=[.B53]+1" office:value-type="float" office:value="13">
            <text:p>13</text:p>
          </table:table-cell>
          <table:table-cell office:value-type="string">
            <text:p>A#</text:p>
          </table:table-cell>
          <table:table-cell table:formula="of:=440*(2^([.B54]/12))" office:value-type="float" office:value="932.32752303618">
            <text:p>932,3275</text:p>
          </table:table-cell>
          <table:table-cell table:formula="of:=[.E53]" office:value-type="float" office:value="111402">
            <text:p>111402</text:p>
          </table:table-cell>
          <table:table-cell table:formula="of:=[.E54]*(2^([.B54]/12))" office:value-type="float" office:value="236052.615275628">
            <text:p>236052,6153</text:p>
          </table:table-cell>
          <table:table-cell table:formula="of:=ROUND([.F54])" office:value-type="float" office:value="236053">
            <text:p>236053</text:p>
          </table:table-cell>
          <table:table-cell table:formula="of:=DEC2HEX([.G54])" office:value-type="string" office:string-value="39A15">
            <text:p>39A15</text:p>
          </table:table-cell>
          <table:table-cell table:formula="of:=2164*(2^([.A54]/12))" office:value-type="float" office:value="246771.817735129">
            <text:p>246771,8177</text:p>
          </table:table-cell>
          <table:table-cell table:formula="of:=1*(2^([.A54]/12))" office:value-type="float" office:value="114.035035921963">
            <text:p>114,035</text:p>
          </table:table-cell>
          <table:table-cell table:formula="of:=[.J54]-[.J53]" office:value-type="float" office:value="6.40029476948796">
            <text:p>6,4003</text:p>
          </table:table-cell>
          <table:table-cell table:formula="of:=[.L66]/2" office:value-type="float" office:value="236052.615275628">
            <text:p>236052,6153</text:p>
          </table:table-cell>
          <table:table-cell table:formula="of:=ROUNDDOWN([.M66]/2)" office:value-type="float" office:value="236052">
            <text:p>236052</text:p>
          </table:table-cell>
          <table:table-cell table:number-columns-repeated="4"/>
        </table:table-row>
        <table:table-row table:style-name="ro3">
          <table:table-cell table:formula="of:=[.A54]+1" office:value-type="float" office:value="83">
            <text:p>83</text:p>
          </table:table-cell>
          <table:table-cell table:formula="of:=[.B54]+1" office:value-type="float" office:value="14">
            <text:p>14</text:p>
          </table:table-cell>
          <table:table-cell office:value-type="string">
            <text:p>B</text:p>
          </table:table-cell>
          <table:table-cell table:formula="of:=440*(2^([.B55]/12))" office:value-type="float" office:value="987.766602512248">
            <text:p>987,7666</text:p>
          </table:table-cell>
          <table:table-cell table:formula="of:=[.E54]" office:value-type="float" office:value="111402">
            <text:p>111402</text:p>
          </table:table-cell>
          <table:table-cell table:formula="of:=[.E55]*(2^([.B55]/12))" office:value-type="float" office:value="250089.034211522">
            <text:p>250089,0342</text:p>
          </table:table-cell>
          <table:table-cell table:formula="of:=ROUND([.F55])" office:value-type="float" office:value="250089">
            <text:p>250089</text:p>
          </table:table-cell>
          <table:table-cell table:formula="of:=DEC2HEX([.G55])" office:value-type="string" office:string-value="3D0E9">
            <text:p>3D0E9</text:p>
          </table:table-cell>
          <table:table-cell table:formula="of:=2164*(2^([.A55]/12))" office:value-type="float" office:value="261445.633618328">
            <text:p>261445,6336</text:p>
          </table:table-cell>
          <table:table-cell table:formula="of:=1*(2^([.A55]/12))" office:value-type="float" office:value="120.815912023257">
            <text:p>120,8159</text:p>
          </table:table-cell>
          <table:table-cell table:formula="of:=[.J55]-[.J54]" office:value-type="float" office:value="6.78087610129337">
            <text:p>6,7809</text:p>
          </table:table-cell>
          <table:table-cell table:formula="of:=[.L67]/2" office:value-type="float" office:value="250089.034211522">
            <text:p>250089,0342</text:p>
          </table:table-cell>
          <table:table-cell table:formula="of:=ROUNDDOWN([.M67]/2)" office:value-type="float" office:value="250089">
            <text:p>250089</text:p>
          </table:table-cell>
          <table:table-cell table:number-columns-repeated="4"/>
        </table:table-row>
        <table:table-row table:style-name="ro3">
          <table:table-cell table:formula="of:=[.A55]+1" office:value-type="float" office:value="84">
            <text:p>84</text:p>
          </table:table-cell>
          <table:table-cell table:formula="of:=[.B55]+1" office:value-type="float" office:value="15">
            <text:p>15</text:p>
          </table:table-cell>
          <table:table-cell office:value-type="string">
            <text:p>C</text:p>
          </table:table-cell>
          <table:table-cell table:formula="of:=440*(2^([.B56]/12))" office:value-type="float" office:value="1046.50226120239">
            <text:p>1046,5023</text:p>
          </table:table-cell>
          <table:table-cell table:formula="of:=[.E55]" office:value-type="float" office:value="111402">
            <text:p>111402</text:p>
          </table:table-cell>
          <table:table-cell table:formula="of:=[.E56]*(2^([.B56]/12))" office:value-type="float" office:value="264960.102051066">
            <text:p>264960,1021</text:p>
          </table:table-cell>
          <table:table-cell table:formula="of:=ROUND([.F56])" office:value-type="float" office:value="264960">
            <text:p>264960</text:p>
          </table:table-cell>
          <table:table-cell table:formula="of:=DEC2HEX([.G56])" office:value-type="string" office:string-value="40B00">
            <text:p>40B00</text:p>
          </table:table-cell>
          <table:table-cell table:formula="of:=2164*(2^([.A56]/12))" office:value-type="float" office:value="276992">
            <text:p>276992</text:p>
          </table:table-cell>
          <table:table-cell table:formula="of:=1*(2^([.A56]/12))" office:value-type="float" office:value="128">
            <text:p>128</text:p>
          </table:table-cell>
          <table:table-cell table:formula="of:=[.J56]-[.J55]" office:value-type="float" office:value="7.18408797674321">
            <text:p>7,1841</text:p>
          </table:table-cell>
          <table:table-cell table:formula="of:=[.L68]/2" office:value-type="float" office:value="264960.102051066">
            <text:p>264960,1021</text:p>
          </table:table-cell>
          <table:table-cell table:formula="of:=ROUNDDOWN([.M68]/2)" office:value-type="float" office:value="264960">
            <text:p>264960</text:p>
          </table:table-cell>
          <table:table-cell table:number-columns-repeated="4"/>
        </table:table-row>
        <table:table-row table:style-name="ro3">
          <table:table-cell table:formula="of:=[.A56]+1" office:value-type="float" office:value="85">
            <text:p>85</text:p>
          </table:table-cell>
          <table:table-cell table:formula="of:=[.B56]+1" office:value-type="float" office:value="16">
            <text:p>16</text:p>
          </table:table-cell>
          <table:table-cell office:value-type="string">
            <text:p>C#</text:p>
          </table:table-cell>
          <table:table-cell table:formula="of:=440*(2^([.B57]/12))" office:value-type="float" office:value="1108.73052390749">
            <text:p>1108,7305</text:p>
          </table:table-cell>
          <table:table-cell table:formula="of:=[.E56]" office:value-type="float" office:value="111402">
            <text:p>111402</text:p>
          </table:table-cell>
          <table:table-cell table:formula="of:=[.E57]*(2^([.B57]/12))" office:value-type="float" office:value="280715.449600777">
            <text:p>280715,4496</text:p>
          </table:table-cell>
          <table:table-cell table:formula="of:=ROUND([.F57])" office:value-type="float" office:value="280715">
            <text:p>280715</text:p>
          </table:table-cell>
          <table:table-cell table:formula="of:=DEC2HEX([.G57])" office:value-type="string" office:string-value="4488B">
            <text:p>4488B</text:p>
          </table:table-cell>
          <table:table-cell table:formula="of:=2164*(2^([.A57]/12))" office:value-type="float" office:value="293462.80143277">
            <text:p>293462,8014</text:p>
          </table:table-cell>
          <table:table-cell table:formula="of:=1*(2^([.A57]/12))" office:value-type="float" office:value="135.61127607799">
            <text:p>135,6113</text:p>
          </table:table-cell>
          <table:table-cell table:formula="of:=[.J57]-[.J56]" office:value-type="float" office:value="7.61127607798977">
            <text:p>7,6113</text:p>
          </table:table-cell>
          <table:table-cell table:formula="of:=[.L69]/2" office:value-type="float" office:value="280715.449600777">
            <text:p>280715,4496</text:p>
          </table:table-cell>
          <table:table-cell table:formula="of:=ROUNDDOWN([.M69]/2)" office:value-type="float" office:value="280715">
            <text:p>280715</text:p>
          </table:table-cell>
          <table:table-cell table:number-columns-repeated="4"/>
        </table:table-row>
        <table:table-row table:style-name="ro3">
          <table:table-cell table:formula="of:=[.A57]+1" office:value-type="float" office:value="86">
            <text:p>86</text:p>
          </table:table-cell>
          <table:table-cell table:formula="of:=[.B57]+1" office:value-type="float" office:value="17">
            <text:p>17</text:p>
          </table:table-cell>
          <table:table-cell office:value-type="string">
            <text:p>D</text:p>
          </table:table-cell>
          <table:table-cell table:formula="of:=440*(2^([.B58]/12))" office:value-type="float" office:value="1174.65907166963">
            <text:p>1174,6591</text:p>
          </table:table-cell>
          <table:table-cell table:formula="of:=[.E57]" office:value-type="float" office:value="111402">
            <text:p>111402</text:p>
          </table:table-cell>
          <table:table-cell table:formula="of:=[.E58]*(2^([.B58]/12))" office:value-type="float" office:value="297407.6588685">
            <text:p>297407,6589</text:p>
          </table:table-cell>
          <table:table-cell table:formula="of:=ROUND([.F58])" office:value-type="float" office:value="297408">
            <text:p>297408</text:p>
          </table:table-cell>
          <table:table-cell table:formula="of:=DEC2HEX([.G58])" office:value-type="string" office:string-value="489C0">
            <text:p>489C0</text:p>
          </table:table-cell>
          <table:table-cell table:formula="of:=2164*(2^([.A58]/12))" office:value-type="float" office:value="310913.00768531">
            <text:p>310913,0077</text:p>
          </table:table-cell>
          <table:table-cell table:formula="of:=1*(2^([.A58]/12))" office:value-type="float" office:value="143.6751421836">
            <text:p>143,6751</text:p>
          </table:table-cell>
          <table:table-cell table:formula="of:=[.J58]-[.J57]" office:value-type="float" office:value="8.06386610561">
            <text:p>8,0639</text:p>
          </table:table-cell>
          <table:table-cell table:formula="of:=[.L70]/2" office:value-type="float" office:value="297407.6588685">
            <text:p>297407,6589</text:p>
          </table:table-cell>
          <table:table-cell table:formula="of:=ROUNDDOWN([.M70]/2)" office:value-type="float" office:value="297407">
            <text:p>297407</text:p>
          </table:table-cell>
          <table:table-cell table:number-columns-repeated="4"/>
        </table:table-row>
        <table:table-row table:style-name="ro3">
          <table:table-cell table:formula="of:=[.A58]+1" office:value-type="float" office:value="87">
            <text:p>87</text:p>
          </table:table-cell>
          <table:table-cell table:formula="of:=[.B58]+1" office:value-type="float" office:value="18">
            <text:p>18</text:p>
          </table:table-cell>
          <table:table-cell office:value-type="string">
            <text:p>D#</text:p>
          </table:table-cell>
          <table:table-cell table:formula="of:=440*(2^([.B59]/12))" office:value-type="float" office:value="1244.50793488832">
            <text:p>1244,5079</text:p>
          </table:table-cell>
          <table:table-cell table:formula="of:=[.E58]" office:value-type="float" office:value="111402">
            <text:p>111402</text:p>
          </table:table-cell>
          <table:table-cell table:formula="of:=[.E59]*(2^([.B59]/12))" office:value-type="float" office:value="315092.438550975">
            <text:p>315092,4386</text:p>
          </table:table-cell>
          <table:table-cell table:formula="of:=ROUND([.F59])" office:value-type="float" office:value="315092">
            <text:p>315092</text:p>
          </table:table-cell>
          <table:table-cell table:formula="of:=DEC2HEX([.G59])" office:value-type="string" office:string-value="4CED4">
            <text:p>4CED4</text:p>
          </table:table-cell>
          <table:table-cell table:formula="of:=2164*(2^([.A59]/12))" office:value-type="float" office:value="329400.857198834">
            <text:p>329400,8572</text:p>
          </table:table-cell>
          <table:table-cell table:formula="of:=1*(2^([.A59]/12))" office:value-type="float" office:value="152.218510720348">
            <text:p>152,2185</text:p>
          </table:table-cell>
          <table:table-cell table:formula="of:=[.J59]-[.J58]" office:value-type="float" office:value="8.54336853674852">
            <text:p>8,5434</text:p>
          </table:table-cell>
          <table:table-cell table:formula="of:=[.L71]/2" office:value-type="float" office:value="315092.438550975">
            <text:p>315092,4386</text:p>
          </table:table-cell>
          <table:table-cell table:formula="of:=ROUNDDOWN([.M71]/2)" office:value-type="float" office:value="315092">
            <text:p>315092</text:p>
          </table:table-cell>
          <table:table-cell table:number-columns-repeated="4"/>
        </table:table-row>
        <table:table-row table:style-name="ro3">
          <table:table-cell table:formula="of:=[.A59]+1" office:value-type="float" office:value="88">
            <text:p>88</text:p>
          </table:table-cell>
          <table:table-cell table:formula="of:=[.B59]+1" office:value-type="float" office:value="19">
            <text:p>19</text:p>
          </table:table-cell>
          <table:table-cell office:value-type="string">
            <text:p>E</text:p>
          </table:table-cell>
          <table:table-cell table:formula="of:=440*(2^([.B60]/12))" office:value-type="float" office:value="1318.51022765148">
            <text:p>1318,5102</text:p>
          </table:table-cell>
          <table:table-cell table:formula="of:=[.E59]" office:value-type="float" office:value="111402">
            <text:p>111402</text:p>
          </table:table-cell>
          <table:table-cell table:formula="of:=[.E60]*(2^([.B60]/12))" office:value-type="float" office:value="333828.809956432">
            <text:p>333828,81</text:p>
          </table:table-cell>
          <table:table-cell table:formula="of:=ROUND([.F60])" office:value-type="float" office:value="333829">
            <text:p>333829</text:p>
          </table:table-cell>
          <table:table-cell table:formula="of:=DEC2HEX([.G60])" office:value-type="string" office:string-value="51805">
            <text:p>51805</text:p>
          </table:table-cell>
          <table:table-cell table:formula="of:=2164*(2^([.A60]/12))" office:value-type="float" office:value="348988.051452481">
            <text:p>348988,0515</text:p>
          </table:table-cell>
          <table:table-cell table:formula="of:=1*(2^([.A60]/12))" office:value-type="float" office:value="161.269894386544">
            <text:p>161,2699</text:p>
          </table:table-cell>
          <table:table-cell table:formula="of:=[.J60]-[.J59]" office:value-type="float" office:value="9.05138366619545">
            <text:p>9,0514</text:p>
          </table:table-cell>
          <table:table-cell table:formula="of:=[.L72]/2" office:value-type="float" office:value="333828.809956432">
            <text:p>333828,81</text:p>
          </table:table-cell>
          <table:table-cell table:formula="of:=ROUNDDOWN([.M72]/2)" office:value-type="float" office:value="333828">
            <text:p>333828</text:p>
          </table:table-cell>
          <table:table-cell table:number-columns-repeated="4"/>
        </table:table-row>
        <table:table-row table:style-name="ro3">
          <table:table-cell table:formula="of:=[.A60]+1" office:value-type="float" office:value="89">
            <text:p>89</text:p>
          </table:table-cell>
          <table:table-cell table:formula="of:=[.B60]+1" office:value-type="float" office:value="20">
            <text:p>20</text:p>
          </table:table-cell>
          <table:table-cell office:value-type="string">
            <text:p>F</text:p>
          </table:table-cell>
          <table:table-cell table:formula="of:=440*(2^([.B61]/12))" office:value-type="float" office:value="1396.91292573202">
            <text:p>1396,9129</text:p>
          </table:table-cell>
          <table:table-cell table:formula="of:=[.E60]" office:value-type="float" office:value="111402">
            <text:p>111402</text:p>
          </table:table-cell>
          <table:table-cell table:formula="of:=[.E61]*(2^([.B61]/12))" office:value-type="float" office:value="353679.303982723">
            <text:p>353679,304</text:p>
          </table:table-cell>
          <table:table-cell table:formula="of:=ROUND([.F61])" office:value-type="float" office:value="353679">
            <text:p>353679</text:p>
          </table:table-cell>
          <table:table-cell table:formula="of:=DEC2HEX([.G61])" office:value-type="string" office:string-value="5658F">
            <text:p>5658F</text:p>
          </table:table-cell>
          <table:table-cell table:formula="of:=2164*(2^([.A61]/12))" office:value-type="float" office:value="369739.960886266">
            <text:p>369739,9609</text:p>
          </table:table-cell>
          <table:table-cell table:formula="of:=1*(2^([.A61]/12))" office:value-type="float" office:value="170.859501333764">
            <text:p>170,8595</text:p>
          </table:table-cell>
          <table:table-cell table:formula="of:=[.J61]-[.J60]" office:value-type="float" office:value="9.58960694722069">
            <text:p>9,5896</text:p>
          </table:table-cell>
          <table:table-cell table:formula="of:=[.L73]/2" office:value-type="float" office:value="353679.303982723">
            <text:p>353679,304</text:p>
          </table:table-cell>
          <table:table-cell table:formula="of:=ROUNDDOWN([.M73]/2)" office:value-type="float" office:value="353679">
            <text:p>353679</text:p>
          </table:table-cell>
          <table:table-cell table:number-columns-repeated="4"/>
        </table:table-row>
        <table:table-row table:style-name="ro3">
          <table:table-cell table:formula="of:=[.A61]+1" office:value-type="float" office:value="90">
            <text:p>90</text:p>
          </table:table-cell>
          <table:table-cell table:formula="of:=[.B61]+1" office:value-type="float" office:value="21">
            <text:p>21</text:p>
          </table:table-cell>
          <table:table-cell office:value-type="string">
            <text:p>F#</text:p>
          </table:table-cell>
          <table:table-cell table:formula="of:=440*(2^([.B62]/12))" office:value-type="float" office:value="1479.97769084654">
            <text:p>1479,9777</text:p>
          </table:table-cell>
          <table:table-cell table:formula="of:=[.E61]" office:value-type="float" office:value="111402">
            <text:p>111402</text:p>
          </table:table-cell>
          <table:table-cell table:formula="of:=[.E62]*(2^([.B62]/12))" office:value-type="float" office:value="374710.169808377">
            <text:p>374710,1698</text:p>
          </table:table-cell>
          <table:table-cell table:formula="of:=ROUND([.F62])" office:value-type="float" office:value="374710">
            <text:p>374710</text:p>
          </table:table-cell>
          <table:table-cell table:formula="of:=DEC2HEX([.G62])" office:value-type="string" office:string-value="5B7B6">
            <text:p>5B7B6</text:p>
          </table:table-cell>
          <table:table-cell table:formula="of:=2164*(2^([.A62]/12))" office:value-type="float" office:value="391725.843068848">
            <text:p>391725,8431</text:p>
          </table:table-cell>
          <table:table-cell table:formula="of:=1*(2^([.A62]/12))" office:value-type="float" office:value="181.019335983756">
            <text:p>181,0193</text:p>
          </table:table-cell>
          <table:table-cell table:formula="of:=[.J62]-[.J61]" office:value-type="float" office:value="10.1598346499918">
            <text:p>10,1598</text:p>
          </table:table-cell>
          <table:table-cell table:formula="of:=[.L74]/2" office:value-type="float" office:value="374710.169808377">
            <text:p>374710,1698</text:p>
          </table:table-cell>
          <table:table-cell table:formula="of:=ROUNDDOWN([.M74]/2)" office:value-type="float" office:value="374710">
            <text:p>374710</text:p>
          </table:table-cell>
          <table:table-cell table:number-columns-repeated="4"/>
        </table:table-row>
        <table:table-row table:style-name="ro3">
          <table:table-cell table:formula="of:=[.A62]+1" office:value-type="float" office:value="91">
            <text:p>91</text:p>
          </table:table-cell>
          <table:table-cell table:formula="of:=[.B62]+1" office:value-type="float" office:value="22">
            <text:p>22</text:p>
          </table:table-cell>
          <table:table-cell office:value-type="string">
            <text:p>G</text:p>
          </table:table-cell>
          <table:table-cell table:formula="of:=440*(2^([.B63]/12))" office:value-type="float" office:value="1567.981743927">
            <text:p>1567,9817</text:p>
          </table:table-cell>
          <table:table-cell table:formula="of:=[.E62]" office:value-type="float" office:value="111402">
            <text:p>111402</text:p>
          </table:table-cell>
          <table:table-cell table:formula="of:=[.E63]*(2^([.B63]/12))" office:value-type="float" office:value="396991.59599308">
            <text:p>396991,596</text:p>
          </table:table-cell>
          <table:table-cell table:formula="of:=ROUND([.F63])" office:value-type="float" office:value="396992">
            <text:p>396992</text:p>
          </table:table-cell>
          <table:table-cell table:formula="of:=DEC2HEX([.G63])" office:value-type="string" office:string-value="60EC0">
            <text:p>60EC0</text:p>
          </table:table-cell>
          <table:table-cell table:formula="of:=2164*(2^([.A63]/12))" office:value-type="float" office:value="415019.073838226">
            <text:p>415019,0738</text:p>
          </table:table-cell>
          <table:table-cell table:formula="of:=1*(2^([.A63]/12))" office:value-type="float" office:value="191.783305840215">
            <text:p>191,7833</text:p>
          </table:table-cell>
          <table:table-cell table:formula="of:=[.J63]-[.J62]" office:value-type="float" office:value="10.763969856459">
            <text:p>10,764</text:p>
          </table:table-cell>
          <table:table-cell table:formula="of:=[.L75]/2" office:value-type="float" office:value="396991.59599308">
            <text:p>396991,596</text:p>
          </table:table-cell>
          <table:table-cell table:formula="of:=ROUNDDOWN([.M75]/2)" office:value-type="float" office:value="396991">
            <text:p>396991</text:p>
          </table:table-cell>
          <table:table-cell table:number-columns-repeated="4"/>
        </table:table-row>
        <table:table-row table:style-name="ro3">
          <table:table-cell table:formula="of:=[.A63]+1" office:value-type="float" office:value="92">
            <text:p>92</text:p>
          </table:table-cell>
          <table:table-cell table:formula="of:=[.B63]+1" office:value-type="float" office:value="23">
            <text:p>23</text:p>
          </table:table-cell>
          <table:table-cell office:value-type="string">
            <text:p>G#</text:p>
          </table:table-cell>
          <table:table-cell table:formula="of:=440*(2^([.B64]/12))" office:value-type="float" office:value="1661.21879031978">
            <text:p>1661,2188</text:p>
          </table:table-cell>
          <table:table-cell table:formula="of:=[.E63]" office:value-type="float" office:value="111402">
            <text:p>111402</text:p>
          </table:table-cell>
          <table:table-cell table:formula="of:=[.E64]*(2^([.B64]/12))" office:value-type="float" office:value="420597.944725464">
            <text:p>420597,9447</text:p>
          </table:table-cell>
          <table:table-cell table:formula="of:=ROUND([.F64])" office:value-type="float" office:value="420598">
            <text:p>420598</text:p>
          </table:table-cell>
          <table:table-cell table:formula="of:=DEC2HEX([.G64])" office:value-type="string" office:string-value="66AF6">
            <text:p>66AF6</text:p>
          </table:table-cell>
          <table:table-cell table:formula="of:=2164*(2^([.A64]/12))" office:value-type="float" office:value="439697.392186776">
            <text:p>439697,3922</text:p>
          </table:table-cell>
          <table:table-cell table:formula="of:=1*(2^([.A64]/12))" office:value-type="float" office:value="203.18733465193">
            <text:p>203,1873</text:p>
          </table:table-cell>
          <table:table-cell table:formula="of:=[.J64]-[.J63]" office:value-type="float" office:value="11.4040288117144">
            <text:p>11,404</text:p>
          </table:table-cell>
          <table:table-cell table:formula="of:=[.L76]/2" office:value-type="float" office:value="420597.944725464">
            <text:p>420597,9447</text:p>
          </table:table-cell>
          <table:table-cell table:formula="of:=ROUNDDOWN([.M76]/2)" office:value-type="float" office:value="420598">
            <text:p>420598</text:p>
          </table:table-cell>
          <table:table-cell table:number-columns-repeated="4"/>
        </table:table-row>
        <table:table-row table:style-name="ro3">
          <table:table-cell table:formula="of:=[.A64]+1" office:value-type="float" office:value="93">
            <text:p>93</text:p>
          </table:table-cell>
          <table:table-cell table:formula="of:=[.B64]+1" office:value-type="float" office:value="24">
            <text:p>24</text:p>
          </table:table-cell>
          <table:table-cell office:value-type="string">
            <text:p>A</text:p>
          </table:table-cell>
          <table:table-cell table:formula="of:=440*(2^([.B65]/12))" office:value-type="float" office:value="1760">
            <text:p>1760</text:p>
          </table:table-cell>
          <table:table-cell table:formula="of:=[.E64]" office:value-type="float" office:value="111402">
            <text:p>111402</text:p>
          </table:table-cell>
          <table:table-cell table:formula="of:=[.E65]*(2^([.B65]/12))" office:value-type="float" office:value="445608">
            <text:p>445608</text:p>
          </table:table-cell>
          <table:table-cell table:formula="of:=ROUND([.F65])" office:value-type="float" office:value="445608">
            <text:p>445608</text:p>
          </table:table-cell>
          <table:table-cell table:formula="of:=DEC2HEX([.G65])" office:value-type="string" office:string-value="6CCA8">
            <text:p>6CCA8</text:p>
          </table:table-cell>
          <table:table-cell table:formula="of:=2164*(2^([.A65]/12))" office:value-type="float" office:value="465843.159707914">
            <text:p>465843,1597</text:p>
          </table:table-cell>
          <table:table-cell table:formula="of:=1*(2^([.A65]/12))" office:value-type="float" office:value="215.269482304951">
            <text:p>215,2695</text:p>
          </table:table-cell>
          <table:table-cell table:formula="of:=[.J65]-[.J64]" office:value-type="float" office:value="12.0821476530213">
            <text:p>12,0821</text:p>
          </table:table-cell>
          <table:table-cell table:formula="of:=[.L77]/2" office:value-type="float" office:value="445608">
            <text:p>445608</text:p>
          </table:table-cell>
          <table:table-cell table:formula="of:=ROUNDDOWN([.M77]/2)" office:value-type="float" office:value="445608">
            <text:p>445608</text:p>
          </table:table-cell>
          <table:table-cell table:number-columns-repeated="4"/>
        </table:table-row>
        <table:table-row table:style-name="ro3">
          <table:table-cell table:formula="of:=[.A65]+1" office:value-type="float" office:value="94">
            <text:p>94</text:p>
          </table:table-cell>
          <table:table-cell table:formula="of:=[.B65]+1" office:value-type="float" office:value="25">
            <text:p>25</text:p>
          </table:table-cell>
          <table:table-cell office:value-type="string">
            <text:p>A#</text:p>
          </table:table-cell>
          <table:table-cell table:formula="of:=440*(2^([.B66]/12))" office:value-type="float" office:value="1864.65504607236">
            <text:p>1864,655</text:p>
          </table:table-cell>
          <table:table-cell table:formula="of:=[.E65]" office:value-type="float" office:value="111402">
            <text:p>111402</text:p>
          </table:table-cell>
          <table:table-cell table:formula="of:=[.E66]*(2^([.B66]/12))" office:value-type="float" office:value="472105.230551257">
            <text:p>472105,2306</text:p>
          </table:table-cell>
          <table:table-cell table:formula="of:=ROUND([.F66])" office:value-type="float" office:value="472105">
            <text:p>472105</text:p>
          </table:table-cell>
          <table:table-cell table:formula="of:=DEC2HEX([.G66])" office:value-type="string" office:string-value="73429">
            <text:p>73429</text:p>
          </table:table-cell>
          <table:table-cell table:formula="of:=2164*(2^([.A66]/12))" office:value-type="float" office:value="493543.635470258">
            <text:p>493543,6355</text:p>
          </table:table-cell>
          <table:table-cell table:formula="of:=1*(2^([.A66]/12))" office:value-type="float" office:value="228.070071843927">
            <text:p>228,0701</text:p>
          </table:table-cell>
          <table:table-cell table:formula="of:=[.J66]-[.J65]" office:value-type="float" office:value="12.8005895389759">
            <text:p>12,8006</text:p>
          </table:table-cell>
          <table:table-cell table:formula="of:=[.L78]/2" office:value-type="float" office:value="472105.230551257">
            <text:p>472105,2306</text:p>
          </table:table-cell>
          <table:table-cell table:formula="of:=ROUNDDOWN([.M78]/2)" office:value-type="float" office:value="472105">
            <text:p>472105</text:p>
          </table:table-cell>
          <table:table-cell table:number-columns-repeated="4"/>
        </table:table-row>
        <table:table-row table:style-name="ro3">
          <table:table-cell table:formula="of:=[.A66]+1" office:value-type="float" office:value="95">
            <text:p>95</text:p>
          </table:table-cell>
          <table:table-cell table:formula="of:=[.B66]+1" office:value-type="float" office:value="26">
            <text:p>26</text:p>
          </table:table-cell>
          <table:table-cell office:value-type="string">
            <text:p>B</text:p>
          </table:table-cell>
          <table:table-cell table:formula="of:=440*(2^([.B67]/12))" office:value-type="float" office:value="1975.5332050245">
            <text:p>1975,5332</text:p>
          </table:table-cell>
          <table:table-cell table:formula="of:=[.E66]" office:value-type="float" office:value="111402">
            <text:p>111402</text:p>
          </table:table-cell>
          <table:table-cell table:formula="of:=[.E67]*(2^([.B67]/12))" office:value-type="float" office:value="500178.068423043">
            <text:p>500178,0684</text:p>
          </table:table-cell>
          <table:table-cell table:formula="of:=ROUND([.F67])" office:value-type="float" office:value="500178">
            <text:p>500178</text:p>
          </table:table-cell>
          <table:table-cell table:formula="of:=DEC2HEX([.G67])" office:value-type="string" office:string-value="7A1D2">
            <text:p>7A1D2</text:p>
          </table:table-cell>
          <table:table-cell table:formula="of:=2164*(2^([.A67]/12))" office:value-type="float" office:value="522891.267236655">
            <text:p>522891,2672</text:p>
          </table:table-cell>
          <table:table-cell table:formula="of:=1*(2^([.A67]/12))" office:value-type="float" office:value="241.631824046514">
            <text:p>241,6318</text:p>
          </table:table-cell>
          <table:table-cell table:formula="of:=[.J67]-[.J66]" office:value-type="float" office:value="13.5617522025867">
            <text:p>13,5618</text:p>
          </table:table-cell>
          <table:table-cell table:formula="of:=[.L79]/2" office:value-type="float" office:value="500178.068423043">
            <text:p>500178,0684</text:p>
          </table:table-cell>
          <table:table-cell table:formula="of:=ROUNDDOWN([.M79]/2)" office:value-type="float" office:value="500178">
            <text:p>500178</text:p>
          </table:table-cell>
          <table:table-cell table:number-columns-repeated="4"/>
        </table:table-row>
        <table:table-row table:style-name="ro3">
          <table:table-cell table:formula="of:=[.A67]+1" office:value-type="float" office:value="96">
            <text:p>96</text:p>
          </table:table-cell>
          <table:table-cell table:formula="of:=[.B67]+1" office:value-type="float" office:value="27">
            <text:p>27</text:p>
          </table:table-cell>
          <table:table-cell office:value-type="string">
            <text:p>C</text:p>
          </table:table-cell>
          <table:table-cell table:formula="of:=440*(2^([.B68]/12))" office:value-type="float" office:value="2093.00452240479">
            <text:p>2093,0045</text:p>
          </table:table-cell>
          <table:table-cell table:formula="of:=[.E67]" office:value-type="float" office:value="111402">
            <text:p>111402</text:p>
          </table:table-cell>
          <table:table-cell table:formula="of:=[.E68]*(2^([.B68]/12))" office:value-type="float" office:value="529920.204102132">
            <text:p>529920,2041</text:p>
          </table:table-cell>
          <table:table-cell table:formula="of:=ROUND([.F68])" office:value-type="float" office:value="529920">
            <text:p>529920</text:p>
          </table:table-cell>
          <table:table-cell table:formula="of:=DEC2HEX([.G68])" office:value-type="string" office:string-value="81600">
            <text:p>81600</text:p>
          </table:table-cell>
          <table:table-cell table:formula="of:=2164*(2^([.A68]/12))" office:value-type="float" office:value="553984">
            <text:p>553984</text:p>
          </table:table-cell>
          <table:table-cell table:formula="of:=1*(2^([.A68]/12))" office:value-type="float" office:value="256">
            <text:p>256</text:p>
          </table:table-cell>
          <table:table-cell table:formula="of:=[.J68]-[.J67]" office:value-type="float" office:value="14.3681759534864">
            <text:p>14,3682</text:p>
          </table:table-cell>
          <table:table-cell table:formula="of:=[.L80]/2" office:value-type="float" office:value="529920.204102132">
            <text:p>529920,2041</text:p>
          </table:table-cell>
          <table:table-cell table:formula="of:=ROUNDDOWN([.M80]/2)" office:value-type="float" office:value="529920">
            <text:p>529920</text:p>
          </table:table-cell>
          <table:table-cell table:number-columns-repeated="4"/>
        </table:table-row>
        <table:table-row table:style-name="ro3">
          <table:table-cell table:formula="of:=[.A68]+1" office:value-type="float" office:value="97">
            <text:p>97</text:p>
          </table:table-cell>
          <table:table-cell table:formula="of:=[.B68]+1" office:value-type="float" office:value="28">
            <text:p>28</text:p>
          </table:table-cell>
          <table:table-cell office:value-type="string">
            <text:p>C#</text:p>
          </table:table-cell>
          <table:table-cell table:formula="of:=440*(2^([.B69]/12))" office:value-type="float" office:value="2217.46104781498">
            <text:p>2217,461</text:p>
          </table:table-cell>
          <table:table-cell table:formula="of:=[.E68]" office:value-type="float" office:value="111402">
            <text:p>111402</text:p>
          </table:table-cell>
          <table:table-cell table:formula="of:=[.E69]*(2^([.B69]/12))" office:value-type="float" office:value="561430.899201555">
            <text:p>561430,8992</text:p>
          </table:table-cell>
          <table:table-cell table:formula="of:=ROUND([.F69])" office:value-type="float" office:value="561431">
            <text:p>561431</text:p>
          </table:table-cell>
          <table:table-cell table:formula="of:=DEC2HEX([.G69])" office:value-type="string" office:string-value="89117">
            <text:p>89117</text:p>
          </table:table-cell>
          <table:table-cell table:formula="of:=2164*(2^([.A69]/12))" office:value-type="float" office:value="586925.60286554">
            <text:p>586925,6029</text:p>
          </table:table-cell>
          <table:table-cell table:formula="of:=1*(2^([.A69]/12))" office:value-type="float" office:value="271.22255215598">
            <text:p>271,2226</text:p>
          </table:table-cell>
          <table:table-cell table:formula="of:=[.J69]-[.J68]" office:value-type="float" office:value="15.2225521559797">
            <text:p>15,2226</text:p>
          </table:table-cell>
          <table:table-cell table:formula="of:=[.L81]/2" office:value-type="float" office:value="561430.899201555">
            <text:p>561430,8992</text:p>
          </table:table-cell>
          <table:table-cell table:formula="of:=ROUNDDOWN([.M81]/2)" office:value-type="float" office:value="561431">
            <text:p>561431</text:p>
          </table:table-cell>
          <table:table-cell table:number-columns-repeated="4"/>
        </table:table-row>
        <table:table-row table:style-name="ro3">
          <table:table-cell table:formula="of:=[.A69]+1" office:value-type="float" office:value="98">
            <text:p>98</text:p>
          </table:table-cell>
          <table:table-cell table:formula="of:=[.B69]+1" office:value-type="float" office:value="29">
            <text:p>29</text:p>
          </table:table-cell>
          <table:table-cell office:value-type="string">
            <text:p>D</text:p>
          </table:table-cell>
          <table:table-cell table:formula="of:=440*(2^([.B70]/12))" office:value-type="float" office:value="2349.31814333926">
            <text:p>2349,3181</text:p>
          </table:table-cell>
          <table:table-cell table:formula="of:=[.E69]" office:value-type="float" office:value="111402">
            <text:p>111402</text:p>
          </table:table-cell>
          <table:table-cell table:formula="of:=[.E70]*(2^([.B70]/12))" office:value-type="float" office:value="594815.317737001">
            <text:p>594815,3177</text:p>
          </table:table-cell>
          <table:table-cell table:formula="of:=ROUND([.F70])" office:value-type="float" office:value="594815">
            <text:p>594815</text:p>
          </table:table-cell>
          <table:table-cell table:formula="of:=DEC2HEX([.G70])" office:value-type="string" office:string-value="9137F">
            <text:p>9137F</text:p>
          </table:table-cell>
          <table:table-cell table:formula="of:=2164*(2^([.A70]/12))" office:value-type="float" office:value="621826.01537062">
            <text:p>621826,0154</text:p>
          </table:table-cell>
          <table:table-cell table:formula="of:=1*(2^([.A70]/12))" office:value-type="float" office:value="287.350284367199">
            <text:p>287,3503</text:p>
          </table:table-cell>
          <table:table-cell table:formula="of:=[.J70]-[.J69]" office:value-type="float" office:value="16.1277322112197">
            <text:p>16,1277</text:p>
          </table:table-cell>
          <table:table-cell table:formula="of:=[.L82]/2" office:value-type="float" office:value="594815.317737001">
            <text:p>594815,3177</text:p>
          </table:table-cell>
          <table:table-cell table:formula="of:=ROUNDDOWN([.M82]/2)" office:value-type="float" office:value="594815">
            <text:p>594815</text:p>
          </table:table-cell>
          <table:table-cell table:number-columns-repeated="4"/>
        </table:table-row>
        <table:table-row table:style-name="ro3">
          <table:table-cell table:formula="of:=[.A70]+1" office:value-type="float" office:value="99">
            <text:p>99</text:p>
          </table:table-cell>
          <table:table-cell table:formula="of:=[.B70]+1" office:value-type="float" office:value="30">
            <text:p>30</text:p>
          </table:table-cell>
          <table:table-cell office:value-type="string">
            <text:p>D#</text:p>
          </table:table-cell>
          <table:table-cell table:formula="of:=440*(2^([.B71]/12))" office:value-type="float" office:value="2489.01586977665">
            <text:p>2489,0159</text:p>
          </table:table-cell>
          <table:table-cell table:formula="of:=[.E70]" office:value-type="float" office:value="111402">
            <text:p>111402</text:p>
          </table:table-cell>
          <table:table-cell table:formula="of:=[.E71]*(2^([.B71]/12))" office:value-type="float" office:value="630184.87710195">
            <text:p>630184,8771</text:p>
          </table:table-cell>
          <table:table-cell table:formula="of:=ROUND([.F71])" office:value-type="float" office:value="630185">
            <text:p>630185</text:p>
          </table:table-cell>
          <table:table-cell table:formula="of:=DEC2HEX([.G71])" office:value-type="string" office:string-value="99DA9">
            <text:p>99DA9</text:p>
          </table:table-cell>
          <table:table-cell table:formula="of:=2164*(2^([.A71]/12))" office:value-type="float" office:value="658801.714397668">
            <text:p>658801,7144</text:p>
          </table:table-cell>
          <table:table-cell table:formula="of:=1*(2^([.A71]/12))" office:value-type="float" office:value="304.437021440697">
            <text:p>304,437</text:p>
          </table:table-cell>
          <table:table-cell table:formula="of:=[.J71]-[.J70]" office:value-type="float" office:value="17.0867370734972">
            <text:p>17,0867</text:p>
          </table:table-cell>
          <table:table-cell table:formula="of:=[.L83]/2" office:value-type="float" office:value="630184.87710195">
            <text:p>630184,8771</text:p>
          </table:table-cell>
          <table:table-cell table:formula="of:=ROUNDDOWN([.M83]/2)" office:value-type="float" office:value="630185">
            <text:p>630185</text:p>
          </table:table-cell>
          <table:table-cell table:number-columns-repeated="4"/>
        </table:table-row>
        <table:table-row table:style-name="ro3">
          <table:table-cell table:formula="of:=[.A71]+1" office:value-type="float" office:value="100">
            <text:p>100</text:p>
          </table:table-cell>
          <table:table-cell table:formula="of:=[.B71]+1" office:value-type="float" office:value="31">
            <text:p>31</text:p>
          </table:table-cell>
          <table:table-cell office:value-type="string">
            <text:p>E</text:p>
          </table:table-cell>
          <table:table-cell table:formula="of:=440*(2^([.B72]/12))" office:value-type="float" office:value="2637.02045530296">
            <text:p>2637,0205</text:p>
          </table:table-cell>
          <table:table-cell table:formula="of:=[.E71]" office:value-type="float" office:value="111402">
            <text:p>111402</text:p>
          </table:table-cell>
          <table:table-cell table:formula="of:=[.E72]*(2^([.B72]/12))" office:value-type="float" office:value="667657.619912864">
            <text:p>667657,6199</text:p>
          </table:table-cell>
          <table:table-cell table:formula="of:=ROUND([.F72])" office:value-type="float" office:value="667658">
            <text:p>667658</text:p>
          </table:table-cell>
          <table:table-cell table:formula="of:=DEC2HEX([.G72])" office:value-type="string" office:string-value="A300A">
            <text:p>A300A</text:p>
          </table:table-cell>
          <table:table-cell table:formula="of:=2164*(2^([.A72]/12))" office:value-type="float" office:value="697976.102904962">
            <text:p>697976,1029</text:p>
          </table:table-cell>
          <table:table-cell table:formula="of:=1*(2^([.A72]/12))" office:value-type="float" office:value="322.539788773088">
            <text:p>322,5398</text:p>
          </table:table-cell>
          <table:table-cell table:formula="of:=[.J72]-[.J71]" office:value-type="float" office:value="18.1027673323911">
            <text:p>18,1028</text:p>
          </table:table-cell>
          <table:table-cell table:formula="of:=[.L84]/2" office:value-type="float" office:value="667657.619912864">
            <text:p>667657,6199</text:p>
          </table:table-cell>
          <table:table-cell table:formula="of:=ROUNDDOWN([.M84]/2)" office:value-type="float" office:value="667657">
            <text:p>667657</text:p>
          </table:table-cell>
          <table:table-cell table:number-columns-repeated="4"/>
        </table:table-row>
        <table:table-row table:style-name="ro3">
          <table:table-cell table:formula="of:=[.A72]+1" office:value-type="float" office:value="101">
            <text:p>101</text:p>
          </table:table-cell>
          <table:table-cell table:formula="of:=[.B72]+1" office:value-type="float" office:value="32">
            <text:p>32</text:p>
          </table:table-cell>
          <table:table-cell office:value-type="string">
            <text:p>F</text:p>
          </table:table-cell>
          <table:table-cell table:formula="of:=440*(2^([.B73]/12))" office:value-type="float" office:value="2793.82585146403">
            <text:p>2793,8259</text:p>
          </table:table-cell>
          <table:table-cell table:formula="of:=[.E72]" office:value-type="float" office:value="111402">
            <text:p>111402</text:p>
          </table:table-cell>
          <table:table-cell table:formula="of:=[.E73]*(2^([.B73]/12))" office:value-type="float" office:value="707358.607965445">
            <text:p>707358,608</text:p>
          </table:table-cell>
          <table:table-cell table:formula="of:=ROUND([.F73])" office:value-type="float" office:value="707359">
            <text:p>707359</text:p>
          </table:table-cell>
          <table:table-cell table:formula="of:=DEC2HEX([.G73])" office:value-type="string" office:string-value="ACB1F">
            <text:p>ACB1F</text:p>
          </table:table-cell>
          <table:table-cell table:formula="of:=2164*(2^([.A73]/12))" office:value-type="float" office:value="739479.921772532">
            <text:p>739479,9218</text:p>
          </table:table-cell>
          <table:table-cell table:formula="of:=1*(2^([.A73]/12))" office:value-type="float" office:value="341.719002667529">
            <text:p>341,719</text:p>
          </table:table-cell>
          <table:table-cell table:formula="of:=[.J73]-[.J72]" office:value-type="float" office:value="19.179213894441">
            <text:p>19,1792</text:p>
          </table:table-cell>
          <table:table-cell table:formula="of:=[.L85]/2" office:value-type="float" office:value="707358.607965446">
            <text:p>707358,608</text:p>
          </table:table-cell>
          <table:table-cell table:formula="of:=ROUNDDOWN([.M85]/2)" office:value-type="float" office:value="707358">
            <text:p>707358</text:p>
          </table:table-cell>
          <table:table-cell table:number-columns-repeated="4"/>
        </table:table-row>
        <table:table-row table:style-name="ro3">
          <table:table-cell table:formula="of:=[.A73]+1" office:value-type="float" office:value="102">
            <text:p>102</text:p>
          </table:table-cell>
          <table:table-cell table:formula="of:=[.B73]+1" office:value-type="float" office:value="33">
            <text:p>33</text:p>
          </table:table-cell>
          <table:table-cell office:value-type="string">
            <text:p>F#</text:p>
          </table:table-cell>
          <table:table-cell table:formula="of:=440*(2^([.B74]/12))" office:value-type="float" office:value="2959.95538169308">
            <text:p>2959,9554</text:p>
          </table:table-cell>
          <table:table-cell table:formula="of:=[.E73]" office:value-type="float" office:value="111402">
            <text:p>111402</text:p>
          </table:table-cell>
          <table:table-cell table:formula="of:=[.E74]*(2^([.B74]/12))" office:value-type="float" office:value="749420.339616755">
            <text:p>749420,3396</text:p>
          </table:table-cell>
          <table:table-cell table:formula="of:=ROUND([.F74])" office:value-type="float" office:value="749420">
            <text:p>749420</text:p>
          </table:table-cell>
          <table:table-cell table:formula="of:=DEC2HEX([.G74])" office:value-type="string" office:string-value="B6F6C">
            <text:p>B6F6C</text:p>
          </table:table-cell>
          <table:table-cell table:formula="of:=2164*(2^([.A74]/12))" office:value-type="float" office:value="783451.686137697">
            <text:p>783451,6861</text:p>
          </table:table-cell>
          <table:table-cell table:formula="of:=1*(2^([.A74]/12))" office:value-type="float" office:value="362.038671967512">
            <text:p>362,0387</text:p>
          </table:table-cell>
          <table:table-cell table:formula="of:=[.J74]-[.J73]" office:value-type="float" office:value="20.3196692999837">
            <text:p>20,3197</text:p>
          </table:table-cell>
          <table:table-cell table:formula="of:=[.L86]/2" office:value-type="float" office:value="749420.339616755">
            <text:p>749420,3396</text:p>
          </table:table-cell>
          <table:table-cell table:formula="of:=ROUNDDOWN([.M86]/2)" office:value-type="float" office:value="749420">
            <text:p>749420</text:p>
          </table:table-cell>
          <table:table-cell table:number-columns-repeated="4"/>
        </table:table-row>
        <table:table-row table:style-name="ro3">
          <table:table-cell table:formula="of:=[.A74]+1" office:value-type="float" office:value="103">
            <text:p>103</text:p>
          </table:table-cell>
          <table:table-cell table:formula="of:=[.B74]+1" office:value-type="float" office:value="34">
            <text:p>34</text:p>
          </table:table-cell>
          <table:table-cell office:value-type="string">
            <text:p>G</text:p>
          </table:table-cell>
          <table:table-cell table:formula="of:=440*(2^([.B75]/12))" office:value-type="float" office:value="3135.96348785399">
            <text:p>3135,9635</text:p>
          </table:table-cell>
          <table:table-cell table:formula="of:=[.E74]" office:value-type="float" office:value="111402">
            <text:p>111402</text:p>
          </table:table-cell>
          <table:table-cell table:formula="of:=[.E75]*(2^([.B75]/12))" office:value-type="float" office:value="793983.191986161">
            <text:p>793983,192</text:p>
          </table:table-cell>
          <table:table-cell table:formula="of:=ROUND([.F75])" office:value-type="float" office:value="793983">
            <text:p>793983</text:p>
          </table:table-cell>
          <table:table-cell table:formula="of:=DEC2HEX([.G75])" office:value-type="string" office:string-value="C1D7F">
            <text:p>C1D7F</text:p>
          </table:table-cell>
          <table:table-cell table:formula="of:=2164*(2^([.A75]/12))" office:value-type="float" office:value="830038.147676452">
            <text:p>830038,1477</text:p>
          </table:table-cell>
          <table:table-cell table:formula="of:=1*(2^([.A75]/12))" office:value-type="float" office:value="383.566611680431">
            <text:p>383,5666</text:p>
          </table:table-cell>
          <table:table-cell table:formula="of:=[.J75]-[.J74]" office:value-type="float" office:value="21.5279397129183">
            <text:p>21,5279</text:p>
          </table:table-cell>
          <table:table-cell table:formula="of:=[.L87]/2" office:value-type="float" office:value="793983.19198616">
            <text:p>793983,192</text:p>
          </table:table-cell>
          <table:table-cell table:formula="of:=ROUNDDOWN([.M87]/2)" office:value-type="float" office:value="793983">
            <text:p>793983</text:p>
          </table:table-cell>
          <table:table-cell table:number-columns-repeated="4"/>
        </table:table-row>
        <table:table-row table:style-name="ro3">
          <table:table-cell table:formula="of:=[.A75]+1" office:value-type="float" office:value="104">
            <text:p>104</text:p>
          </table:table-cell>
          <table:table-cell table:formula="of:=[.B75]+1" office:value-type="float" office:value="35">
            <text:p>35</text:p>
          </table:table-cell>
          <table:table-cell office:value-type="string">
            <text:p>G#</text:p>
          </table:table-cell>
          <table:table-cell table:formula="of:=440*(2^([.B76]/12))" office:value-type="float" office:value="3322.43758063956">
            <text:p>3322,4376</text:p>
          </table:table-cell>
          <table:table-cell table:formula="of:=[.E75]" office:value-type="float" office:value="111402">
            <text:p>111402</text:p>
          </table:table-cell>
          <table:table-cell table:formula="of:=[.E76]*(2^([.B76]/12))" office:value-type="float" office:value="841195.889450928">
            <text:p>841195,8895</text:p>
          </table:table-cell>
          <table:table-cell table:formula="of:=ROUND([.F76])" office:value-type="float" office:value="841196">
            <text:p>841196</text:p>
          </table:table-cell>
          <table:table-cell table:formula="of:=DEC2HEX([.G76])" office:value-type="string" office:string-value="CD5EC">
            <text:p>CD5EC</text:p>
          </table:table-cell>
          <table:table-cell table:formula="of:=2164*(2^([.A76]/12))" office:value-type="float" office:value="879394.784373551">
            <text:p>879394,7844</text:p>
          </table:table-cell>
          <table:table-cell table:formula="of:=1*(2^([.A76]/12))" office:value-type="float" office:value="406.374669303859">
            <text:p>406,3747</text:p>
          </table:table-cell>
          <table:table-cell table:formula="of:=[.J76]-[.J75]" office:value-type="float" office:value="22.8080576234283">
            <text:p>22,8081</text:p>
          </table:table-cell>
          <table:table-cell table:formula="of:=[.F88]/2" office:value-type="float" office:value="841195.889450928">
            <text:p>841195,8895</text:p>
          </table:table-cell>
          <table:table-cell table:formula="of:=ROUNDDOWN([.G88]/2)" office:value-type="float" office:value="841196">
            <text:p>841196</text:p>
          </table:table-cell>
          <table:table-cell table:number-columns-repeated="4"/>
        </table:table-row>
        <table:table-row table:style-name="ro3">
          <table:table-cell table:formula="of:=[.A76]+1" office:value-type="float" office:value="105">
            <text:p>105</text:p>
          </table:table-cell>
          <table:table-cell table:formula="of:=[.B76]+1" office:value-type="float" office:value="36">
            <text:p>36</text:p>
          </table:table-cell>
          <table:table-cell office:value-type="string">
            <text:p>A</text:p>
          </table:table-cell>
          <table:table-cell table:formula="of:=440*(2^([.B77]/12))" office:value-type="float" office:value="3520">
            <text:p>3520</text:p>
          </table:table-cell>
          <table:table-cell table:formula="of:=[.E76]" office:value-type="float" office:value="111402">
            <text:p>111402</text:p>
          </table:table-cell>
          <table:table-cell table:formula="of:=[.E77]*(2^([.B77]/12))" office:value-type="float" office:value="891216">
            <text:p>891216</text:p>
          </table:table-cell>
          <table:table-cell table:formula="of:=ROUND([.F77])" office:value-type="float" office:value="891216">
            <text:p>891216</text:p>
          </table:table-cell>
          <table:table-cell table:formula="of:=DEC2HEX([.G77])" office:value-type="string" office:string-value="D9950">
            <text:p>D9950</text:p>
          </table:table-cell>
          <table:table-cell table:formula="of:=2164*(2^([.A77]/12))" office:value-type="float" office:value="931686.319415828">
            <text:p>931686,3194</text:p>
          </table:table-cell>
          <table:table-cell table:formula="of:=1*(2^([.A77]/12))" office:value-type="float" office:value="430.538964609902">
            <text:p>430,539</text:p>
          </table:table-cell>
          <table:table-cell table:formula="of:=[.J77]-[.J76]" office:value-type="float" office:value="24.1642953060429">
            <text:p>24,1643</text:p>
          </table:table-cell>
          <table:table-cell table:formula="of:=[.F89]/2" office:value-type="float" office:value="891216">
            <text:p>891216</text:p>
          </table:table-cell>
          <table:table-cell table:formula="of:=ROUNDDOWN([.G89]/2)" office:value-type="float" office:value="891216">
            <text:p>891216</text:p>
          </table:table-cell>
          <table:table-cell table:number-columns-repeated="4"/>
        </table:table-row>
        <table:table-row table:style-name="ro3">
          <table:table-cell table:formula="of:=[.A77]+1" office:value-type="float" office:value="106">
            <text:p>106</text:p>
          </table:table-cell>
          <table:table-cell table:formula="of:=[.B77]+1" office:value-type="float" office:value="37">
            <text:p>37</text:p>
          </table:table-cell>
          <table:table-cell office:value-type="string">
            <text:p>A#</text:p>
          </table:table-cell>
          <table:table-cell table:formula="of:=440*(2^([.B78]/12))" office:value-type="float" office:value="3729.31009214472">
            <text:p>3729,3101</text:p>
          </table:table-cell>
          <table:table-cell table:formula="of:=[.E77]" office:value-type="float" office:value="111402">
            <text:p>111402</text:p>
          </table:table-cell>
          <table:table-cell table:formula="of:=[.E78]*(2^([.B78]/12))" office:value-type="float" office:value="944210.461102514">
            <text:p>944210,4611</text:p>
          </table:table-cell>
          <table:table-cell table:formula="of:=ROUND([.F78])" office:value-type="float" office:value="944210">
            <text:p>944210</text:p>
          </table:table-cell>
          <table:table-cell table:formula="of:=DEC2HEX([.G78])" office:value-type="string" office:string-value="E6852">
            <text:p>E6852</text:p>
          </table:table-cell>
          <table:table-cell table:formula="of:=2164*(2^([.A78]/12))" office:value-type="float" office:value="987087.270940516">
            <text:p>987087,2709</text:p>
          </table:table-cell>
          <table:table-cell table:formula="of:=1*(2^([.A78]/12))" office:value-type="float" office:value="456.140143687854">
            <text:p>456,1401</text:p>
          </table:table-cell>
          <table:table-cell table:formula="of:=[.J78]-[.J77]" office:value-type="float" office:value="25.6011790779521">
            <text:p>25,6012</text:p>
          </table:table-cell>
          <table:table-cell table:formula="of:=[.F90]/2" office:value-type="float" office:value="944210.461102514">
            <text:p>944210,4611</text:p>
          </table:table-cell>
          <table:table-cell table:formula="of:=ROUNDDOWN([.G90]/2)" office:value-type="float" office:value="944210">
            <text:p>944210</text:p>
          </table:table-cell>
          <table:table-cell table:number-columns-repeated="4"/>
        </table:table-row>
        <table:table-row table:style-name="ro3">
          <table:table-cell table:formula="of:=[.A78]+1" office:value-type="float" office:value="107">
            <text:p>107</text:p>
          </table:table-cell>
          <table:table-cell table:formula="of:=[.B78]+1" office:value-type="float" office:value="38">
            <text:p>38</text:p>
          </table:table-cell>
          <table:table-cell office:value-type="string">
            <text:p>B</text:p>
          </table:table-cell>
          <table:table-cell table:formula="of:=440*(2^([.B79]/12))" office:value-type="float" office:value="3951.06641004899">
            <text:p>3951,0664</text:p>
          </table:table-cell>
          <table:table-cell table:formula="of:=[.E78]" office:value-type="float" office:value="111402">
            <text:p>111402</text:p>
          </table:table-cell>
          <table:table-cell table:formula="of:=[.E79]*(2^([.B79]/12))" office:value-type="float" office:value="1000356.13684609">
            <text:p>1000356,1368</text:p>
          </table:table-cell>
          <table:table-cell table:formula="of:=ROUND([.F79])" office:value-type="float" office:value="1000356">
            <text:p>1000356</text:p>
          </table:table-cell>
          <table:table-cell table:formula="of:=DEC2HEX([.G79])" office:value-type="string" office:string-value="F43A4">
            <text:p>F43A4</text:p>
          </table:table-cell>
          <table:table-cell table:formula="of:=2164*(2^([.A79]/12))" office:value-type="float" office:value="1045782.53447331">
            <text:p>1045782,5345</text:p>
          </table:table-cell>
          <table:table-cell table:formula="of:=1*(2^([.A79]/12))" office:value-type="float" office:value="483.263648093027">
            <text:p>483,2636</text:p>
          </table:table-cell>
          <table:table-cell table:formula="of:=[.J79]-[.J78]" office:value-type="float" office:value="27.1235044051729">
            <text:p>27,1235</text:p>
          </table:table-cell>
          <table:table-cell table:formula="of:=[.F91]/2" office:value-type="float" office:value="1000356.13684609">
            <text:p>1000356,1368</text:p>
          </table:table-cell>
          <table:table-cell table:formula="of:=ROUNDDOWN([.G91]/2)" office:value-type="float" office:value="1000356">
            <text:p>1000356</text:p>
          </table:table-cell>
          <table:table-cell table:number-columns-repeated="4"/>
        </table:table-row>
        <table:table-row table:style-name="ro3">
          <table:table-cell table:formula="of:=[.A79]+1" office:value-type="float" office:value="108">
            <text:p>108</text:p>
          </table:table-cell>
          <table:table-cell table:formula="of:=[.B79]+1" office:value-type="float" office:value="39">
            <text:p>39</text:p>
          </table:table-cell>
          <table:table-cell office:value-type="string">
            <text:p>C</text:p>
          </table:table-cell>
          <table:table-cell table:formula="of:=440*(2^([.B80]/12))" office:value-type="float" office:value="4186.00904480958">
            <text:p>4186,009</text:p>
          </table:table-cell>
          <table:table-cell table:formula="of:=[.E79]" office:value-type="float" office:value="111402">
            <text:p>111402</text:p>
          </table:table-cell>
          <table:table-cell table:formula="of:=[.E80]*(2^([.B80]/12))" office:value-type="float" office:value="1059840.40820427">
            <text:p>1059840,4082</text:p>
          </table:table-cell>
          <table:table-cell table:formula="of:=ROUND([.F80])" office:value-type="float" office:value="1059840">
            <text:p>1059840</text:p>
          </table:table-cell>
          <table:table-cell table:formula="of:=DEC2HEX([.G80])" office:value-type="string" office:string-value="102C00">
            <text:p>102C00</text:p>
          </table:table-cell>
          <table:table-cell table:formula="of:=2164*(2^([.A80]/12))" office:value-type="float" office:value="1107968">
            <text:p>1107968</text:p>
          </table:table-cell>
          <table:table-cell table:formula="of:=1*(2^([.A80]/12))" office:value-type="float" office:value="512">
            <text:p>512</text:p>
          </table:table-cell>
          <table:table-cell table:formula="of:=[.J80]-[.J79]" office:value-type="float" office:value="28.7363519069731">
            <text:p>28,7364</text:p>
          </table:table-cell>
          <table:table-cell table:formula="of:=[.F92]/2" office:value-type="float" office:value="1059840.40820427">
            <text:p>1059840,4082</text:p>
          </table:table-cell>
          <table:table-cell table:formula="of:=ROUNDDOWN([.G92]/2)" office:value-type="float" office:value="1059840">
            <text:p>1059840</text:p>
          </table:table-cell>
          <table:table-cell table:number-columns-repeated="4"/>
        </table:table-row>
        <table:table-row table:style-name="ro3">
          <table:table-cell table:formula="of:=[.A80]+1" office:value-type="float" office:value="109">
            <text:p>109</text:p>
          </table:table-cell>
          <table:table-cell table:formula="of:=[.B80]+1" office:value-type="float" office:value="40">
            <text:p>40</text:p>
          </table:table-cell>
          <table:table-cell office:value-type="string">
            <text:p>C#</text:p>
          </table:table-cell>
          <table:table-cell table:formula="of:=440*(2^([.B81]/12))" office:value-type="float" office:value="4434.92209562995">
            <text:p>4434,9221</text:p>
          </table:table-cell>
          <table:table-cell table:formula="of:=[.E80]" office:value-type="float" office:value="111402">
            <text:p>111402</text:p>
          </table:table-cell>
          <table:table-cell table:formula="of:=[.E81]*(2^([.B81]/12))" office:value-type="float" office:value="1122861.79840311">
            <text:p>1122861,7984</text:p>
          </table:table-cell>
          <table:table-cell table:formula="of:=ROUND([.F81])" office:value-type="float" office:value="1122862">
            <text:p>1122862</text:p>
          </table:table-cell>
          <table:table-cell table:formula="of:=DEC2HEX([.G81])" office:value-type="string" office:string-value="11222E">
            <text:p>11222E</text:p>
          </table:table-cell>
          <table:table-cell table:formula="of:=2164*(2^([.A81]/12))" office:value-type="float" office:value="1173851.20573108">
            <text:p>1173851,2057</text:p>
          </table:table-cell>
          <table:table-cell table:formula="of:=1*(2^([.A81]/12))" office:value-type="float" office:value="542.445104311959">
            <text:p>542,4451</text:p>
          </table:table-cell>
          <table:table-cell table:formula="of:=[.J81]-[.J80]" office:value-type="float" office:value="30.4451043119594">
            <text:p>30,4451</text:p>
          </table:table-cell>
          <table:table-cell table:formula="of:=[.F93]/2" office:value-type="float" office:value="1122861.79840311">
            <text:p>1122861,7984</text:p>
          </table:table-cell>
          <table:table-cell table:formula="of:=ROUNDDOWN([.G93]/2)" office:value-type="float" office:value="1122862">
            <text:p>1122862</text:p>
          </table:table-cell>
          <table:table-cell table:number-columns-repeated="4"/>
        </table:table-row>
        <table:table-row table:style-name="ro3">
          <table:table-cell table:formula="of:=[.A81]+1" office:value-type="float" office:value="110">
            <text:p>110</text:p>
          </table:table-cell>
          <table:table-cell table:formula="of:=[.B81]+1" office:value-type="float" office:value="41">
            <text:p>41</text:p>
          </table:table-cell>
          <table:table-cell office:value-type="string">
            <text:p>D</text:p>
          </table:table-cell>
          <table:table-cell table:formula="of:=440*(2^([.B82]/12))" office:value-type="float" office:value="4698.63628667852">
            <text:p>4698,6363</text:p>
          </table:table-cell>
          <table:table-cell table:formula="of:=[.E81]" office:value-type="float" office:value="111402">
            <text:p>111402</text:p>
          </table:table-cell>
          <table:table-cell table:formula="of:=[.E82]*(2^([.B82]/12))" office:value-type="float" office:value="1189630.635474">
            <text:p>1189630,6355</text:p>
          </table:table-cell>
          <table:table-cell table:formula="of:=ROUND([.F82])" office:value-type="float" office:value="1189631">
            <text:p>1189631</text:p>
          </table:table-cell>
          <table:table-cell table:formula="of:=DEC2HEX([.G82])" office:value-type="string" office:string-value="1226FF">
            <text:p>1226FF</text:p>
          </table:table-cell>
          <table:table-cell table:formula="of:=2164*(2^([.A82]/12))" office:value-type="float" office:value="1243652.03074124">
            <text:p>1243652,0307</text:p>
          </table:table-cell>
          <table:table-cell table:formula="of:=1*(2^([.A82]/12))" office:value-type="float" office:value="574.700568734399">
            <text:p>574,7006</text:p>
          </table:table-cell>
          <table:table-cell table:formula="of:=[.J82]-[.J81]" office:value-type="float" office:value="32.2554644224393">
            <text:p>32,2555</text:p>
          </table:table-cell>
          <table:table-cell table:formula="of:=[.F94]/2" office:value-type="float" office:value="1189630.635474">
            <text:p>1189630,6355</text:p>
          </table:table-cell>
          <table:table-cell table:formula="of:=ROUNDDOWN([.G94]/2)" office:value-type="float" office:value="1189630">
            <text:p>1189630</text:p>
          </table:table-cell>
          <table:table-cell table:number-columns-repeated="4"/>
        </table:table-row>
        <table:table-row table:style-name="ro3">
          <table:table-cell table:formula="of:=[.A82]+1" office:value-type="float" office:value="111">
            <text:p>111</text:p>
          </table:table-cell>
          <table:table-cell table:formula="of:=[.B82]+1" office:value-type="float" office:value="42">
            <text:p>42</text:p>
          </table:table-cell>
          <table:table-cell office:value-type="string">
            <text:p>D#</text:p>
          </table:table-cell>
          <table:table-cell table:formula="of:=440*(2^([.B83]/12))" office:value-type="float" office:value="4978.0317395533">
            <text:p>4978,0317</text:p>
          </table:table-cell>
          <table:table-cell table:formula="of:=[.E82]" office:value-type="float" office:value="111402">
            <text:p>111402</text:p>
          </table:table-cell>
          <table:table-cell table:formula="of:=[.E83]*(2^([.B83]/12))" office:value-type="float" office:value="1260369.7542039">
            <text:p>1260369,7542</text:p>
          </table:table-cell>
          <table:table-cell table:formula="of:=ROUND([.F83])" office:value-type="float" office:value="1260370">
            <text:p>1260370</text:p>
          </table:table-cell>
          <table:table-cell table:formula="of:=DEC2HEX([.G83])" office:value-type="string" office:string-value="133B52">
            <text:p>133B52</text:p>
          </table:table-cell>
          <table:table-cell table:formula="of:=2164*(2^([.A83]/12))" office:value-type="float" office:value="1317603.42879533">
            <text:p>1317603,4288</text:p>
          </table:table-cell>
          <table:table-cell table:formula="of:=1*(2^([.A83]/12))" office:value-type="float" office:value="608.874042881393">
            <text:p>608,874</text:p>
          </table:table-cell>
          <table:table-cell table:formula="of:=[.J83]-[.J82]" office:value-type="float" office:value="34.1734741469944">
            <text:p>34,1735</text:p>
          </table:table-cell>
          <table:table-cell table:formula="of:=[.F95]/2" office:value-type="float" office:value="1260369.7542039">
            <text:p>1260369,7542</text:p>
          </table:table-cell>
          <table:table-cell table:formula="of:=ROUNDDOWN([.G95]/2)" office:value-type="float" office:value="1260370">
            <text:p>1260370</text:p>
          </table:table-cell>
          <table:table-cell table:number-columns-repeated="4"/>
        </table:table-row>
        <table:table-row table:style-name="ro3">
          <table:table-cell table:formula="of:=[.A83]+1" office:value-type="float" office:value="112">
            <text:p>112</text:p>
          </table:table-cell>
          <table:table-cell table:formula="of:=[.B83]+1" office:value-type="float" office:value="43">
            <text:p>43</text:p>
          </table:table-cell>
          <table:table-cell office:value-type="string">
            <text:p>E</text:p>
          </table:table-cell>
          <table:table-cell table:formula="of:=440*(2^([.B84]/12))" office:value-type="float" office:value="5274.04091060592">
            <text:p>5274,0409</text:p>
          </table:table-cell>
          <table:table-cell table:formula="of:=[.E83]" office:value-type="float" office:value="111402">
            <text:p>111402</text:p>
          </table:table-cell>
          <table:table-cell table:formula="of:=[.E84]*(2^([.B84]/12))" office:value-type="float" office:value="1335315.23982573">
            <text:p>1335315,2398</text:p>
          </table:table-cell>
          <table:table-cell table:formula="of:=ROUND([.F84])" office:value-type="float" office:value="1335315">
            <text:p>1335315</text:p>
          </table:table-cell>
          <table:table-cell table:formula="of:=DEC2HEX([.G84])" office:value-type="string" office:string-value="146013">
            <text:p>146013</text:p>
          </table:table-cell>
          <table:table-cell table:formula="of:=2164*(2^([.A84]/12))" office:value-type="float" office:value="1395952.20580992">
            <text:p>1395952,2058</text:p>
          </table:table-cell>
          <table:table-cell table:formula="of:=1*(2^([.A84]/12))" office:value-type="float" office:value="645.079577546175">
            <text:p>645,0796</text:p>
          </table:table-cell>
          <table:table-cell table:formula="of:=[.J84]-[.J83]" office:value-type="float" office:value="36.2055346647821">
            <text:p>36,2055</text:p>
          </table:table-cell>
          <table:table-cell table:formula="of:=[.F96]/2" office:value-type="float" office:value="1335315.23982573">
            <text:p>1335315,2398</text:p>
          </table:table-cell>
          <table:table-cell table:formula="of:=ROUNDDOWN([.G96]/2)" office:value-type="float" office:value="1335315">
            <text:p>1335315</text:p>
          </table:table-cell>
          <table:table-cell table:number-columns-repeated="4"/>
        </table:table-row>
        <table:table-row table:style-name="ro3">
          <table:table-cell table:formula="of:=[.A84]+1" office:value-type="float" office:value="113">
            <text:p>113</text:p>
          </table:table-cell>
          <table:table-cell table:formula="of:=[.B84]+1" office:value-type="float" office:value="44">
            <text:p>44</text:p>
          </table:table-cell>
          <table:table-cell office:value-type="string">
            <text:p>F</text:p>
          </table:table-cell>
          <table:table-cell table:formula="of:=440*(2^([.B85]/12))" office:value-type="float" office:value="5587.65170292806">
            <text:p>5587,6517</text:p>
          </table:table-cell>
          <table:table-cell table:formula="of:=[.E84]" office:value-type="float" office:value="111402">
            <text:p>111402</text:p>
          </table:table-cell>
          <table:table-cell table:formula="of:=[.E85]*(2^([.B85]/12))" office:value-type="float" office:value="1414717.21593089">
            <text:p>1414717,2159</text:p>
          </table:table-cell>
          <table:table-cell table:formula="of:=ROUND([.F85])" office:value-type="float" office:value="1414717">
            <text:p>1414717</text:p>
          </table:table-cell>
          <table:table-cell table:formula="of:=DEC2HEX([.G85])" office:value-type="string" office:string-value="15963D">
            <text:p>15963D</text:p>
          </table:table-cell>
          <table:table-cell table:formula="of:=2164*(2^([.A85]/12))" office:value-type="float" office:value="1478959.84354506">
            <text:p>1478959,8435</text:p>
          </table:table-cell>
          <table:table-cell table:formula="of:=1*(2^([.A85]/12))" office:value-type="float" office:value="683.438005335057">
            <text:p>683,438</text:p>
          </table:table-cell>
          <table:table-cell table:formula="of:=[.J85]-[.J84]" office:value-type="float" office:value="38.3584277888821">
            <text:p>38,3584</text:p>
          </table:table-cell>
          <table:table-cell table:formula="of:=[.F97]/2" office:value-type="float" office:value="1414717.21593089">
            <text:p>1414717,2159</text:p>
          </table:table-cell>
          <table:table-cell table:formula="of:=ROUNDDOWN([.G97]/2)" office:value-type="float" office:value="1414717">
            <text:p>1414717</text:p>
          </table:table-cell>
          <table:table-cell table:number-columns-repeated="4"/>
        </table:table-row>
        <table:table-row table:style-name="ro3">
          <table:table-cell table:formula="of:=[.A85]+1" office:value-type="float" office:value="114">
            <text:p>114</text:p>
          </table:table-cell>
          <table:table-cell table:formula="of:=[.B85]+1" office:value-type="float" office:value="45">
            <text:p>45</text:p>
          </table:table-cell>
          <table:table-cell office:value-type="string">
            <text:p>F#</text:p>
          </table:table-cell>
          <table:table-cell table:formula="of:=440*(2^([.B86]/12))" office:value-type="float" office:value="5919.91076338615">
            <text:p>5919,9108</text:p>
          </table:table-cell>
          <table:table-cell table:formula="of:=[.E85]" office:value-type="float" office:value="111402">
            <text:p>111402</text:p>
          </table:table-cell>
          <table:table-cell table:formula="of:=[.E86]*(2^([.B86]/12))" office:value-type="float" office:value="1498840.67923351">
            <text:p>1498840,6792</text:p>
          </table:table-cell>
          <table:table-cell table:formula="of:=ROUND([.F86])" office:value-type="float" office:value="1498841">
            <text:p>1498841</text:p>
          </table:table-cell>
          <table:table-cell table:formula="of:=DEC2HEX([.G86])" office:value-type="string" office:string-value="16DED9">
            <text:p>16DED9</text:p>
          </table:table-cell>
          <table:table-cell table:formula="of:=2164*(2^([.A86]/12))" office:value-type="float" office:value="1566903.37227539">
            <text:p>1566903,3723</text:p>
          </table:table-cell>
          <table:table-cell table:formula="of:=1*(2^([.A86]/12))" office:value-type="float" office:value="724.077343935025">
            <text:p>724,0773</text:p>
          </table:table-cell>
          <table:table-cell table:formula="of:=[.J86]-[.J85]" office:value-type="float" office:value="40.6393385999674">
            <text:p>40,6393</text:p>
          </table:table-cell>
          <table:table-cell table:formula="of:=[.F98]/2" office:value-type="float" office:value="1498840.67923351">
            <text:p>1498840,6792</text:p>
          </table:table-cell>
          <table:table-cell table:formula="of:=ROUNDDOWN([.G98]/2)" office:value-type="float" office:value="1498840">
            <text:p>1498840</text:p>
          </table:table-cell>
          <table:table-cell table:number-columns-repeated="4"/>
        </table:table-row>
        <table:table-row table:style-name="ro3">
          <table:table-cell table:formula="of:=[.A86]+1" office:value-type="float" office:value="115">
            <text:p>115</text:p>
          </table:table-cell>
          <table:table-cell table:formula="of:=[.B86]+1" office:value-type="float" office:value="46">
            <text:p>46</text:p>
          </table:table-cell>
          <table:table-cell office:value-type="string">
            <text:p>G</text:p>
          </table:table-cell>
          <table:table-cell table:formula="of:=440*(2^([.B87]/12))" office:value-type="float" office:value="6271.92697570799">
            <text:p>6271,927</text:p>
          </table:table-cell>
          <table:table-cell table:formula="of:=[.E86]" office:value-type="float" office:value="111402">
            <text:p>111402</text:p>
          </table:table-cell>
          <table:table-cell table:formula="of:=[.E87]*(2^([.B87]/12))" office:value-type="float" office:value="1587966.38397232">
            <text:p>1587966,384</text:p>
          </table:table-cell>
          <table:table-cell table:formula="of:=ROUND([.F87])" office:value-type="float" office:value="1587966">
            <text:p>1587966</text:p>
          </table:table-cell>
          <table:table-cell table:formula="of:=DEC2HEX([.G87])" office:value-type="string" office:string-value="183AFE">
            <text:p>183AFE</text:p>
          </table:table-cell>
          <table:table-cell table:formula="of:=2164*(2^([.A87]/12))" office:value-type="float" office:value="1660076.2953529">
            <text:p>1660076,2954</text:p>
          </table:table-cell>
          <table:table-cell table:formula="of:=1*(2^([.A87]/12))" office:value-type="float" office:value="767.133223360861">
            <text:p>767,1332</text:p>
          </table:table-cell>
          <table:table-cell table:formula="of:=[.J87]-[.J86]" office:value-type="float" office:value="43.0558794258366">
            <text:p>43,0559</text:p>
          </table:table-cell>
          <table:table-cell table:formula="of:=[.F99]/2" office:value-type="float" office:value="1587966.38397232">
            <text:p>1587966,384</text:p>
          </table:table-cell>
          <table:table-cell table:formula="of:=ROUNDDOWN([.G99]/2)" office:value-type="float" office:value="1587966">
            <text:p>1587966</text:p>
          </table:table-cell>
          <table:table-cell table:number-columns-repeated="4"/>
        </table:table-row>
        <table:table-row table:style-name="ro3">
          <table:table-cell table:formula="of:=[.A87]+1" office:value-type="float" office:value="116">
            <text:p>116</text:p>
          </table:table-cell>
          <table:table-cell table:formula="of:=[.B87]+1" office:value-type="float" office:value="47">
            <text:p>47</text:p>
          </table:table-cell>
          <table:table-cell office:value-type="string">
            <text:p>G#</text:p>
          </table:table-cell>
          <table:table-cell table:formula="of:=440*(2^([.B88]/12))" office:value-type="float" office:value="6644.87516127912">
            <text:p>6644,8752</text:p>
          </table:table-cell>
          <table:table-cell table:formula="of:=[.E87]" office:value-type="float" office:value="111402">
            <text:p>111402</text:p>
          </table:table-cell>
          <table:table-cell table:formula="of:=[.E88]*(2^([.B88]/12))" office:value-type="float" office:value="1682391.77890186">
            <text:p>1682391,7789</text:p>
          </table:table-cell>
          <table:table-cell table:formula="of:=ROUND([.F88])" office:value-type="float" office:value="1682392">
            <text:p>1682392</text:p>
          </table:table-cell>
          <table:table-cell table:formula="of:=DEC2HEX([.G88])" office:value-type="string" office:string-value="19ABD8">
            <text:p>19ABD8</text:p>
          </table:table-cell>
          <table:table-cell table:formula="of:=2164*(2^([.A88]/12))" office:value-type="float" office:value="1758789.5687471">
            <text:p>1758789,5687</text:p>
          </table:table-cell>
          <table:table-cell table:formula="of:=1*(2^([.A88]/12))" office:value-type="float" office:value="812.749338607718">
            <text:p>812,7493</text:p>
          </table:table-cell>
          <table:table-cell table:formula="of:=[.J88]-[.J87]" office:value-type="float" office:value="45.6161152468566">
            <text:p>45,6161</text:p>
          </table:table-cell>
          <table:table-cell table:number-columns-repeated="6"/>
        </table:table-row>
        <table:table-row table:style-name="ro3">
          <table:table-cell table:formula="of:=[.A88]+1" office:value-type="float" office:value="117">
            <text:p>117</text:p>
          </table:table-cell>
          <table:table-cell table:formula="of:=[.B88]+1" office:value-type="float" office:value="48">
            <text:p>48</text:p>
          </table:table-cell>
          <table:table-cell office:value-type="string">
            <text:p>A</text:p>
          </table:table-cell>
          <table:table-cell table:formula="of:=440*(2^([.B89]/12))" office:value-type="float" office:value="7040">
            <text:p>7040</text:p>
          </table:table-cell>
          <table:table-cell table:formula="of:=[.E88]" office:value-type="float" office:value="111402">
            <text:p>111402</text:p>
          </table:table-cell>
          <table:table-cell table:formula="of:=[.E89]*(2^([.B89]/12))" office:value-type="float" office:value="1782432">
            <text:p>1782432</text:p>
          </table:table-cell>
          <table:table-cell table:formula="of:=ROUND([.F89])" office:value-type="float" office:value="1782432">
            <text:p>1782432</text:p>
          </table:table-cell>
          <table:table-cell table:formula="of:=DEC2HEX([.G89])" office:value-type="string" office:string-value="1B32A0">
            <text:p>1B32A0</text:p>
          </table:table-cell>
          <table:table-cell table:formula="of:=2164*(2^([.A89]/12))" office:value-type="float" office:value="1863372.63883165">
            <text:p>1863372,6388</text:p>
          </table:table-cell>
          <table:table-cell table:formula="of:=1*(2^([.A89]/12))" office:value-type="float" office:value="861.077929219804">
            <text:p>861,0779</text:p>
          </table:table-cell>
          <table:table-cell table:formula="of:=[.J89]-[.J88]" office:value-type="float" office:value="48.3285906120858">
            <text:p>48,3286</text:p>
          </table:table-cell>
          <table:table-cell table:number-columns-repeated="6"/>
        </table:table-row>
        <table:table-row table:style-name="ro3">
          <table:table-cell table:formula="of:=[.A89]+1" office:value-type="float" office:value="118">
            <text:p>118</text:p>
          </table:table-cell>
          <table:table-cell table:formula="of:=[.B89]+1" office:value-type="float" office:value="49">
            <text:p>49</text:p>
          </table:table-cell>
          <table:table-cell office:value-type="string">
            <text:p>A#</text:p>
          </table:table-cell>
          <table:table-cell table:formula="of:=440*(2^([.B90]/12))" office:value-type="float" office:value="7458.62018428944">
            <text:p>7458,6202</text:p>
          </table:table-cell>
          <table:table-cell table:formula="of:=[.E89]" office:value-type="float" office:value="111402">
            <text:p>111402</text:p>
          </table:table-cell>
          <table:table-cell table:formula="of:=[.E90]*(2^([.B90]/12))" office:value-type="float" office:value="1888420.92220503">
            <text:p>1888420,9222</text:p>
          </table:table-cell>
          <table:table-cell table:formula="of:=ROUND([.F90])" office:value-type="float" office:value="1888421">
            <text:p>1888421</text:p>
          </table:table-cell>
          <table:table-cell table:formula="of:=DEC2HEX([.G90])" office:value-type="string" office:string-value="1CD0A5">
            <text:p>1CD0A5</text:p>
          </table:table-cell>
          <table:table-cell table:formula="of:=2164*(2^([.A90]/12))" office:value-type="float" office:value="1974174.54188103">
            <text:p>1974174,5419</text:p>
          </table:table-cell>
          <table:table-cell table:formula="of:=1*(2^([.A90]/12))" office:value-type="float" office:value="912.280287375708">
            <text:p>912,2803</text:p>
          </table:table-cell>
          <table:table-cell table:formula="of:=[.J90]-[.J89]" office:value-type="float" office:value="51.2023581559042">
            <text:p>51,2024</text:p>
          </table:table-cell>
          <table:table-cell table:number-columns-repeated="6"/>
        </table:table-row>
        <table:table-row table:style-name="ro3">
          <table:table-cell table:formula="of:=[.A90]+1" office:value-type="float" office:value="119">
            <text:p>119</text:p>
          </table:table-cell>
          <table:table-cell table:formula="of:=[.B90]+1" office:value-type="float" office:value="50">
            <text:p>50</text:p>
          </table:table-cell>
          <table:table-cell office:value-type="string">
            <text:p>B</text:p>
          </table:table-cell>
          <table:table-cell table:formula="of:=440*(2^([.B91]/12))" office:value-type="float" office:value="7902.13282009799">
            <text:p>7902,1328</text:p>
          </table:table-cell>
          <table:table-cell table:formula="of:=[.E90]" office:value-type="float" office:value="111402">
            <text:p>111402</text:p>
          </table:table-cell>
          <table:table-cell table:formula="of:=[.E91]*(2^([.B91]/12))" office:value-type="float" office:value="2000712.27369217">
            <text:p>2000712,2737</text:p>
          </table:table-cell>
          <table:table-cell table:formula="of:=ROUND([.F91])" office:value-type="float" office:value="2000712">
            <text:p>2000712</text:p>
          </table:table-cell>
          <table:table-cell table:formula="of:=DEC2HEX([.G91])" office:value-type="string" office:string-value="1E8748">
            <text:p>1E8748</text:p>
          </table:table-cell>
          <table:table-cell table:formula="of:=2164*(2^([.A91]/12))" office:value-type="float" office:value="2091565.06894662">
            <text:p>2091565,0689</text:p>
          </table:table-cell>
          <table:table-cell table:formula="of:=1*(2^([.A91]/12))" office:value-type="float" office:value="966.527296186054">
            <text:p>966,5273</text:p>
          </table:table-cell>
          <table:table-cell table:formula="of:=[.J91]-[.J90]" office:value-type="float" office:value="54.2470088103458">
            <text:p>54,247</text:p>
          </table:table-cell>
          <table:table-cell table:number-columns-repeated="6"/>
        </table:table-row>
        <table:table-row table:style-name="ro3">
          <table:table-cell table:formula="of:=[.A91]+1" office:value-type="float" office:value="120">
            <text:p>120</text:p>
          </table:table-cell>
          <table:table-cell table:formula="of:=[.B91]+1" office:value-type="float" office:value="51">
            <text:p>51</text:p>
          </table:table-cell>
          <table:table-cell office:value-type="string">
            <text:p>C</text:p>
          </table:table-cell>
          <table:table-cell table:formula="of:=440*(2^([.B92]/12))" office:value-type="float" office:value="8372.01808961916">
            <text:p>8372,0181</text:p>
          </table:table-cell>
          <table:table-cell table:formula="of:=[.E91]" office:value-type="float" office:value="111402">
            <text:p>111402</text:p>
          </table:table-cell>
          <table:table-cell table:formula="of:=[.E92]*(2^([.B92]/12))" office:value-type="float" office:value="2119680.81640853">
            <text:p>2119680,8164</text:p>
          </table:table-cell>
          <table:table-cell table:formula="of:=ROUND([.F92])" office:value-type="float" office:value="2119681">
            <text:p>2119681</text:p>
          </table:table-cell>
          <table:table-cell table:formula="of:=DEC2HEX([.G92])" office:value-type="string" office:string-value="205801">
            <text:p>205801</text:p>
          </table:table-cell>
          <table:table-cell table:formula="of:=2164*(2^([.A92]/12))" office:value-type="float" office:value="2215936">
            <text:p>2215936</text:p>
          </table:table-cell>
          <table:table-cell table:formula="of:=1*(2^([.A92]/12))" office:value-type="float" office:value="1024">
            <text:p>1024</text:p>
          </table:table-cell>
          <table:table-cell table:formula="of:=[.J92]-[.J91]" office:value-type="float" office:value="57.4727038139463">
            <text:p>57,4727</text:p>
          </table:table-cell>
          <table:table-cell table:number-columns-repeated="6"/>
        </table:table-row>
        <table:table-row table:style-name="ro3">
          <table:table-cell table:formula="of:=[.A92]+1" office:value-type="float" office:value="121">
            <text:p>121</text:p>
          </table:table-cell>
          <table:table-cell table:formula="of:=[.B92]+1" office:value-type="float" office:value="52">
            <text:p>52</text:p>
          </table:table-cell>
          <table:table-cell office:value-type="string">
            <text:p>C#</text:p>
          </table:table-cell>
          <table:table-cell table:formula="of:=440*(2^([.B93]/12))" office:value-type="float" office:value="8869.84419125991">
            <text:p>8869,8442</text:p>
          </table:table-cell>
          <table:table-cell table:formula="of:=[.E92]" office:value-type="float" office:value="111402">
            <text:p>111402</text:p>
          </table:table-cell>
          <table:table-cell table:formula="of:=[.E93]*(2^([.B93]/12))" office:value-type="float" office:value="2245723.59680622">
            <text:p>2245723,5968</text:p>
          </table:table-cell>
          <table:table-cell table:formula="of:=ROUND([.F93])" office:value-type="float" office:value="2245724">
            <text:p>2245724</text:p>
          </table:table-cell>
          <table:table-cell table:formula="of:=DEC2HEX([.G93])" office:value-type="string" office:string-value="22445C">
            <text:p>22445C</text:p>
          </table:table-cell>
          <table:table-cell table:formula="of:=2164*(2^([.A93]/12))" office:value-type="float" office:value="2347702.41146216">
            <text:p>2347702,4115</text:p>
          </table:table-cell>
          <table:table-cell table:formula="of:=1*(2^([.A93]/12))" office:value-type="float" office:value="1084.89020862392">
            <text:p>1084,8902</text:p>
          </table:table-cell>
          <table:table-cell table:formula="of:=[.J93]-[.J92]" office:value-type="float" office:value="60.8902086239189">
            <text:p>60,8902</text:p>
          </table:table-cell>
          <table:table-cell table:number-columns-repeated="6"/>
        </table:table-row>
        <table:table-row table:style-name="ro3">
          <table:table-cell table:formula="of:=[.A93]+1" office:value-type="float" office:value="122">
            <text:p>122</text:p>
          </table:table-cell>
          <table:table-cell table:formula="of:=[.B93]+1" office:value-type="float" office:value="53">
            <text:p>53</text:p>
          </table:table-cell>
          <table:table-cell office:value-type="string">
            <text:p>D</text:p>
          </table:table-cell>
          <table:table-cell table:formula="of:=440*(2^([.B94]/12))" office:value-type="float" office:value="9397.27257335704">
            <text:p>9397,2726</text:p>
          </table:table-cell>
          <table:table-cell table:formula="of:=[.E93]" office:value-type="float" office:value="111402">
            <text:p>111402</text:p>
          </table:table-cell>
          <table:table-cell table:formula="of:=[.E94]*(2^([.B94]/12))" office:value-type="float" office:value="2379261.270948">
            <text:p>2379261,2709</text:p>
          </table:table-cell>
          <table:table-cell table:formula="of:=ROUND([.F94])" office:value-type="float" office:value="2379261">
            <text:p>2379261</text:p>
          </table:table-cell>
          <table:table-cell table:formula="of:=DEC2HEX([.G94])" office:value-type="string" office:string-value="244DFD">
            <text:p>244DFD</text:p>
          </table:table-cell>
          <table:table-cell table:formula="of:=2164*(2^([.A94]/12))" office:value-type="float" office:value="2487304.06148248">
            <text:p>2487304,0615</text:p>
          </table:table-cell>
          <table:table-cell table:formula="of:=1*(2^([.A94]/12))" office:value-type="float" office:value="1149.4011374688">
            <text:p>1149,4011</text:p>
          </table:table-cell>
          <table:table-cell table:formula="of:=[.J94]-[.J93]" office:value-type="float" office:value="64.5109288448787">
            <text:p>64,5109</text:p>
          </table:table-cell>
          <table:table-cell table:number-columns-repeated="6"/>
        </table:table-row>
        <table:table-row table:style-name="ro3">
          <table:table-cell table:formula="of:=[.A94]+1" office:value-type="float" office:value="123">
            <text:p>123</text:p>
          </table:table-cell>
          <table:table-cell table:formula="of:=[.B94]+1" office:value-type="float" office:value="54">
            <text:p>54</text:p>
          </table:table-cell>
          <table:table-cell office:value-type="string">
            <text:p>D#</text:p>
          </table:table-cell>
          <table:table-cell table:formula="of:=440*(2^([.B95]/12))" office:value-type="float" office:value="9956.06347910659">
            <text:p>9956,0635</text:p>
          </table:table-cell>
          <table:table-cell table:formula="of:=[.E94]" office:value-type="float" office:value="111402">
            <text:p>111402</text:p>
          </table:table-cell>
          <table:table-cell table:formula="of:=[.E95]*(2^([.B95]/12))" office:value-type="float" office:value="2520739.5084078">
            <text:p>2520739,5084</text:p>
          </table:table-cell>
          <table:table-cell table:formula="of:=ROUND([.F95])" office:value-type="float" office:value="2520740">
            <text:p>2520740</text:p>
          </table:table-cell>
          <table:table-cell table:formula="of:=DEC2HEX([.G95])" office:value-type="string" office:string-value="2676A4">
            <text:p>2676A4</text:p>
          </table:table-cell>
          <table:table-cell table:formula="of:=2164*(2^([.A95]/12))" office:value-type="float" office:value="2635206.85759067">
            <text:p>2635206,8576</text:p>
          </table:table-cell>
          <table:table-cell table:formula="of:=1*(2^([.A95]/12))" office:value-type="float" office:value="1217.74808576279">
            <text:p>1217,7481</text:p>
          </table:table-cell>
          <table:table-cell table:formula="of:=[.J95]-[.J94]" office:value-type="float" office:value="68.3469482939888">
            <text:p>68,3469</text:p>
          </table:table-cell>
          <table:table-cell table:number-columns-repeated="6"/>
        </table:table-row>
        <table:table-row table:style-name="ro3">
          <table:table-cell table:formula="of:=[.A95]+1" office:value-type="float" office:value="124">
            <text:p>124</text:p>
          </table:table-cell>
          <table:table-cell table:formula="of:=[.B95]+1" office:value-type="float" office:value="55">
            <text:p>55</text:p>
          </table:table-cell>
          <table:table-cell office:value-type="string">
            <text:p>E</text:p>
          </table:table-cell>
          <table:table-cell table:formula="of:=440*(2^([.B96]/12))" office:value-type="float" office:value="10548.0818212118">
            <text:p>10548,0818</text:p>
          </table:table-cell>
          <table:table-cell table:formula="of:=[.E95]" office:value-type="float" office:value="111402">
            <text:p>111402</text:p>
          </table:table-cell>
          <table:table-cell table:formula="of:=[.E96]*(2^([.B96]/12))" office:value-type="float" office:value="2670630.47965146">
            <text:p>2670630,4797</text:p>
          </table:table-cell>
          <table:table-cell table:formula="of:=ROUND([.F96])" office:value-type="float" office:value="2670630">
            <text:p>2670630</text:p>
          </table:table-cell>
          <table:table-cell table:formula="of:=DEC2HEX([.G96])" office:value-type="string" office:string-value="28C026">
            <text:p>28C026</text:p>
          </table:table-cell>
          <table:table-cell table:formula="of:=2164*(2^([.A96]/12))" office:value-type="float" office:value="2791904.41161985">
            <text:p>2791904,4116</text:p>
          </table:table-cell>
          <table:table-cell table:formula="of:=1*(2^([.A96]/12))" office:value-type="float" office:value="1290.15915509235">
            <text:p>1290,1592</text:p>
          </table:table-cell>
          <table:table-cell table:formula="of:=[.J96]-[.J95]" office:value-type="float" office:value="72.4110693295643">
            <text:p>72,4111</text:p>
          </table:table-cell>
          <table:table-cell table:number-columns-repeated="6"/>
        </table:table-row>
        <table:table-row table:style-name="ro3">
          <table:table-cell table:formula="of:=[.A96]+1" office:value-type="float" office:value="125">
            <text:p>125</text:p>
          </table:table-cell>
          <table:table-cell table:formula="of:=[.B96]+1" office:value-type="float" office:value="56">
            <text:p>56</text:p>
          </table:table-cell>
          <table:table-cell office:value-type="string">
            <text:p>F</text:p>
          </table:table-cell>
          <table:table-cell table:formula="of:=440*(2^([.B97]/12))" office:value-type="float" office:value="11175.3034058561">
            <text:p>11175,3034</text:p>
          </table:table-cell>
          <table:table-cell table:formula="of:=[.E96]" office:value-type="float" office:value="111402">
            <text:p>111402</text:p>
          </table:table-cell>
          <table:table-cell table:formula="of:=[.E97]*(2^([.B97]/12))" office:value-type="float" office:value="2829434.43186178">
            <text:p>2829434,4319</text:p>
          </table:table-cell>
          <table:table-cell table:formula="of:=ROUND([.F97])" office:value-type="float" office:value="2829434">
            <text:p>2829434</text:p>
          </table:table-cell>
          <table:table-cell table:formula="of:=DEC2HEX([.G97])" office:value-type="string" office:string-value="2B2C7A">
            <text:p>2B2C7A</text:p>
          </table:table-cell>
          <table:table-cell table:formula="of:=2164*(2^([.A97]/12))" office:value-type="float" office:value="2957919.68709013">
            <text:p>2957919,6871</text:p>
          </table:table-cell>
          <table:table-cell table:formula="of:=1*(2^([.A97]/12))" office:value-type="float" office:value="1366.87601067011">
            <text:p>1366,876</text:p>
          </table:table-cell>
          <table:table-cell table:formula="of:=[.J97]-[.J96]" office:value-type="float" office:value="76.7168555777641">
            <text:p>76,7169</text:p>
          </table:table-cell>
          <table:table-cell table:number-columns-repeated="6"/>
        </table:table-row>
        <table:table-row table:style-name="ro3">
          <table:table-cell table:formula="of:=[.A97]+1" office:value-type="float" office:value="126">
            <text:p>126</text:p>
          </table:table-cell>
          <table:table-cell table:formula="of:=[.B97]+1" office:value-type="float" office:value="57">
            <text:p>57</text:p>
          </table:table-cell>
          <table:table-cell office:value-type="string">
            <text:p>F#</text:p>
          </table:table-cell>
          <table:table-cell table:formula="of:=440*(2^([.B98]/12))" office:value-type="float" office:value="11839.8215267723">
            <text:p>11839,8215</text:p>
          </table:table-cell>
          <table:table-cell table:formula="of:=[.E97]" office:value-type="float" office:value="111402">
            <text:p>111402</text:p>
          </table:table-cell>
          <table:table-cell table:formula="of:=[.E98]*(2^([.B98]/12))" office:value-type="float" office:value="2997681.35846702">
            <text:p>2997681,3585</text:p>
          </table:table-cell>
          <table:table-cell table:formula="of:=ROUND([.F98])" office:value-type="float" office:value="2997681">
            <text:p>2997681</text:p>
          </table:table-cell>
          <table:table-cell table:formula="of:=DEC2HEX([.G98])" office:value-type="string" office:string-value="2DBDB1">
            <text:p>2DBDB1</text:p>
          </table:table-cell>
          <table:table-cell table:formula="of:=2164*(2^([.A98]/12))" office:value-type="float" office:value="3133806.74455079">
            <text:p>3133806,7446</text:p>
          </table:table-cell>
          <table:table-cell table:formula="of:=1*(2^([.A98]/12))" office:value-type="float" office:value="1448.15468787005">
            <text:p>1448,1547</text:p>
          </table:table-cell>
          <table:table-cell table:formula="of:=[.J98]-[.J97]" office:value-type="float" office:value="81.2786771999347">
            <text:p>81,2787</text:p>
          </table:table-cell>
          <table:table-cell table:number-columns-repeated="3"/>
          <table:table-cell table:style-name="ce2" office:value-type="float" office:value="14">
            <text:p>14</text:p>
          </table:table-cell>
          <table:table-cell table:number-columns-repeated="2"/>
        </table:table-row>
        <table:table-row table:style-name="ro3">
          <table:table-cell table:formula="of:=[.A98]+1" office:value-type="float" office:value="127">
            <text:p>127</text:p>
          </table:table-cell>
          <table:table-cell table:formula="of:=[.B98]+1" office:value-type="float" office:value="58">
            <text:p>58</text:p>
          </table:table-cell>
          <table:table-cell office:value-type="string">
            <text:p>G</text:p>
          </table:table-cell>
          <table:table-cell table:formula="of:=440*(2^([.B99]/12))" office:value-type="float" office:value="12543.853951416">
            <text:p>12543,854</text:p>
          </table:table-cell>
          <table:table-cell table:formula="of:=[.E98]" office:value-type="float" office:value="111402">
            <text:p>111402</text:p>
          </table:table-cell>
          <table:table-cell table:formula="of:=[.E99]*(2^([.B99]/12))" office:value-type="float" office:value="3175932.76794464">
            <text:p>3175932,7679</text:p>
          </table:table-cell>
          <table:table-cell table:formula="of:=ROUND([.F99])" office:value-type="float" office:value="3175933">
            <text:p>3175933</text:p>
          </table:table-cell>
          <table:table-cell table:formula="of:=DEC2HEX([.G99])" office:value-type="string" office:string-value="3075FD">
            <text:p>3075FD</text:p>
          </table:table-cell>
          <table:table-cell table:formula="of:=2164*(2^([.A99]/12))" office:value-type="float" office:value="3320152.59070581">
            <text:p>3320152,5907</text:p>
          </table:table-cell>
          <table:table-cell table:formula="of:=1*(2^([.A99]/12))" office:value-type="float" office:value="1534.26644672172">
            <text:p>1534,2664</text:p>
          </table:table-cell>
          <table:table-cell table:formula="of:=[.J99]-[.J98]" office:value-type="float" office:value="86.1117588516731">
            <text:p>86,1118</text:p>
          </table:table-cell>
          <table:table-cell table:formula="of:=[.G99]-[.G98]" office:value-type="float" office:value="178252">
            <text:p>178252</text:p>
          </table:table-cell>
          <table:table-cell table:formula="of:=DEC2HEX([.L99])" office:value-type="string" office:string-value="2B84C">
            <text:p>2B84C</text:p>
          </table:table-cell>
          <table:table-cell table:formula="of:=[.G99]*6/12" office:value-type="float" office:value="1587966.5">
            <text:p>1587966,5</text:p>
          </table:table-cell>
          <table:table-cell table:formula="of:=[.M99]*[.O98]" office:value-type="float" office:value="0">
            <text:p>#VALUE!</text:p>
          </table:table-cell>
          <table:table-cell table:number-columns-repeated="2"/>
        </table:table-row>
        <table:table-row table:style-name="ro3">
          <table:table-cell table:formula="of:=[.A99]+1" office:value-type="float" office:value="128">
            <text:p>128</text:p>
          </table:table-cell>
          <table:table-cell table:number-columns-repeated="5"/>
          <table:table-cell table:formula="of:=(2^5)*[.G99]" office:value-type="float" office:value="101629856">
            <text:p>101629856</text:p>
          </table:table-cell>
          <table:table-cell table:formula="of:=DEC2HEX([.G100])" office:value-type="string" office:string-value="60EBFA0">
            <text:p>60EBFA0</text:p>
          </table:table-cell>
          <table:table-cell/>
          <table:table-cell table:formula="of:=1*(2^([.A100]/12))" office:value-type="float" office:value="1625.49867721544">
            <text:p>1625,4987</text:p>
          </table:table-cell>
          <table:table-cell table:formula="of:=DEC2HEX( [.J100])" office:value-type="string" office:string-value="659">
            <text:p>659</text:p>
          </table:table-cell>
          <table:table-cell table:number-columns-repeated="6"/>
        </table:table-row>
        <table:table-row table:style-name="ro3">
          <table:table-cell table:formula="of:=[.A100]+1" office:value-type="float" office:value="129">
            <text:p>129</text:p>
          </table:table-cell>
          <table:table-cell table:number-columns-repeated="8"/>
          <table:table-cell table:formula="of:=1*(2^([.A101]/12))" office:value-type="float" office:value="1722.15585843961">
            <text:p>1722,1559</text:p>
          </table:table-cell>
          <table:table-cell table:formula="of:=DEC2HEX( [.J101])" office:value-type="string" office:string-value="6BA">
            <text:p>6BA</text:p>
          </table:table-cell>
          <table:table-cell table:number-columns-repeated="6"/>
        </table:table-row>
        <table:table-row table:style-name="ro3">
          <table:table-cell table:formula="of:=[.A101]+1" office:value-type="float" office:value="130">
            <text:p>130</text:p>
          </table:table-cell>
          <table:table-cell table:number-columns-repeated="6"/>
          <table:table-cell table:formula="of:=255+64" office:value-type="float" office:value="319">
            <text:p>319</text:p>
          </table:table-cell>
          <table:table-cell table:formula="of:=255+64" office:value-type="float" office:value="319">
            <text:p>319</text:p>
          </table:table-cell>
          <table:table-cell table:formula="of:=1*(2^([.A102]/12))" office:value-type="float" office:value="1824.56057475142">
            <text:p>1824,5606</text:p>
          </table:table-cell>
          <table:table-cell table:formula="of:=DEC2HEX( [.J102])" office:value-type="string" office:string-value="720">
            <text:p>720</text:p>
          </table:table-cell>
          <table:table-cell table:number-columns-repeated="6"/>
        </table:table-row>
        <table:table-row table:style-name="ro3">
          <table:table-cell table:formula="of:=[.A102]+1" office:value-type="float" office:value="131">
            <text:p>131</text:p>
          </table:table-cell>
          <table:table-cell table:number-columns-repeated="4"/>
          <table:table-cell table:formula="of:=[.G92]/2^10" office:value-type="float" office:value="2070.0009765625">
            <text:p>2070,001</text:p>
          </table:table-cell>
          <table:table-cell table:formula="of:=[.G2]*2^10" office:value-type="float" office:value="2119680">
            <text:p>2119680</text:p>
          </table:table-cell>
          <table:table-cell table:formula="of:=2^8" office:value-type="float" office:value="256">
            <text:p>256</text:p>
          </table:table-cell>
          <table:table-cell table:formula="of:=2^7" office:value-type="float" office:value="128">
            <text:p>128</text:p>
          </table:table-cell>
          <table:table-cell table:formula="of:=1*(2^([.A103]/12))" office:value-type="float" office:value="1933.05459237211">
            <text:p>1933,0546</text:p>
          </table:table-cell>
          <table:table-cell table:formula="of:=DEC2HEX( [.J103])" office:value-type="string" office:string-value="78D">
            <text:p>78D</text:p>
          </table:table-cell>
          <table:table-cell table:number-columns-repeated="6"/>
        </table:table-row>
        <table:table-row table:style-name="ro3">
          <table:table-cell table:formula="of:=[.A103]+1" office:value-type="float" office:value="132">
            <text:p>132</text:p>
          </table:table-cell>
          <table:table-cell table:number-columns-repeated="7"/>
          <table:table-cell table:formula="of:=255+128" office:value-type="float" office:value="383">
            <text:p>383</text:p>
          </table:table-cell>
          <table:table-cell table:formula="of:=1*(2^([.A104]/12))" office:value-type="float" office:value="2048">
            <text:p>2048</text:p>
          </table:table-cell>
          <table:table-cell table:formula="of:=DEC2HEX( [.J104])" office:value-type="string" office:string-value="800">
            <text:p>800</text:p>
          </table:table-cell>
          <table:table-cell table:number-columns-repeated="6"/>
        </table:table-row>
        <table:table-row table:style-name="ro3">
          <table:table-cell table:formula="of:=[.A104]+1" office:value-type="float" office:value="133">
            <text:p>133</text:p>
          </table:table-cell>
          <table:table-cell table:number-columns-repeated="7"/>
          <table:table-cell table:formula="of:=2^9" office:value-type="float" office:value="512">
            <text:p>512</text:p>
          </table:table-cell>
          <table:table-cell table:formula="of:=1*(2^([.A105]/12))" office:value-type="float" office:value="2169.78041724784">
            <text:p>2169,7804</text:p>
          </table:table-cell>
          <table:table-cell table:formula="of:=DEC2HEX( [.J105])" office:value-type="string" office:string-value="879">
            <text:p>879</text:p>
          </table:table-cell>
          <table:table-cell table:number-columns-repeated="6"/>
        </table:table-row>
        <table:table-row table:style-name="ro3">
          <table:table-cell table:formula="of:=[.A105]+1" office:value-type="float" office:value="134">
            <text:p>134</text:p>
          </table:table-cell>
          <table:table-cell table:number-columns-repeated="8"/>
          <table:table-cell table:formula="of:=1*(2^([.A106]/12))" office:value-type="float" office:value="2298.8022749376">
            <text:p>2298,8023</text:p>
          </table:table-cell>
          <table:table-cell table:formula="of:=DEC2HEX( [.J106])" office:value-type="string" office:string-value="8FA">
            <text:p>8FA</text:p>
          </table:table-cell>
          <table:table-cell table:number-columns-repeated="6"/>
        </table:table-row>
        <table:table-row table:style-name="ro3">
          <table:table-cell table:formula="of:=[.A106]+1" office:value-type="float" office:value="135">
            <text:p>135</text:p>
          </table:table-cell>
          <table:table-cell table:number-columns-repeated="8"/>
          <table:table-cell table:formula="of:=1*(2^([.A107]/12))" office:value-type="float" office:value="2435.49617152557">
            <text:p>2435,4962</text:p>
          </table:table-cell>
          <table:table-cell table:formula="of:=DEC2HEX( [.J107])" office:value-type="string" office:string-value="983">
            <text:p>983</text:p>
          </table:table-cell>
          <table:table-cell table:number-columns-repeated="6"/>
        </table:table-row>
        <table:table-row table:style-name="ro3">
          <table:table-cell table:formula="of:=[.A107]+1" office:value-type="float" office:value="136">
            <text:p>136</text:p>
          </table:table-cell>
          <table:table-cell table:number-columns-repeated="8"/>
          <table:table-cell table:formula="of:=1*(2^([.A108]/12))" office:value-type="float" office:value="2580.3183101847">
            <text:p>2580,3183</text:p>
          </table:table-cell>
          <table:table-cell table:formula="of:=DEC2HEX( [.J108])" office:value-type="string" office:string-value="A14">
            <text:p>A14</text:p>
          </table:table-cell>
          <table:table-cell table:number-columns-repeated="6"/>
        </table:table-row>
        <table:table-row table:style-name="ro3">
          <table:table-cell table:formula="of:=[.A108]+1" office:value-type="float" office:value="137">
            <text:p>137</text:p>
          </table:table-cell>
          <table:table-cell table:number-columns-repeated="8"/>
          <table:table-cell table:formula="of:=1*(2^([.A109]/12))" office:value-type="float" office:value="2733.75202134023">
            <text:p>2733,752</text:p>
          </table:table-cell>
          <table:table-cell table:formula="of:=DEC2HEX( [.J109])" office:value-type="string" office:string-value="AAD">
            <text:p>AAD</text:p>
          </table:table-cell>
          <table:table-cell table:number-columns-repeated="6"/>
        </table:table-row>
        <table:table-row table:style-name="ro3">
          <table:table-cell table:formula="of:=[.A109]+1" office:value-type="float" office:value="138">
            <text:p>138</text:p>
          </table:table-cell>
          <table:table-cell table:number-columns-repeated="8"/>
          <table:table-cell table:formula="of:=1*(2^([.A110]/12))" office:value-type="float" office:value="2896.3093757401">
            <text:p>2896,3094</text:p>
          </table:table-cell>
          <table:table-cell table:formula="of:=DEC2HEX( [.J110])" office:value-type="string" office:string-value="B50">
            <text:p>B50</text:p>
          </table:table-cell>
          <table:table-cell table:number-columns-repeated="6"/>
        </table:table-row>
        <table:table-row table:style-name="ro3">
          <table:table-cell table:formula="of:=[.A110]+1" office:value-type="float" office:value="139">
            <text:p>139</text:p>
          </table:table-cell>
          <table:table-cell table:number-columns-repeated="8"/>
          <table:table-cell table:formula="of:=1*(2^([.A111]/12))" office:value-type="float" office:value="3068.53289344345">
            <text:p>3068,5329</text:p>
          </table:table-cell>
          <table:table-cell table:formula="of:=DEC2HEX( [.J111])" office:value-type="string" office:string-value="BFC">
            <text:p>BFC</text:p>
          </table:table-cell>
          <table:table-cell table:number-columns-repeated="6"/>
        </table:table-row>
        <table:table-row table:style-name="ro3">
          <table:table-cell table:formula="of:=[.A111]+1" office:value-type="float" office:value="140">
            <text:p>140</text:p>
          </table:table-cell>
          <table:table-cell table:number-columns-repeated="8"/>
          <table:table-cell table:formula="of:=1*(2^([.A112]/12))" office:value-type="float" office:value="3250.99735443087">
            <text:p>3250,9974</text:p>
          </table:table-cell>
          <table:table-cell table:formula="of:=DEC2HEX( [.J112])" office:value-type="string" office:string-value="CB2">
            <text:p>CB2</text:p>
          </table:table-cell>
          <table:table-cell table:number-columns-repeated="6"/>
        </table:table-row>
        <table:table-row table:style-name="ro3">
          <table:table-cell table:formula="of:=[.A112]+1" office:value-type="float" office:value="141">
            <text:p>141</text:p>
          </table:table-cell>
          <table:table-cell table:number-columns-repeated="8"/>
          <table:table-cell table:formula="of:=1*(2^([.A113]/12))" office:value-type="float" office:value="3444.31171687921">
            <text:p>3444,3117</text:p>
          </table:table-cell>
          <table:table-cell table:formula="of:=DEC2HEX( [.J113])" office:value-type="string" office:string-value="D74">
            <text:p>D74</text:p>
          </table:table-cell>
          <table:table-cell table:number-columns-repeated="6"/>
        </table:table-row>
        <table:table-row table:style-name="ro3">
          <table:table-cell table:formula="of:=[.A113]+1" office:value-type="float" office:value="142">
            <text:p>142</text:p>
          </table:table-cell>
          <table:table-cell table:number-columns-repeated="8"/>
          <table:table-cell table:formula="of:=1*(2^([.A114]/12))" office:value-type="float" office:value="3649.12114950283">
            <text:p>3649,1211</text:p>
          </table:table-cell>
          <table:table-cell table:formula="of:=DEC2HEX( [.J114])" office:value-type="string" office:string-value="E41">
            <text:p>E41</text:p>
          </table:table-cell>
          <table:table-cell table:number-columns-repeated="6"/>
        </table:table-row>
        <table:table-row table:style-name="ro3">
          <table:table-cell table:formula="of:=[.A114]+1" office:value-type="float" office:value="143">
            <text:p>143</text:p>
          </table:table-cell>
          <table:table-cell table:number-columns-repeated="8"/>
          <table:table-cell table:formula="of:=1*(2^([.A115]/12))" office:value-type="float" office:value="3866.10918474421">
            <text:p>3866,1092</text:p>
          </table:table-cell>
          <table:table-cell table:formula="of:=DEC2HEX( [.J115])" office:value-type="string" office:string-value="F1A">
            <text:p>F1A</text:p>
          </table:table-cell>
          <table:table-cell table:number-columns-repeated="6"/>
        </table:table-row>
        <table:table-row table:style-name="ro3">
          <table:table-cell table:formula="of:=[.A115]+1" office:value-type="float" office:value="144">
            <text:p>144</text:p>
          </table:table-cell>
          <table:table-cell table:number-columns-repeated="8"/>
          <table:table-cell table:formula="of:=1*(2^([.A116]/12))" office:value-type="float" office:value="4096">
            <text:p>4096</text:p>
          </table:table-cell>
          <table:table-cell table:formula="of:=DEC2HEX( [.J116])" office:value-type="string" office:string-value="1000">
            <text:p>1000</text:p>
          </table:table-cell>
          <table:table-cell table:formula="of:=145/12" office:value-type="float" office:value="12.0833333333333">
            <text:p>12,0833</text:p>
          </table:table-cell>
          <table:table-cell table:number-columns-repeated="5"/>
        </table:table-row>
        <table:table-row table:style-name="ro3">
          <table:table-cell table:formula="of:=[.A116]+1" office:value-type="float" office:value="145">
            <text:p>145</text:p>
          </table:table-cell>
          <table:table-cell table:number-columns-repeated="8"/>
          <table:table-cell table:formula="of:=1*(2^([.A117]/12))" office:value-type="float" office:value="4339.56083449568">
            <text:p>4339,5608</text:p>
          </table:table-cell>
          <table:table-cell table:formula="of:=DEC2HEX( [.J117])" office:value-type="string" office:string-value="10F3">
            <text:p>10F3</text:p>
          </table:table-cell>
          <table:table-cell table:number-columns-repeated="6"/>
        </table:table-row>
        <table:table-row table:style-name="ro3">
          <table:table-cell table:formula="of:=[.A117]+1" office:value-type="float" office:value="146">
            <text:p>146</text:p>
          </table:table-cell>
          <table:table-cell table:number-columns-repeated="8"/>
          <table:table-cell table:formula="of:=1*(2^([.A118]/12))" office:value-type="float" office:value="4597.60454987519">
            <text:p>4597,6045</text:p>
          </table:table-cell>
          <table:table-cell table:formula="of:=DEC2HEX( [.J118])" office:value-type="string" office:string-value="11F5">
            <text:p>11F5</text:p>
          </table:table-cell>
          <table:table-cell table:number-columns-repeated="6"/>
        </table:table-row>
        <table:table-row table:style-name="ro3">
          <table:table-cell table:formula="of:=[.A118]+1" office:value-type="float" office:value="147">
            <text:p>147</text:p>
          </table:table-cell>
          <table:table-cell table:number-columns-repeated="8"/>
          <table:table-cell table:formula="of:=1*(2^([.A119]/12))" office:value-type="float" office:value="4870.99234305115">
            <text:p>4870,9923</text:p>
          </table:table-cell>
          <table:table-cell table:formula="of:=DEC2HEX( [.J119])" office:value-type="string" office:string-value="1306">
            <text:p>1306</text:p>
          </table:table-cell>
          <table:table-cell table:number-columns-repeated="6"/>
        </table:table-row>
        <table:table-row table:style-name="ro3">
          <table:table-cell table:formula="of:=[.A119]+1" office:value-type="float" office:value="148">
            <text:p>148</text:p>
          </table:table-cell>
          <table:table-cell table:number-columns-repeated="8"/>
          <table:table-cell table:formula="of:=1*(2^([.A120]/12))" office:value-type="float" office:value="5160.6366203694">
            <text:p>5160,6366</text:p>
          </table:table-cell>
          <table:table-cell table:formula="of:=DEC2HEX( [.J120])" office:value-type="string" office:string-value="1428">
            <text:p>1428</text:p>
          </table:table-cell>
          <table:table-cell table:number-columns-repeated="6"/>
        </table:table-row>
        <table:table-row table:style-name="ro3">
          <table:table-cell table:formula="of:=[.A120]+1" office:value-type="float" office:value="149">
            <text:p>149</text:p>
          </table:table-cell>
          <table:table-cell table:number-columns-repeated="8"/>
          <table:table-cell table:formula="of:=1*(2^([.A121]/12))" office:value-type="float" office:value="5467.50404268046">
            <text:p>5467,504</text:p>
          </table:table-cell>
          <table:table-cell table:formula="of:=DEC2HEX( [.J121])" office:value-type="string" office:string-value="155B">
            <text:p>155B</text:p>
          </table:table-cell>
          <table:table-cell table:number-columns-repeated="6"/>
        </table:table-row>
        <table:table-row table:style-name="ro3">
          <table:table-cell table:formula="of:=[.A121]+1" office:value-type="float" office:value="150">
            <text:p>150</text:p>
          </table:table-cell>
          <table:table-cell table:number-columns-repeated="8"/>
          <table:table-cell table:formula="of:=1*(2^([.A122]/12))" office:value-type="float" office:value="5792.6187514802">
            <text:p>5792,6188</text:p>
          </table:table-cell>
          <table:table-cell table:formula="of:=DEC2HEX( [.J122])" office:value-type="string" office:string-value="16A0">
            <text:p>16A0</text:p>
          </table:table-cell>
          <table:table-cell table:number-columns-repeated="6"/>
        </table:table-row>
        <table:table-row table:style-name="ro3">
          <table:table-cell table:formula="of:=[.A122]+1" office:value-type="float" office:value="151">
            <text:p>151</text:p>
          </table:table-cell>
          <table:table-cell table:number-columns-repeated="8"/>
          <table:table-cell table:formula="of:=1*(2^([.A123]/12))" office:value-type="float" office:value="6137.06578688689">
            <text:p>6137,0658</text:p>
          </table:table-cell>
          <table:table-cell table:formula="of:=DEC2HEX( [.J123])" office:value-type="string" office:string-value="17F9">
            <text:p>17F9</text:p>
          </table:table-cell>
          <table:table-cell table:number-columns-repeated="6"/>
        </table:table-row>
        <table:table-row table:style-name="ro3">
          <table:table-cell table:formula="of:=[.A123]+1" office:value-type="float" office:value="152">
            <text:p>152</text:p>
          </table:table-cell>
          <table:table-cell table:number-columns-repeated="8"/>
          <table:table-cell table:formula="of:=1*(2^([.A124]/12))" office:value-type="float" office:value="6501.99470886174">
            <text:p>6501,9947</text:p>
          </table:table-cell>
          <table:table-cell table:formula="of:=DEC2HEX( [.J124])" office:value-type="string" office:string-value="1965">
            <text:p>1965</text:p>
          </table:table-cell>
          <table:table-cell table:number-columns-repeated="6"/>
        </table:table-row>
        <table:table-row table:style-name="ro3">
          <table:table-cell table:formula="of:=[.A124]+1" office:value-type="float" office:value="153">
            <text:p>153</text:p>
          </table:table-cell>
          <table:table-cell table:number-columns-repeated="8"/>
          <table:table-cell table:formula="of:=1*(2^([.A125]/12))" office:value-type="float" office:value="6888.62343375843">
            <text:p>6888,6234</text:p>
          </table:table-cell>
          <table:table-cell table:formula="of:=DEC2HEX( [.J125])" office:value-type="string" office:string-value="1AE8">
            <text:p>1AE8</text:p>
          </table:table-cell>
          <table:table-cell table:number-columns-repeated="6"/>
        </table:table-row>
        <table:table-row table:style-name="ro3">
          <table:table-cell table:formula="of:=[.A125]+1" office:value-type="float" office:value="154">
            <text:p>154</text:p>
          </table:table-cell>
          <table:table-cell table:number-columns-repeated="8"/>
          <table:table-cell table:formula="of:=1*(2^([.A126]/12))" office:value-type="float" office:value="7298.24229900566">
            <text:p>7298,2423</text:p>
          </table:table-cell>
          <table:table-cell table:formula="of:=DEC2HEX( [.J126])" office:value-type="string" office:string-value="1C82">
            <text:p>1C82</text:p>
          </table:table-cell>
          <table:table-cell table:number-columns-repeated="6"/>
        </table:table-row>
        <table:table-row table:style-name="ro3">
          <table:table-cell table:formula="of:=[.A126]+1" office:value-type="float" office:value="155">
            <text:p>155</text:p>
          </table:table-cell>
          <table:table-cell table:number-columns-repeated="8"/>
          <table:table-cell table:formula="of:=1*(2^([.A127]/12))" office:value-type="float" office:value="7732.21836948843">
            <text:p>7732,2184</text:p>
          </table:table-cell>
          <table:table-cell table:formula="of:=DEC2HEX( [.J127])" office:value-type="string" office:string-value="1E34">
            <text:p>1E34</text:p>
          </table:table-cell>
          <table:table-cell table:number-columns-repeated="6"/>
        </table:table-row>
        <table:table-row table:style-name="ro3">
          <table:table-cell table:formula="of:=[.A127]+1" office:value-type="float" office:value="156">
            <text:p>156</text:p>
          </table:table-cell>
          <table:table-cell table:number-columns-repeated="8"/>
          <table:table-cell table:formula="of:=1*(2^([.A128]/12))" office:value-type="float" office:value="8192">
            <text:p>8192</text:p>
          </table:table-cell>
          <table:table-cell table:formula="of:=DEC2HEX( [.J128])" office:value-type="string" office:string-value="2000">
            <text:p>2000</text:p>
          </table:table-cell>
          <table:table-cell table:number-columns-repeated="6"/>
        </table:table-row>
        <table:table-row table:style-name="ro3">
          <table:table-cell table:formula="of:=[.A128]+1" office:value-type="float" office:value="157">
            <text:p>157</text:p>
          </table:table-cell>
          <table:table-cell table:number-columns-repeated="8"/>
          <table:table-cell table:formula="of:=1*(2^([.A129]/12))" office:value-type="float" office:value="8679.12166899135">
            <text:p>8679,1217</text:p>
          </table:table-cell>
          <table:table-cell table:formula="of:=DEC2HEX( [.J129])" office:value-type="string" office:string-value="21E7">
            <text:p>21E7</text:p>
          </table:table-cell>
          <table:table-cell table:number-columns-repeated="6"/>
        </table:table-row>
        <table:table-row table:style-name="ro3">
          <table:table-cell table:formula="of:=[.A129]+1" office:value-type="float" office:value="158">
            <text:p>158</text:p>
          </table:table-cell>
          <table:table-cell table:number-columns-repeated="8"/>
          <table:table-cell table:formula="of:=1*(2^([.A130]/12))" office:value-type="float" office:value="9195.20909975038">
            <text:p>9195,2091</text:p>
          </table:table-cell>
          <table:table-cell table:formula="of:=DEC2HEX( [.J130])" office:value-type="string" office:string-value="23EB">
            <text:p>23EB</text:p>
          </table:table-cell>
          <table:table-cell table:number-columns-repeated="6"/>
        </table:table-row>
        <table:table-row table:style-name="ro3">
          <table:table-cell table:formula="of:=[.A130]+1" office:value-type="float" office:value="159">
            <text:p>159</text:p>
          </table:table-cell>
          <table:table-cell table:number-columns-repeated="8"/>
          <table:table-cell table:formula="of:=1*(2^([.A131]/12))" office:value-type="float" office:value="9741.98468610229">
            <text:p>9741,9847</text:p>
          </table:table-cell>
          <table:table-cell table:formula="of:=DEC2HEX( [.J131])" office:value-type="string" office:string-value="260D">
            <text:p>260D</text:p>
          </table:table-cell>
          <table:table-cell table:number-columns-repeated="6"/>
        </table:table-row>
        <table:table-row table:style-name="ro3">
          <table:table-cell table:formula="of:=[.A131]+1" office:value-type="float" office:value="160">
            <text:p>160</text:p>
          </table:table-cell>
          <table:table-cell table:number-columns-repeated="8"/>
          <table:table-cell table:formula="of:=1*(2^([.A132]/12))" office:value-type="float" office:value="10321.2732407388">
            <text:p>10321,2732</text:p>
          </table:table-cell>
          <table:table-cell table:formula="of:=DEC2HEX( [.J132])" office:value-type="string" office:string-value="2851">
            <text:p>2851</text:p>
          </table:table-cell>
          <table:table-cell table:number-columns-repeated="6"/>
        </table:table-row>
        <table:table-row table:style-name="ro3">
          <table:table-cell table:formula="of:=[.A132]+1" office:value-type="float" office:value="161">
            <text:p>161</text:p>
          </table:table-cell>
          <table:table-cell table:number-columns-repeated="8"/>
          <table:table-cell table:formula="of:=1*(2^([.A133]/12))" office:value-type="float" office:value="10935.0080853609">
            <text:p>10935,0081</text:p>
          </table:table-cell>
          <table:table-cell table:formula="of:=DEC2HEX( [.J133])" office:value-type="string" office:string-value="2AB7">
            <text:p>2AB7</text:p>
          </table:table-cell>
          <table:table-cell table:number-columns-repeated="6"/>
        </table:table-row>
        <table:table-row table:style-name="ro3">
          <table:table-cell table:formula="of:=[.A133]+1" office:value-type="float" office:value="162">
            <text:p>162</text:p>
          </table:table-cell>
          <table:table-cell table:number-columns-repeated="8"/>
          <table:table-cell table:formula="of:=1*(2^([.A134]/12))" office:value-type="float" office:value="11585.2375029604">
            <text:p>11585,2375</text:p>
          </table:table-cell>
          <table:table-cell table:formula="of:=DEC2HEX( [.J134])" office:value-type="string" office:string-value="2D41">
            <text:p>2D41</text:p>
          </table:table-cell>
          <table:table-cell table:number-columns-repeated="6"/>
        </table:table-row>
        <table:table-row table:style-name="ro3">
          <table:table-cell table:formula="of:=[.A134]+1" office:value-type="float" office:value="163">
            <text:p>163</text:p>
          </table:table-cell>
          <table:table-cell table:number-columns-repeated="8"/>
          <table:table-cell table:formula="of:=1*(2^([.A135]/12))" office:value-type="float" office:value="12274.1315737738">
            <text:p>12274,1316</text:p>
          </table:table-cell>
          <table:table-cell table:formula="of:=DEC2HEX( [.J135])" office:value-type="string" office:string-value="2FF2">
            <text:p>2FF2</text:p>
          </table:table-cell>
          <table:table-cell table:number-columns-repeated="6"/>
        </table:table-row>
        <table:table-row table:style-name="ro3">
          <table:table-cell table:formula="of:=[.A135]+1" office:value-type="float" office:value="164">
            <text:p>164</text:p>
          </table:table-cell>
          <table:table-cell table:number-columns-repeated="8"/>
          <table:table-cell table:formula="of:=1*(2^([.A136]/12))" office:value-type="float" office:value="13003.9894177235">
            <text:p>13003,9894</text:p>
          </table:table-cell>
          <table:table-cell table:formula="of:=DEC2HEX( [.J136])" office:value-type="string" office:string-value="32CB">
            <text:p>32CB</text:p>
          </table:table-cell>
          <table:table-cell table:number-columns-repeated="6"/>
        </table:table-row>
        <table:table-row table:style-name="ro3">
          <table:table-cell table:formula="of:=[.A136]+1" office:value-type="float" office:value="165">
            <text:p>165</text:p>
          </table:table-cell>
          <table:table-cell table:number-columns-repeated="8"/>
          <table:table-cell table:formula="of:=1*(2^([.A137]/12))" office:value-type="float" office:value="13777.2468675169">
            <text:p>13777,2469</text:p>
          </table:table-cell>
          <table:table-cell table:formula="of:=DEC2HEX( [.J137])" office:value-type="string" office:string-value="35D1">
            <text:p>35D1</text:p>
          </table:table-cell>
          <table:table-cell table:number-columns-repeated="6"/>
        </table:table-row>
        <table:table-row table:style-name="ro3">
          <table:table-cell table:formula="of:=[.A137]+1" office:value-type="float" office:value="166">
            <text:p>166</text:p>
          </table:table-cell>
          <table:table-cell table:number-columns-repeated="8"/>
          <table:table-cell table:formula="of:=1*(2^([.A138]/12))" office:value-type="float" office:value="14596.4845980113">
            <text:p>14596,4846</text:p>
          </table:table-cell>
          <table:table-cell table:formula="of:=DEC2HEX( [.J138])" office:value-type="string" office:string-value="3904">
            <text:p>3904</text:p>
          </table:table-cell>
          <table:table-cell table:number-columns-repeated="6"/>
        </table:table-row>
        <table:table-row table:style-name="ro3">
          <table:table-cell table:formula="of:=[.A138]+1" office:value-type="float" office:value="167">
            <text:p>167</text:p>
          </table:table-cell>
          <table:table-cell table:number-columns-repeated="8"/>
          <table:table-cell table:formula="of:=1*(2^([.A139]/12))" office:value-type="float" office:value="15464.4367389769">
            <text:p>15464,4367</text:p>
          </table:table-cell>
          <table:table-cell table:formula="of:=DEC2HEX( [.J139])" office:value-type="string" office:string-value="3C68">
            <text:p>3C68</text:p>
          </table:table-cell>
          <table:table-cell table:number-columns-repeated="6"/>
        </table:table-row>
        <table:table-row table:style-name="ro3">
          <table:table-cell table:formula="of:=[.A139]+1" office:value-type="float" office:value="168">
            <text:p>168</text:p>
          </table:table-cell>
          <table:table-cell table:number-columns-repeated="8"/>
          <table:table-cell table:formula="of:=1*(2^([.A140]/12))" office:value-type="float" office:value="16384">
            <text:p>16384</text:p>
          </table:table-cell>
          <table:table-cell table:formula="of:=DEC2HEX( [.J140])" office:value-type="string" office:string-value="4000">
            <text:p>4000</text:p>
          </table:table-cell>
          <table:table-cell table:number-columns-repeated="6"/>
        </table:table-row>
        <table:table-row table:style-name="ro3">
          <table:table-cell table:formula="of:=[.A140]+1" office:value-type="float" office:value="169">
            <text:p>169</text:p>
          </table:table-cell>
          <table:table-cell table:number-columns-repeated="8"/>
          <table:table-cell table:formula="of:=1*(2^([.A141]/12))" office:value-type="float" office:value="17358.2433379827">
            <text:p>17358,2433</text:p>
          </table:table-cell>
          <table:table-cell table:formula="of:=DEC2HEX( [.J141])" office:value-type="string" office:string-value="43CE">
            <text:p>43CE</text:p>
          </table:table-cell>
          <table:table-cell table:number-columns-repeated="6"/>
        </table:table-row>
        <table:table-row table:style-name="ro3">
          <table:table-cell table:formula="of:=[.A141]+1" office:value-type="float" office:value="170">
            <text:p>170</text:p>
          </table:table-cell>
          <table:table-cell table:number-columns-repeated="8"/>
          <table:table-cell table:formula="of:=1*(2^([.A142]/12))" office:value-type="float" office:value="18390.4181995008">
            <text:p>18390,4182</text:p>
          </table:table-cell>
          <table:table-cell table:formula="of:=DEC2HEX( [.J142])" office:value-type="string" office:string-value="47D6">
            <text:p>47D6</text:p>
          </table:table-cell>
          <table:table-cell table:number-columns-repeated="6"/>
        </table:table-row>
        <table:table-row table:style-name="ro3">
          <table:table-cell table:formula="of:=[.A142]+1" office:value-type="float" office:value="171">
            <text:p>171</text:p>
          </table:table-cell>
          <table:table-cell table:number-columns-repeated="8"/>
          <table:table-cell table:formula="of:=1*(2^([.A143]/12))" office:value-type="float" office:value="19483.9693722046">
            <text:p>19483,9694</text:p>
          </table:table-cell>
          <table:table-cell table:formula="of:=DEC2HEX( [.J143])" office:value-type="string" office:string-value="4C1B">
            <text:p>4C1B</text:p>
          </table:table-cell>
          <table:table-cell table:number-columns-repeated="6"/>
        </table:table-row>
        <table:table-row table:style-name="ro3">
          <table:table-cell table:formula="of:=[.A143]+1" office:value-type="float" office:value="172">
            <text:p>172</text:p>
          </table:table-cell>
          <table:table-cell table:number-columns-repeated="8"/>
          <table:table-cell table:formula="of:=1*(2^([.A144]/12))" office:value-type="float" office:value="20642.5464814776">
            <text:p>20642,5465</text:p>
          </table:table-cell>
          <table:table-cell table:formula="of:=DEC2HEX( [.J144])" office:value-type="string" office:string-value="50A2">
            <text:p>50A2</text:p>
          </table:table-cell>
          <table:table-cell table:number-columns-repeated="6"/>
        </table:table-row>
        <table:table-row table:style-name="ro3">
          <table:table-cell table:formula="of:=[.A144]+1" office:value-type="float" office:value="173">
            <text:p>173</text:p>
          </table:table-cell>
          <table:table-cell table:number-columns-repeated="8"/>
          <table:table-cell table:formula="of:=1*(2^([.A145]/12))" office:value-type="float" office:value="21870.0161707218">
            <text:p>21870,0162</text:p>
          </table:table-cell>
          <table:table-cell table:formula="of:=DEC2HEX( [.J145])" office:value-type="string" office:string-value="556E">
            <text:p>556E</text:p>
          </table:table-cell>
          <table:table-cell table:number-columns-repeated="6"/>
        </table:table-row>
        <table:table-row table:style-name="ro3">
          <table:table-cell table:formula="of:=[.A145]+1" office:value-type="float" office:value="174">
            <text:p>174</text:p>
          </table:table-cell>
          <table:table-cell table:number-columns-repeated="8"/>
          <table:table-cell table:formula="of:=1*(2^([.A146]/12))" office:value-type="float" office:value="23170.4750059208">
            <text:p>23170,475</text:p>
          </table:table-cell>
          <table:table-cell table:formula="of:=DEC2HEX( [.J146])" office:value-type="string" office:string-value="5A82">
            <text:p>5A82</text:p>
          </table:table-cell>
          <table:table-cell table:number-columns-repeated="6"/>
        </table:table-row>
        <table:table-row table:style-name="ro3">
          <table:table-cell table:formula="of:=[.A146]+1" office:value-type="float" office:value="175">
            <text:p>175</text:p>
          </table:table-cell>
          <table:table-cell table:number-columns-repeated="8"/>
          <table:table-cell table:formula="of:=1*(2^([.A147]/12))" office:value-type="float" office:value="24548.2631475476">
            <text:p>24548,2631</text:p>
          </table:table-cell>
          <table:table-cell table:formula="of:=DEC2HEX( [.J147])" office:value-type="string" office:string-value="5FE4">
            <text:p>5FE4</text:p>
          </table:table-cell>
          <table:table-cell table:number-columns-repeated="6"/>
        </table:table-row>
        <table:table-row table:style-name="ro3">
          <table:table-cell table:formula="of:=[.A147]+1" office:value-type="float" office:value="176">
            <text:p>176</text:p>
          </table:table-cell>
          <table:table-cell table:number-columns-repeated="8"/>
          <table:table-cell table:formula="of:=1*(2^([.A148]/12))" office:value-type="float" office:value="26007.978835447">
            <text:p>26007,9788</text:p>
          </table:table-cell>
          <table:table-cell table:formula="of:=DEC2HEX( [.J148])" office:value-type="string" office:string-value="6597">
            <text:p>6597</text:p>
          </table:table-cell>
          <table:table-cell table:number-columns-repeated="6"/>
        </table:table-row>
        <table:table-row table:style-name="ro3">
          <table:table-cell table:formula="of:=[.A148]+1" office:value-type="float" office:value="177">
            <text:p>177</text:p>
          </table:table-cell>
          <table:table-cell table:number-columns-repeated="8"/>
          <table:table-cell table:formula="of:=1*(2^([.A149]/12))" office:value-type="float" office:value="27554.4937350337">
            <text:p>27554,4937</text:p>
          </table:table-cell>
          <table:table-cell table:formula="of:=DEC2HEX( [.J149])" office:value-type="string" office:string-value="6BA2">
            <text:p>6BA2</text:p>
          </table:table-cell>
          <table:table-cell table:number-columns-repeated="6"/>
        </table:table-row>
        <table:table-row table:style-name="ro3">
          <table:table-cell table:formula="of:=[.A149]+1" office:value-type="float" office:value="178">
            <text:p>178</text:p>
          </table:table-cell>
          <table:table-cell table:number-columns-repeated="8"/>
          <table:table-cell table:formula="of:=1*(2^([.A150]/12))" office:value-type="float" office:value="29192.9691960227">
            <text:p>29192,9692</text:p>
          </table:table-cell>
          <table:table-cell table:formula="of:=DEC2HEX( [.J150])" office:value-type="string" office:string-value="7208">
            <text:p>7208</text:p>
          </table:table-cell>
          <table:table-cell table:number-columns-repeated="6"/>
        </table:table-row>
        <table:table-row table:style-name="ro3">
          <table:table-cell table:formula="of:=[.A150]+1" office:value-type="float" office:value="179">
            <text:p>179</text:p>
          </table:table-cell>
          <table:table-cell table:number-columns-repeated="8"/>
          <table:table-cell table:formula="of:=1*(2^([.A151]/12))" office:value-type="float" office:value="30928.8734779537">
            <text:p>30928,8735</text:p>
          </table:table-cell>
          <table:table-cell table:formula="of:=DEC2HEX( [.J151])" office:value-type="string" office:string-value="78D0">
            <text:p>78D0</text:p>
          </table:table-cell>
          <table:table-cell table:number-columns-repeated="6"/>
        </table:table-row>
        <table:table-row table:style-name="ro3">
          <table:table-cell table:formula="of:=[.A151]+1" office:value-type="float" office:value="180">
            <text:p>180</text:p>
          </table:table-cell>
          <table:table-cell table:number-columns-repeated="8"/>
          <table:table-cell table:formula="of:=1*(2^([.A152]/12))" office:value-type="float" office:value="32768">
            <text:p>32768</text:p>
          </table:table-cell>
          <table:table-cell table:formula="of:=DEC2HEX( [.J152])" office:value-type="string" office:string-value="8000">
            <text:p>8000</text:p>
          </table:table-cell>
          <table:table-cell table:number-columns-repeated="6"/>
        </table:table-row>
        <table:table-row table:style-name="ro3">
          <table:table-cell table:formula="of:=[.A152]+1" office:value-type="float" office:value="181">
            <text:p>181</text:p>
          </table:table-cell>
          <table:table-cell table:number-columns-repeated="8"/>
          <table:table-cell table:formula="of:=1*(2^([.A153]/12))" office:value-type="float" office:value="34716.4866759654">
            <text:p>34716,4867</text:p>
          </table:table-cell>
          <table:table-cell table:formula="of:=DEC2HEX( [.J153])" office:value-type="string" office:string-value="879C">
            <text:p>879C</text:p>
          </table:table-cell>
          <table:table-cell table:number-columns-repeated="6"/>
        </table:table-row>
        <table:table-row table:style-name="ro3">
          <table:table-cell table:formula="of:=[.A153]+1" office:value-type="float" office:value="182">
            <text:p>182</text:p>
          </table:table-cell>
          <table:table-cell table:number-columns-repeated="8"/>
          <table:table-cell table:formula="of:=1*(2^([.A154]/12))" office:value-type="float" office:value="36780.8363990015">
            <text:p>36780,8364</text:p>
          </table:table-cell>
          <table:table-cell table:formula="of:=DEC2HEX( [.J154])" office:value-type="string" office:string-value="8FAC">
            <text:p>8FAC</text:p>
          </table:table-cell>
          <table:table-cell table:number-columns-repeated="6"/>
        </table:table-row>
        <table:table-row table:style-name="ro3">
          <table:table-cell table:formula="of:=[.A154]+1" office:value-type="float" office:value="183">
            <text:p>183</text:p>
          </table:table-cell>
          <table:table-cell table:number-columns-repeated="8"/>
          <table:table-cell table:formula="of:=1*(2^([.A155]/12))" office:value-type="float" office:value="38967.9387444092">
            <text:p>38967,9387</text:p>
          </table:table-cell>
          <table:table-cell table:formula="of:=DEC2HEX( [.J155])" office:value-type="string" office:string-value="9837">
            <text:p>9837</text:p>
          </table:table-cell>
          <table:table-cell table:number-columns-repeated="6"/>
        </table:table-row>
        <table:table-row table:style-name="ro3">
          <table:table-cell table:formula="of:=[.A155]+1" office:value-type="float" office:value="184">
            <text:p>184</text:p>
          </table:table-cell>
          <table:table-cell table:number-columns-repeated="8"/>
          <table:table-cell table:formula="of:=1*(2^([.A156]/12))" office:value-type="float" office:value="41285.0929629552">
            <text:p>41285,093</text:p>
          </table:table-cell>
          <table:table-cell table:formula="of:=DEC2HEX( [.J156])" office:value-type="string" office:string-value="A145">
            <text:p>A145</text:p>
          </table:table-cell>
          <table:table-cell table:number-columns-repeated="6"/>
        </table:table-row>
        <table:table-row table:style-name="ro3">
          <table:table-cell table:formula="of:=[.A156]+1" office:value-type="float" office:value="185">
            <text:p>185</text:p>
          </table:table-cell>
          <table:table-cell table:number-columns-repeated="8"/>
          <table:table-cell table:formula="of:=1*(2^([.A157]/12))" office:value-type="float" office:value="43740.0323414437">
            <text:p>43740,0323</text:p>
          </table:table-cell>
          <table:table-cell table:formula="of:=DEC2HEX( [.J157])" office:value-type="string" office:string-value="AADC">
            <text:p>AADC</text:p>
          </table:table-cell>
          <table:table-cell table:number-columns-repeated="6"/>
        </table:table-row>
        <table:table-row table:style-name="ro3">
          <table:table-cell table:formula="of:=[.A157]+1" office:value-type="float" office:value="186">
            <text:p>186</text:p>
          </table:table-cell>
          <table:table-cell table:number-columns-repeated="8"/>
          <table:table-cell table:formula="of:=1*(2^([.A158]/12))" office:value-type="float" office:value="46340.9500118416">
            <text:p>46340,95</text:p>
          </table:table-cell>
          <table:table-cell table:formula="of:=DEC2HEX( [.J158])" office:value-type="string" office:string-value="B504">
            <text:p>B504</text:p>
          </table:table-cell>
          <table:table-cell table:number-columns-repeated="6"/>
        </table:table-row>
        <table:table-row table:style-name="ro3">
          <table:table-cell table:formula="of:=[.A158]+1" office:value-type="float" office:value="187">
            <text:p>187</text:p>
          </table:table-cell>
          <table:table-cell table:number-columns-repeated="8"/>
          <table:table-cell table:formula="of:=1*(2^([.A159]/12))" office:value-type="float" office:value="49096.5262950951">
            <text:p>49096,5263</text:p>
          </table:table-cell>
          <table:table-cell table:formula="of:=DEC2HEX( [.J159])" office:value-type="string" office:string-value="BFC8">
            <text:p>BFC8</text:p>
          </table:table-cell>
          <table:table-cell table:number-columns-repeated="6"/>
        </table:table-row>
        <table:table-row table:style-name="ro3">
          <table:table-cell table:formula="of:=[.A159]+1" office:value-type="float" office:value="188">
            <text:p>188</text:p>
          </table:table-cell>
          <table:table-cell table:number-columns-repeated="8"/>
          <table:table-cell table:formula="of:=1*(2^([.A160]/12))" office:value-type="float" office:value="52015.9576708939">
            <text:p>52015,9577</text:p>
          </table:table-cell>
          <table:table-cell table:formula="of:=DEC2HEX( [.J160])" office:value-type="string" office:string-value="CB2F">
            <text:p>CB2F</text:p>
          </table:table-cell>
          <table:table-cell table:number-columns-repeated="6"/>
        </table:table-row>
        <table:table-row table:style-name="ro3">
          <table:table-cell table:formula="of:=[.A160]+1" office:value-type="float" office:value="189">
            <text:p>189</text:p>
          </table:table-cell>
          <table:table-cell table:number-columns-repeated="8"/>
          <table:table-cell table:formula="of:=1*(2^([.A161]/12))" office:value-type="float" office:value="55108.9874700674">
            <text:p>55108,9875</text:p>
          </table:table-cell>
          <table:table-cell table:formula="of:=DEC2HEX( [.J161])" office:value-type="string" office:string-value="D744">
            <text:p>D744</text:p>
          </table:table-cell>
          <table:table-cell table:number-columns-repeated="6"/>
        </table:table-row>
        <table:table-row table:style-name="ro3">
          <table:table-cell table:formula="of:=[.A161]+1" office:value-type="float" office:value="190">
            <text:p>190</text:p>
          </table:table-cell>
          <table:table-cell table:number-columns-repeated="8"/>
          <table:table-cell table:formula="of:=1*(2^([.A162]/12))" office:value-type="float" office:value="58385.9383920453">
            <text:p>58385,9384</text:p>
          </table:table-cell>
          <table:table-cell table:formula="of:=DEC2HEX( [.J162])" office:value-type="string" office:string-value="E411">
            <text:p>E411</text:p>
          </table:table-cell>
          <table:table-cell table:number-columns-repeated="6"/>
        </table:table-row>
        <table:table-row table:style-name="ro3">
          <table:table-cell table:formula="of:=[.A162]+1" office:value-type="float" office:value="191">
            <text:p>191</text:p>
          </table:table-cell>
          <table:table-cell table:number-columns-repeated="8"/>
          <table:table-cell table:formula="of:=1*(2^([.A163]/12))" office:value-type="float" office:value="61857.7469559074">
            <text:p>61857,747</text:p>
          </table:table-cell>
          <table:table-cell table:formula="of:=DEC2HEX( [.J163])" office:value-type="string" office:string-value="F1A1">
            <text:p>F1A1</text:p>
          </table:table-cell>
          <table:table-cell table:number-columns-repeated="6"/>
        </table:table-row>
        <table:table-row table:style-name="ro3">
          <table:table-cell table:formula="of:=[.A163]+1" office:value-type="float" office:value="192">
            <text:p>192</text:p>
          </table:table-cell>
          <table:table-cell table:number-columns-repeated="8"/>
          <table:table-cell table:formula="of:=1*(2^([.A164]/12))" office:value-type="float" office:value="65536">
            <text:p>65536</text:p>
          </table:table-cell>
          <table:table-cell table:formula="of:=DEC2HEX( [.J164])" office:value-type="string" office:string-value="10000">
            <text:p>10000</text:p>
          </table:table-cell>
          <table:table-cell table:number-columns-repeated="6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7cm"/>
      <style:text-properties style:font-name="Arial" fo:language="da" fo:country="D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/>
    </number:number-style>
    <number:number-style style:name="N109">
      <number:number number:decimal-places="12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9">09-12-2012</text:date>, <text:time>18:14:5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Brown</meta:initial-creator>
    <meta:creation-date>2010-08-10T21:12:25</meta:creation-date>
    <meta:generator>OpenOffice.org/3.4$Win32 OpenOffice.org_project/340m1$Build-9590</meta:generator>
    <dc:date>2012-12-09T18:14:50.63</dc:date>
    <meta:editing-duration>P2DT3H7M21S</meta:editing-duration>
    <meta:editing-cycles>17</meta:editing-cycles>
    <meta:document-statistic meta:table-count="3" meta:cell-count="1460" meta:object-count="0"/>
  </office:meta>
</office:document-meta>
</file>